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1.763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77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551cm" fo:min-width="1.336cm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45cm" fo:min-width="5.1cm"/>
    </style:style>
    <style:style style:name="gr1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6.5cm"/>
    </style:style>
    <style:style style:name="gr20" style:family="graphic" style:parent-style-name="standard">
      <style:graphic-properties draw:textarea-horizontal-align="justify" draw:textarea-vertical-align="middle" draw:auto-grow-height="false" fo:min-height="0.15cm" fo:min-width="0.9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23" style:family="graphic" style:parent-style-name="standard">
      <style:graphic-properties draw:textarea-horizontal-align="justify" draw:textarea-vertical-align="middle" draw:auto-grow-height="false" fo:min-height="0.351cm" fo:min-width="0.301cm"/>
    </style:style>
    <style:style style:name="gr24" style:family="graphic" style:parent-style-name="standard">
      <style:graphic-properties draw:textarea-horizontal-align="justify" draw:textarea-vertical-align="middle" draw:auto-grow-height="false" fo:min-height="0.551cm" fo:min-width="0.501cm"/>
    </style:style>
    <style:style style:name="gr2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7.85cm" fo:min-width="9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7cm"/>
    </style:style>
    <style:style style:name="gr28" style:family="graphic" style:parent-style-name="standard">
      <style:graphic-properties draw:textarea-horizontal-align="justify" draw:textarea-vertical-align="middle" draw:auto-grow-height="false" fo:min-height="0.15cm" fo:min-width="1.2cm"/>
    </style:style>
    <style:style style:name="gr29" style:family="graphic" style:parent-style-name="standard">
      <style:graphic-properties draw:textarea-horizontal-align="justify" draw:textarea-vertical-align="middle" draw:auto-grow-height="false" fo:min-height="0.751cm" fo:min-width="0.43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2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08cm"/>
    </style:style>
    <style:style style:name="gr3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6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1.818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75cm" fo:min-width="2.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4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4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2.16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5cm" fo:min-width="2.843cm"/>
    </style:style>
    <style:style style:name="gr4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textarea-vertical-align="middle"/>
    </style:style>
    <style:style style:name="gr46" style:family="graphic" style:parent-style-name="standard">
      <style:graphic-properties svg:stroke-color="#ffffff" svg:stroke-opacity="0%" draw:fill="none" draw:fill-color="#ffffff" draw:opacity="100%" draw:textarea-horizontal-align="justify" draw:textarea-vertical-align="middle" draw:auto-grow-height="false" fo:min-height="0.55cm" fo:min-width="0.5cm"/>
    </style:style>
    <style:style style:name="gr47" style:family="graphic" style:parent-style-name="standard">
      <style:graphic-properties svg:stroke-color="#ffffff" svg:stroke-opacity="0%" draw:fill="none" draw:textarea-horizontal-align="justify" draw:textarea-vertical-align="middle" draw:auto-grow-height="false" fo:min-height="0.55cm" fo:min-width="0.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5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58cm"/>
    </style:style>
    <style:style style:name="gr51" style:family="graphic" style:parent-style-name="standard">
      <style:graphic-properties draw:stroke="dash" draw:stroke-dash="Fine_20_Dashed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7cm"/>
    </style:style>
    <style:style style:name="gr5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5cm" fo:min-width="0.9cm"/>
    </style:style>
    <style:style style:name="gr54" style:family="graphic" style:parent-style-name="standard">
      <style:graphic-properties draw:textarea-horizontal-align="justify" draw:textarea-vertical-align="middle" draw:auto-grow-height="false" fo:min-height="0.15cm" fo:min-width="0.7cm"/>
    </style:style>
    <style:style style:name="gr55" style:family="graphic" style:parent-style-name="standard">
      <style:graphic-properties draw:textarea-horizontal-align="justify" draw:textarea-vertical-align="middle" draw:auto-grow-height="false" fo:min-height="0.45cm" fo:min-width="0.6cm"/>
    </style:style>
    <style:style style:name="gr56" style:family="graphic" style:parent-style-name="standard">
      <style:graphic-properties draw:textarea-horizontal-align="justify" draw:textarea-vertical-align="middle" draw:auto-grow-height="false" fo:min-height="0.15cm" fo:min-width="0.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0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6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793cm"/>
    </style:style>
    <style:style style:name="gr6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5cm" fo:min-width="5.5cm"/>
    </style:style>
    <style:style style:name="gr6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5cm" fo:min-width="1.6cm"/>
    </style:style>
    <style:style style:name="gr62" style:family="graphic" style:parent-style-name="standard">
      <style:graphic-properties draw:textarea-horizontal-align="justify" draw:textarea-vertical-align="middle" draw:auto-grow-height="false" fo:min-height="0.489cm" fo:min-width="2.201cm"/>
    </style:style>
    <style:style style:name="gr63" style:family="graphic" style:parent-style-name="standard">
      <style:graphic-properties draw:textarea-horizontal-align="justify" draw:textarea-vertical-align="middle" draw:auto-grow-height="false" fo:min-height="1.45cm" fo:min-width="1.022cm"/>
    </style:style>
    <style:style style:name="gr6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5cm" fo:min-width="1.5cm"/>
    </style:style>
    <style:style style:name="gr65" style:family="graphic" style:parent-style-name="standard">
      <style:graphic-properties svg:stroke-color="#ff3333" draw:fill="none" draw:fill-color="#000000" draw:textarea-horizontal-align="justify" draw:textarea-vertical-align="middle" draw:auto-grow-height="false" fo:min-height="6.75cm" fo:min-width="9.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628cm"/>
    </style:style>
    <style:style style:name="gr67" style:family="graphic" style:parent-style-name="standard">
      <style:graphic-properties svg:stroke-width="0.035cm" svg:stroke-color="#006600" draw:marker-start-width="0.252cm" draw:marker-end-width="0.252cm" draw:fill="none" draw:fill-color="#000000" draw:textarea-horizontal-align="justify" draw:textarea-vertical-align="middle" draw:auto-grow-height="false" fo:min-height="6.378cm" fo:min-width="2.466cm" fo:padding-top="0.142cm" fo:padding-bottom="0.142cm" fo:padding-left="0.267cm" fo:padding-right="0.26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</style:style>
    <style:style style:name="gr69" style:family="graphic" style:parent-style-name="standard">
      <style:graphic-properties svg:stroke-width="0.035cm" svg:stroke-color="#0000cc" draw:marker-start-width="0.252cm" draw:marker-end-width="0.252cm" draw:fill="none" draw:fill-color="#000000" draw:textarea-horizontal-align="justify" draw:textarea-vertical-align="middle" draw:auto-grow-height="false" fo:min-height="10.278cm" fo:min-width="1.966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0000cc" draw:marker-start-width="0.252cm" draw:marker-end-width="0.252cm" draw:fill="none" draw:fill-color="#000000" draw:textarea-horizontal-align="justify" draw:textarea-vertical-align="middle" draw:auto-grow-height="false" fo:min-height="3.416cm" fo:min-width="15.266cm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85cm"/>
    </style:style>
    <style:style style:name="gr7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1.6cm"/>
    </style:style>
    <style:style style:name="gr7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5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9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6.356cm"/>
    </style:style>
    <style:style style:name="gr78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79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80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81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3.668cm"/>
    </style:style>
    <style:style style:name="gr82" style:family="graphic" style:parent-style-name="standard">
      <style:graphic-properties draw:fill="solid" draw:fill-color="#193300" draw:textarea-horizontal-align="justify" draw:textarea-vertical-align="middle" draw:auto-grow-height="false" fo:min-height="1.602cm" fo:min-width="4.408cm"/>
    </style:style>
    <style:style style:name="gr83" style:family="graphic" style:parent-style-name="standard">
      <style:graphic-properties draw:fill="solid" draw:fill-color="#ffff66" draw:textarea-horizontal-align="justify" draw:textarea-vertical-align="middle" draw:auto-grow-height="false" fo:min-height="1.602cm" fo:min-width="4.13cm"/>
    </style:style>
    <style:style style:name="gr84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4.038cm"/>
    </style:style>
    <style:style style:name="gr85" style:family="graphic" style:parent-style-name="standard">
      <style:graphic-properties draw:fill="none" draw:textarea-horizontal-align="justify" draw:textarea-vertical-align="middle" draw:auto-grow-height="false" fo:min-height="0.3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8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 fo:padding-top="0cm" fo:padding-bottom="0cm" fo:padding-left="0cm" fo:padding-right="0cm"/>
    </style:style>
    <style:style style:name="gr89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90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3.177cm"/>
    </style:style>
    <style:style style:name="gr92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93" style:family="graphic" style:parent-style-name="objectwithoutfill">
      <style:graphic-properties draw:marker-end-width="0.3cm" draw:fill="none" draw:textarea-vertical-align="middle"/>
    </style:style>
    <style:style style:name="gr94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95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96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97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98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99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101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102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gr104" style:family="graphic" style:parent-style-name="objectwithoutfill">
      <style:graphic-properties draw:fill="none" draw:textarea-horizontal-align="center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739cm"/>
    </style:style>
    <style:style style:name="gr10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3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.272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78cm"/>
    </style:style>
    <style:style style:name="gr110" style:family="graphic" style:parent-style-name="objectwithoutfill">
      <style:graphic-properties draw:fill="none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.542cm"/>
    </style:style>
    <style:style style:name="gr112" style:family="graphic" style:parent-style-name="standard">
      <style:graphic-properties draw:fill="none" draw:textarea-horizontal-align="justify" draw:textarea-vertical-align="middle" draw:auto-grow-height="false" fo:min-height="0.301cm" fo:min-width="2.001cm"/>
    </style:style>
    <style:style style:name="gr113" style:family="graphic" style:parent-style-name="standard">
      <style:graphic-properties draw:fill="none" draw:textarea-horizontal-align="justify" draw:textarea-vertical-align="middle" draw:auto-grow-height="false" fo:min-height="0.35cm" fo:min-width="2.05cm"/>
    </style:style>
    <style:style style:name="gr114" style:family="graphic" style:parent-style-name="standard">
      <style:graphic-properties draw:fill="none" draw:textarea-horizontal-align="justify" draw:textarea-vertical-align="middle" draw:auto-grow-height="false" fo:min-height="0.3cm" fo:min-width="0cm"/>
    </style:style>
    <style:style style:name="gr115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116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3.76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688cm"/>
    </style:style>
    <style:style style:name="gr118" style:family="graphic" style:parent-style-name="standard">
      <style:graphic-properties draw:fill-color="#000000" draw:textarea-horizontal-align="justify" draw:textarea-vertical-align="middle" draw:auto-grow-height="false" fo:min-height="0.032cm" fo:min-width="0cm"/>
    </style:style>
    <style:style style:name="gr119" style:family="graphic" style:parent-style-name="standard">
      <style:graphic-properties draw:stroke="none" svg:stroke-color="#000000" draw:fill="none" draw:fill-color="#ffffff" draw:auto-grow-height="false" draw:auto-grow-width="true" fo:min-height="13.321cm" fo:min-width="4.688cm"/>
    </style:style>
    <style:style style:name="gr120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21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2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24" style:family="graphic" style:parent-style-name="standard">
      <style:graphic-properties draw:textarea-horizontal-align="justify" draw:textarea-vertical-align="middle" draw:auto-grow-height="false" fo:min-height="1.55cm" fo:min-width="0.168cm"/>
    </style:style>
    <style:style style:name="gr125" style:family="graphic" style:parent-style-name="standard">
      <style:graphic-properties draw:textarea-horizontal-align="justify" draw:textarea-vertical-align="middle" draw:auto-grow-height="false" fo:min-height="1.75cm" fo:min-width="0.498cm"/>
    </style:style>
    <style:style style:name="gr126" style:family="graphic" style:parent-style-name="standard">
      <style:graphic-properties draw:textarea-horizontal-align="justify" draw:textarea-vertical-align="middle" draw:auto-grow-height="false" fo:min-height="0.331cm" fo:min-width="1.901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81cm"/>
    </style:style>
    <style:style style:name="gr128" style:family="graphic" style:parent-style-name="standard">
      <style:graphic-properties draw:fill-color="#ffffff" draw:textarea-horizontal-align="justify" draw:textarea-vertical-align="top" draw:auto-grow-height="false" fo:min-height="1.75cm" fo:min-width="3.5cm"/>
    </style:style>
    <style:style style:name="gr129" style:family="graphic" style:parent-style-name="standard">
      <style:graphic-properties draw:textarea-horizontal-align="justify" draw:textarea-vertical-align="middle" draw:auto-grow-height="false" fo:min-height="0.351cm" fo:min-width="0.418cm"/>
    </style:style>
    <style:style style:name="gr130" style:family="graphic" style:parent-style-name="standard">
      <style:graphic-properties draw:textarea-horizontal-align="justify" draw:textarea-vertical-align="middle" draw:auto-grow-height="false" fo:min-height="0.351cm" fo:min-width="1.49cm"/>
    </style:style>
    <style:style style:name="gr131" style:family="graphic" style:parent-style-name="standard">
      <style:graphic-properties draw:textarea-horizontal-align="justify" draw:textarea-vertical-align="middle" draw:auto-grow-height="false" fo:min-height="0.351cm" fo:min-width="1.03cm"/>
    </style:style>
    <style:style style:name="gr132" style:family="graphic" style:parent-style-name="standard">
      <style:graphic-properties draw:textarea-horizontal-align="justify" draw:textarea-vertical-align="middle" draw:auto-grow-height="false" fo:min-height="0.151cm" fo:min-width="0.158cm"/>
    </style:style>
    <style:style style:name="gr133" style:family="graphic" style:parent-style-name="standard">
      <style:graphic-properties draw:fill="none" draw:fill-color="#ffffff" draw:textarea-horizontal-align="justify" draw:textarea-vertical-align="top" draw:auto-grow-height="false" fo:min-height="6.75cm" fo:min-width="8cm"/>
    </style:style>
    <style:style style:name="gr134" style:family="graphic" style:parent-style-name="standard">
      <style:graphic-properties draw:textarea-horizontal-align="justify" draw:textarea-vertical-align="middle" draw:auto-grow-height="false" fo:min-height="0.151cm" fo:min-width="0.696cm"/>
    </style:style>
    <style:style style:name="gr135" style:family="graphic" style:parent-style-name="standard">
      <style:graphic-properties draw:textarea-horizontal-align="justify" draw:textarea-vertical-align="middle" draw:auto-grow-height="false" fo:min-height="0.351cm" fo:min-width="0.724cm"/>
    </style:style>
    <style:style style:name="gr136" style:family="graphic" style:parent-style-name="standard">
      <style:graphic-properties draw:textarea-horizontal-align="justify" draw:textarea-vertical-align="middle" draw:auto-grow-height="false" fo:min-height="0.15cm" fo:min-width="0.6cm"/>
    </style:style>
    <style:style style:name="gr137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843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215cm"/>
    </style:style>
    <style:style style:name="gr140" style:family="graphic" style:parent-style-name="standard">
      <style:graphic-properties svg:stroke-color="#000000" draw:textarea-vertical-align="middl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546cm"/>
    </style:style>
    <style:style style:name="gr142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097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47" style:family="graphic" style:parent-style-name="standard">
      <style:graphic-properties draw:textarea-horizontal-align="justify" draw:textarea-vertical-align="middle" draw:auto-grow-height="false" fo:min-height="0.151cm" fo:min-width="0.276cm"/>
    </style:style>
    <style:style style:name="gr14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9.5cm"/>
    </style:style>
    <style:style style:name="gr14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5cm" fo:min-width="2.1cm"/>
    </style:style>
    <style:style style:name="gr15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45cm" fo:min-width="3.5cm"/>
    </style:style>
    <style:style style:name="gr15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53cm" fo:min-width="9.5cm"/>
    </style:style>
    <style:style style:name="gr152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13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88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4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56cm" fo:min-width="2.999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4cm"/>
    </style:style>
    <style:style style:name="gr159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551cm" fo:min-width="1.336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49cm"/>
    </style:style>
    <style:style style:name="gr161" style:family="graphic" style:parent-style-name="standard">
      <style:graphic-properties draw:fill-color="#000000" draw:textarea-horizontal-align="justify" draw:textarea-vertical-align="middle" draw:auto-grow-height="false" fo:min-height="0.033cm" fo:min-width="0cm"/>
    </style:style>
    <style:style style:name="gr162" style:family="graphic" style:parent-style-name="standard">
      <style:graphic-properties draw:fill="none" draw:textarea-horizontal-align="justify" draw:textarea-vertical-align="middle" draw:auto-grow-height="false" fo:min-height="0.95cm" fo:min-width="2.5cm"/>
    </style:style>
    <style:style style:name="gr163" style:family="graphic" style:parent-style-name="standard">
      <style:graphic-properties draw:marker-end="Arrow" draw:textarea-vertical-align="middle"/>
    </style:style>
    <style:style style:name="gr16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65cm" fo:min-width="4.7cm"/>
    </style:style>
    <style:style style:name="gr16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85cm" fo:min-width="5.8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88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cm"/>
    </style:style>
    <style:style style:name="gr169" style:family="graphic" style:parent-style-name="objectwithoutfill">
      <style:graphic-properties draw:stroke="dash" draw:stroke-dash="Fine_20_Dashed" draw:marker-end-width="0.3cm" draw:fill="none" draw:textarea-vertical-align="middle"/>
    </style:style>
    <style:style style:name="gr170" style:family="graphic" style:parent-style-name="standard">
      <style:graphic-properties draw:fill="none" draw:textarea-horizontal-align="justify" draw:textarea-vertical-align="middle" draw:auto-grow-height="false" fo:min-height="1.175cm" fo:min-width="7.1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48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173" style:family="graphic" style:parent-style-name="standard">
      <style:graphic-properties draw:fill="none" draw:textarea-horizontal-align="justify" draw:textarea-vertical-align="middle" draw:auto-grow-height="false" fo:min-height="2.65cm" fo:min-width="5.1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4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399cm"/>
    </style:style>
    <style:style style:name="gr177" style:family="graphic" style:parent-style-name="standard">
      <style:graphic-properties draw:fill="none" draw:fill-color="#ffffff" draw:textarea-horizontal-align="justify" draw:textarea-vertical-align="top" draw:auto-grow-height="false" fo:min-height="7.75cm" fo:min-width="8.6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063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89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3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29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88cm"/>
    </style:style>
    <style:style style:name="gr185" style:family="graphic" style:parent-style-name="standard">
      <style:graphic-properties draw:fill="none" draw:textarea-horizontal-align="justify" draw:textarea-vertical-align="middle" draw:auto-grow-height="false" fo:min-height="2.15cm" fo:min-width="4.3cm"/>
    </style:style>
    <style:style style:name="gr18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5.5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0.988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2.483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18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1.598cm"/>
    </style:style>
    <style:style style:name="gr19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11.6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5.624cm"/>
    </style:style>
    <style:style style:name="gr193" style:family="graphic" style:parent-style-name="standard">
      <style:graphic-properties draw:textarea-horizontal-align="justify" draw:textarea-vertical-align="middle" draw:auto-grow-height="false" fo:min-height="0.15cm" fo:min-width="1.3cm"/>
    </style:style>
    <style:style style:name="P1" style:family="paragraph">
      <loext:graphic-properties draw:fill="none"/>
      <style:paragraph-properties fo:text-align="center"/>
      <style:text-properties fo:font-size="14pt" style:font-size-asian="14pt" style:language-asian="zh" style:country-asian="CN" style:font-size-complex="18pt"/>
    </style:style>
    <style:style style:name="P2" style:family="paragraph">
      <loext:graphic-properties draw:fill="none" draw:fill-color="#ffffff"/>
      <style:text-properties fo:font-size="18pt" style:font-size-asian="18pt" style:language-asian="zh" style:country-asian="CN" style:font-size-complex="18pt"/>
    </style:style>
    <style:style style:name="P3" style:family="paragraph">
      <style:paragraph-properties fo:text-align="center"/>
      <style:text-properties fo:font-size="14pt" style:font-size-asian="14pt" style:language-asian="zh" style:country-asian="CN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style:font-size-asian="18pt" style:language-asian="zh" style:country-asian="CN" style:font-size-complex="18pt"/>
    </style:style>
    <style:style style:name="P6" style:family="paragraph">
      <loext:graphic-properties draw:fill="none" draw:fill-color="#ffffff"/>
      <style:text-properties fo:font-size="9pt" style:font-size-asian="9pt" style:language-asian="zh" style:country-asian="CN" style:font-size-complex="9pt"/>
    </style:style>
    <style:style style:name="P7" style:family="paragraph">
      <style:paragraph-properties fo:text-align="center"/>
      <style:text-properties fo:font-size="9pt" style:font-size-asian="14pt" style:language-asian="zh" style:country-asian="CN" style:font-size-complex="18pt"/>
    </style:style>
    <style:style style:name="P8" style:family="paragraph">
      <loext:graphic-properties draw:fill="none"/>
      <style:paragraph-properties fo:text-align="center"/>
      <style:text-properties style:language-asian="zh" style:country-asian="CN"/>
    </style:style>
    <style:style style:name="P9" style:family="paragraph">
      <loext:graphic-properties draw:fill="none" draw:fill-color="#ffffff"/>
      <style:text-properties fo:font-size="14pt" style:font-size-asian="14pt" style:language-asian="zh" style:country-asian="CN" style:font-size-complex="1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language-asian="zh" style:country-asian="CN"/>
    </style:style>
    <style:style style:name="P12" style:family="paragraph">
      <loext:graphic-properties draw:fill-color="#000000"/>
      <style:paragraph-properties fo:text-align="center"/>
      <style:text-properties style:language-asian="zh" style:country-asian="CN"/>
    </style:style>
    <style:style style:name="P13" style:family="paragraph">
      <loext:graphic-properties draw:fill="none" draw:fill-color="#ffffff"/>
      <style:text-properties fo:color="#000000" fo:font-size="14pt" style:font-size-asian="14pt" style:font-size-complex="18pt"/>
    </style:style>
    <style:style style:name="P14" style:family="paragraph">
      <loext:graphic-properties draw:fill="none"/>
      <style:paragraph-properties fo:text-align="center"/>
      <style:text-properties fo:color="#ff3333" fo:font-size="14pt"/>
    </style:style>
    <style:style style:name="P15" style:family="paragraph">
      <loext:graphic-properties draw:fill="none" draw:fill-color="#000000"/>
      <style:paragraph-properties fo:text-align="center"/>
      <style:text-properties fo:color="#ff3333" fo:font-size="14pt" style:font-size-asian="14pt" style:font-size-complex="18pt"/>
    </style:style>
    <style:style style:name="P16" style:family="paragraph">
      <loext:graphic-properties draw:fill="none"/>
      <style:paragraph-properties fo:text-align="center"/>
      <style:text-properties fo:font-size="10.5pt" style:font-size-asian="10.5pt" style:font-size-complex="18pt"/>
    </style:style>
    <style:style style:name="P17" style:family="paragraph">
      <style:paragraph-properties fo:text-align="center"/>
      <style:text-properties fo:font-size="10.5pt" style:font-size-asian="10.5pt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color="#ff3333" fo:font-size="14pt" style:font-size-asian="14pt" style:font-size-complex="18pt"/>
    </style:style>
    <style:style style:name="P2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/>
      <style:paragraph-properties fo:text-align="end"/>
      <style:text-properties fo:color="#ff3333"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color="#000000" fo:font-size="14pt" style:font-size-asian="14pt" style:font-size-complex="18pt"/>
    </style:style>
    <style:style style:name="P24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8pt"/>
    </style:style>
    <style:style style:name="P25" style:family="paragraph">
      <loext:graphic-properties draw:fill="none" draw:fill-color="#ffffff"/>
      <style:paragraph-properties fo:text-align="center"/>
      <style:text-properties fo:color="#ff3333" fo:font-size="14pt" style:font-size-asian="14pt" style:font-size-complex="18pt"/>
    </style:style>
    <style:style style:name="P26" style:family="paragraph">
      <loext:graphic-properties draw:fill="none" draw:fill-color="#ffffff"/>
      <style:text-properties fo:font-size="14pt"/>
    </style:style>
    <style:style style:name="P27" style:family="paragraph">
      <loext:graphic-properties draw:fill-color="#000000"/>
      <style:paragraph-properties fo:text-align="center"/>
      <style:text-properties fo:font-size="10.5pt" style:font-size-asian="10.5pt" style:font-size-complex="18pt"/>
    </style:style>
    <style:style style:name="P28" style:family="paragraph">
      <loext:graphic-properties draw:fill="none" draw:fill-color="#ffffff" draw:opacity="100%"/>
      <style:paragraph-properties fo:text-align="center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 draw:fill-color="#ffffff"/>
      <style:text-properties fo:font-size="22pt" fo:font-weight="bold" style:font-size-asian="16pt" style:font-weight-asian="bold" style:font-size-complex="16pt" style:font-weight-complex="bold"/>
    </style:style>
    <style:style style:name="P32" style:family="paragraph">
      <loext:graphic-properties draw:fill="none" draw:fill-color="#ffffff"/>
      <style:text-properties fo:font-size="36pt" style:font-size-asian="36pt" style:language-asian="zh" style:country-asian="CN" style:font-size-complex="36pt"/>
    </style:style>
    <style:style style:name="P33" style:family="paragraph">
      <style:paragraph-properties fo:text-align="center"/>
      <style:text-properties style:font-size-asian="18pt" style:language-asian="zh" style:country-asian="CN"/>
    </style:style>
    <style:style style:name="P34" style:family="paragraph">
      <loext:graphic-properties draw:fill="none"/>
      <style:paragraph-properties fo:text-align="center"/>
      <style:text-properties style:font-size-asian="18pt" style:language-asian="zh" style:country-asian="CN"/>
    </style:style>
    <style:style style:name="P35" style:family="paragraph">
      <loext:graphic-properties draw:fill="solid" draw:fill-color="#999999"/>
      <style:paragraph-properties fo:text-align="start"/>
      <style:text-properties style:language-asian="zh" style:country-asian="CN"/>
    </style:style>
    <style:style style:name="P36" style:family="paragraph">
      <loext:graphic-properties draw:fill="solid" draw:fill-color="#193300"/>
      <style:paragraph-properties fo:text-align="start"/>
      <style:text-properties style:language-asian="zh" style:country-asian="CN"/>
    </style:style>
    <style:style style:name="P37" style:family="paragraph">
      <loext:graphic-properties draw:fill="solid" draw:fill-color="#ffff66"/>
      <style:paragraph-properties fo:text-align="start"/>
      <style:text-properties style:language-asian="zh" style:country-asian="CN"/>
    </style:style>
    <style:style style:name="P38" style:family="paragraph">
      <loext:graphic-properties draw:fill="none" draw:fill-color="#ffffff"/>
      <style:text-properties style:language-asian="zh" style:country-asian="CN"/>
    </style:style>
    <style:style style:name="P39" style:family="paragraph">
      <style:paragraph-properties fo:text-align="start"/>
      <style:text-properties style:language-asian="zh" style:country-asian="CN"/>
    </style:style>
    <style:style style:name="P40" style:family="paragraph">
      <loext:graphic-properties draw:fill="none" draw:fill-color="#ffffff"/>
      <style:paragraph-properties fo:text-align="start"/>
      <style:text-properties style:language-asian="zh" style:country-asian="CN"/>
    </style:style>
    <style:style style:name="P41" style:family="paragraph">
      <loext:graphic-properties draw:fill="solid" draw:fill-color="#dddddd"/>
      <style:text-properties style:language-asian="zh" style:country-asian="CN"/>
    </style:style>
    <style:style style:name="P42" style:family="paragraph">
      <loext:graphic-properties draw:fill="none" draw:fill-color="#ffffff"/>
      <style:text-properties fo:font-size="10.5pt" style:font-size-asian="10.5pt" style:language-asian="zh" style:country-asian="CN" style:font-size-complex="10.5pt"/>
    </style:style>
    <style:style style:name="P43" style:family="paragraph">
      <style:paragraph-properties fo:text-align="center"/>
      <style:text-properties fo:font-size="14pt" style:font-size-asian="18pt" style:language-asian="zh" style:country-asian="CN"/>
    </style:style>
    <style:style style:name="P44" style:family="paragraph">
      <loext:graphic-properties draw:fill="none"/>
      <style:paragraph-properties fo:text-align="center"/>
      <style:text-properties fo:font-size="14pt" style:font-size-asian="18pt" style:language-asian="zh" style:country-asian="CN"/>
    </style:style>
    <style:style style:name="P45" style:family="paragraph">
      <style:paragraph-properties fo:text-align="center"/>
      <style:text-properties fo:font-size="14pt" style:language-asian="zh" style:country-asian="CN"/>
    </style:style>
    <style:style style:name="P46" style:family="paragraph">
      <loext:graphic-properties draw:fill="solid" draw:fill-color="#999999"/>
      <style:paragraph-properties fo:text-align="start"/>
      <style:text-properties fo:font-size="14pt" style:language-asian="zh" style:country-asian="CN"/>
    </style:style>
    <style:style style:name="P47" style:family="paragraph">
      <loext:graphic-properties draw:fill="solid" draw:fill-color="#193300"/>
      <style:paragraph-properties fo:text-align="start"/>
      <style:text-properties fo:font-size="14pt" style:language-asian="zh" style:country-asian="CN"/>
    </style:style>
    <style:style style:name="P48" style:family="paragraph">
      <loext:graphic-properties draw:fill="solid" draw:fill-color="#ffff66"/>
      <style:paragraph-properties fo:text-align="start"/>
      <style:text-properties fo:font-size="14pt" style:language-asian="zh" style:country-asian="CN"/>
    </style:style>
    <style:style style:name="P49" style:family="paragraph">
      <loext:graphic-properties draw:fill="none" draw:fill-color="#ffffff"/>
      <style:paragraph-properties fo:text-align="center"/>
      <style:text-properties fo:font-size="14pt"/>
    </style:style>
    <style:style style:name="P50" style:family="paragraph">
      <style:paragraph-properties fo:text-align="center"/>
      <style:text-properties style:font-size-asian="14pt" style:language-asian="zh" style:country-asian="CN"/>
    </style:style>
    <style:style style:name="P51" style:family="paragraph">
      <loext:graphic-properties draw:fill="none" draw:fill-color="#ffffff"/>
      <style:text-properties fo:font-size="14pt" style:language-asian="zh" style:country-asian="CN"/>
    </style:style>
    <style:style style:name="P52" style:family="paragraph">
      <loext:graphic-properties draw:fill="none" draw:fill-color="#ffffff"/>
      <style:text-properties fo:font-size="10.5pt" style:font-size-asian="10.5pt" style:font-size-complex="18pt"/>
    </style:style>
    <style:style style:name="P53" style:family="paragraph">
      <loext:graphic-properties draw:fill-color="#ffffff"/>
      <style:paragraph-properties fo:text-align="center"/>
      <style:text-properties fo:color="#ff3333" fo:font-size="14pt" style:font-size-asian="14pt" style:font-size-complex="14pt"/>
    </style:style>
    <style:style style:name="P54" style:family="paragraph">
      <loext:graphic-properties draw:fill="none" draw:fill-color="#ffffff"/>
      <style:paragraph-properties fo:text-align="center"/>
      <style:text-properties fo:color="#ff3333" fo:font-size="14pt" style:font-size-asian="14pt" style:font-size-complex="14pt"/>
    </style:style>
    <style:style style:name="P55" style:family="paragraph">
      <loext:graphic-properties draw:fill="none" draw:fill-color="#ffffff"/>
      <style:text-properties fo:font-size="14pt" style:font-size-asian="14pt" style:font-size-complex="14pt"/>
    </style:style>
    <style:style style:name="P56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57" style:family="paragraph">
      <loext:graphic-properties draw:fill="none"/>
      <style:paragraph-properties fo:text-align="center"/>
      <style:text-properties fo:color="#ff3333" fo:font-size="14pt" style:font-size-asian="14pt" style:font-size-complex="14pt"/>
    </style:style>
    <style:style style:name="P58" style:family="paragraph">
      <loext:graphic-properties draw:fill="none" draw:fill-color="#ffffff"/>
      <style:text-properties fo:color="#999999" fo:font-size="14pt" style:font-size-asian="14pt" style:font-size-complex="18pt"/>
    </style:style>
    <style:style style:name="T1" style:family="text">
      <style:text-properties fo:font-size="18pt" style:font-size-asian="18pt" style:language-asian="zh" style:country-asian="CN" style:font-size-complex="18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4pt" style:font-size-asian="14pt" style:language-asian="zh" style:country-asian="CN" style:font-size-complex="14pt"/>
    </style:style>
    <style:style style:name="T4" style:family="text">
      <style:text-properties style:language-asian="zh" style:country-asian="CN"/>
    </style:style>
    <style:style style:name="T5" style:family="text">
      <style:text-properties fo:color="#000000" fo:font-size="14pt" style:font-size-asian="14pt" style:font-size-complex="18pt"/>
    </style:style>
    <style:style style:name="T6" style:family="text">
      <style:text-properties fo:color="#ff3333" fo:font-size="14pt"/>
    </style:style>
    <style:style style:name="T7" style:family="text">
      <style:text-properties fo:color="#ff3333" fo:font-size="14pt" style:font-size-asian="14pt" style:font-size-complex="18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3333" fo:font-size="14pt" style:font-size-asian="14pt" style:font-size-complex="14pt"/>
    </style:style>
    <style:style style:name="T10" style:family="text">
      <style:text-properties fo:font-size="14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22pt" fo:font-weight="bold" style:font-size-asian="16pt" style:font-weight-asian="bold" style:font-size-complex="16pt" style:font-weight-complex="bold"/>
    </style:style>
    <style:style style:name="T13" style:family="text">
      <style:text-properties fo:font-size="36pt" style:font-size-asian="36pt" style:language-asian="zh" style:country-asian="CN" style:font-size-complex="36pt"/>
    </style:style>
    <style:style style:name="T14" style:family="text">
      <style:text-properties style:font-size-asian="18pt" style:language-asian="zh" style:country-asian="CN"/>
    </style:style>
    <style:style style:name="T15" style:family="text">
      <style:text-properties style:font-name-asian="WenQuanYi Zen Hei" style:language-asian="zh" style:country-asian="CN"/>
    </style:style>
    <style:style style:name="T16" style:family="text">
      <style:text-properties fo:font-size="10.5pt" style:font-size-asian="10.5pt" style:language-asian="zh" style:country-asian="CN" style:font-size-complex="10.5pt"/>
    </style:style>
    <style:style style:name="T17" style:family="text">
      <style:text-properties fo:font-size="10.5pt" style:font-name-asian="WenQuanYi Zen Hei" style:font-size-asian="10.5pt" style:language-asian="zh" style:country-asian="CN" style:font-size-complex="10.5pt"/>
    </style:style>
    <style:style style:name="T18" style:family="text">
      <style:text-properties fo:font-size="14pt" style:font-size-asian="18pt" style:language-asian="zh" style:country-asian="CN"/>
    </style:style>
    <style:style style:name="T19" style:family="text">
      <style:text-properties fo:font-size="14pt" style:language-asian="zh" style:country-asian="CN"/>
    </style:style>
    <style:style style:name="T20" style:family="text">
      <style:text-properties style:font-size-asian="14pt" style:language-asian="zh" style:country-asian="CN"/>
    </style:style>
    <style:style style:name="T21" style:family="text">
      <style:text-properties style:font-size-asian="14pt"/>
    </style:style>
    <style:style style:name="T22" style:family="text">
      <style:text-properties fo:font-size="10.5pt" style:font-size-asian="10.5pt" style:font-size-complex="18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999999" fo:font-size="14pt" style:font-size-asian="14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763cm" svg:height="0.712cm" svg:x="11.838cm" svg:y="2.448cm">
            <draw:text-box>
              <text:p text:style-name="P4"><text:span text:style-name="T1">output</text:span></text:p>
            </draw:text-box>
          </draw:frame>
          <draw:custom-shape draw:style-name="gr5" draw:text-style-name="P3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3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3">控制信号</text:span></text:p>
          </draw:text-box>
        </draw:frame>
        <draw:custom-shape draw:style-name="gr11" draw:text-style-name="P11" draw:layer="layout" svg:width="3cm" svg:height="1cm" draw:transform="rotate (1.5709708597201) translate (3cm 5cm)">
          <draw:glue-point draw:id="8" svg:x="-4.75cm" svg:y="2.37cm"/>
          <draw:glue-point draw:id="9" svg:x="-4.69cm" svg:y="-2.377cm"/>
          <text:p text:style-name="P10"><text:span text:style-name="T4">1 <text:s text:c="3"/>0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2" draw:layer="layout" svg:width="0.4cm" svg:height="0.4cm" svg:x="4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frame draw:style-name="gr13" draw:text-style-name="P13" draw:layer="layout" svg:width="2.763cm" svg:height="0.806cm" svg:x="1.037cm" svg:y="2.1cm">
          <draw:text-box>
            <text:p><text:span text:style-name="T5">i_ins_data</text:span></text:p>
          </draw:text-box>
        </draw:frame>
        <draw:frame draw:style-name="gr14" draw:text-style-name="P13" draw:layer="layout" svg:width="2.043cm" svg:height="0.806cm" svg:x="1cm" svg:y="17.2cm">
          <draw:text-box>
            <text:p><text:span text:style-name="T5">o_addr</text:span></text:p>
          </draw:text-box>
        </draw:frame>
        <draw:frame draw:style-name="gr15" draw:text-style-name="P13" draw:layer="layout" svg:width="2.377cm" svg:height="0.806cm" svg:x="1cm" svg:y="15.194cm">
          <draw:text-box>
            <text:p><text:span text:style-name="T5">o_ioen</text:span></text:p>
          </draw:text-box>
        </draw:frame>
        <draw:custom-shape draw:style-name="gr16" draw:text-style-name="P14" draw:layer="layout" svg:width="2.4cm" svg:height="0.8cm" svg:x="12.6cm" svg:y="3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draw:layer="layout" svg:width="2.4cm" svg:height="0.8cm" svg:x="12.6cm" svg:y="4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5" draw:layer="layout" svg:width="5.6cm" svg:height="3.7cm" svg:x="9cm" svg:y="11cm">
          <text:p text:style-name="P10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draw:line-skew="1.449cm" svg:x1="16.1cm" svg:y1="12cm" svg:x2="22cm" svg:y2="7.403cm" draw:start-shape="id1" draw:start-glue-point="10" draw:end-shape="id2" draw:end-glue-point="3" svg:d="M16100 12000h4400v-4597h1500" svg:viewBox="0 0 5901 4598">
          <text:p/>
        </draw:connector>
        <draw:custom-shape draw:style-name="gr19" draw:text-style-name="P15" draw:layer="layout" svg:width="7cm" svg:height="7cm" svg:x="22cm" svg:y="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.4cm" svg:height="0.4cm" draw:transform="rotate (-1.5707963267949) translate (12cm 3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9cm" svg:y1="7.05cm" svg:x2="16.199cm" svg:y2="19.294cm" draw:start-shape="id3" draw:start-glue-point="6" draw:end-shape="id4" draw:end-glue-point="8" svg:d="M29000 7050h502v12244h-13303" svg:viewBox="0 0 13304 12245">
          <text:p/>
        </draw:connector>
        <draw:connector draw:style-name="gr21" draw:text-style-name="P18" draw:layer="layout" svg:x1="6.9cm" svg:y1="19cm" svg:x2="4cm" svg:y2="18.994cm" draw:start-shape="id5" draw:start-glue-point="6" draw:end-shape="id6" draw:end-glue-point="3" svg:d="M6900 19000h-1450v-6h-1450" svg:viewBox="0 0 2901 7">
          <text:p/>
        </draw:connector>
        <draw:frame draw:style-name="gr22" draw:text-style-name="P13" draw:layer="layout" svg:width="2.983cm" svg:height="1.361cm" svg:x="1.017cm" svg:y="18.2cm">
          <draw:text-box>
            <text:p><text:span text:style-name="T5">o_ins_data</text:span></text:p>
            <text:p><text:span text:style-name="T5">o_oth_data</text:span></text:p>
          </draw:text-box>
        </draw:frame>
        <draw:custom-shape draw:style-name="gr23" draw:text-style-name="P10" xml:id="id22" draw:id="id22" draw:layer="layout" svg:width="0.8cm" svg:height="0.6cm" svg:x="2.9cm" svg:y="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32" draw:id="id32" draw:layer="layout" svg:width="1cm" svg:height="0.8cm" draw:transform="rotate (-3.14159265358979) translate (4cm 17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6" draw:id="id6" draw:layer="layout" svg:width="1cm" svg:height="0.8cm" draw:transform="rotate (-3.14159265358979) translate (4cm 19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8" draw:id="id28" draw:layer="layout" svg:width="1cm" svg:height="0.8cm" draw:transform="rotate (-3.14159265358979) translate (4cm 16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5" draw:layer="layout" svg:width="10cm" svg:height="8.1cm" svg:x="9cm" svg:y="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9cm" svg:y="2cm">
          <draw:text-box>
            <text:p><text:span text:style-name="T7">common_register</text:span></text:p>
          </draw:text-box>
        </draw:frame>
        <draw:frame draw:style-name="gr27" draw:text-style-name="P19" draw:layer="layout" svg:width="1.717cm" svg:height="0.806cm" svg:x="23.283cm" svg:y="2cm">
          <draw:text-box>
            <text:p><text:span text:style-name="T7">ALU</text:span></text:p>
          </draw:text-box>
        </draw:frame>
        <draw:custom-shape draw:style-name="gr28" draw:text-style-name="P17" draw:layer="layout" svg:width="1.7cm" svg:height="0.4cm" draw:transform="rotate (-1.5707963267949) translate (16cm 4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10" xml:id="id4" draw:id="id4" draw:layer="layout" svg:width="1.4cm" svg:height="1cm" svg:x="14.9cm" svg:y="18.494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18" draw:layer="layout" svg:x1="19cm" svg:y1="9.603cm" svg:x2="16.199cm" svg:y2="18.694cm" draw:start-shape="id7" draw:start-glue-point="1" draw:end-shape="id4" draw:end-glue-point="9" svg:d="M19000 9603h500v9091h-3301" svg:viewBox="0 0 3302 9092">
          <text:p/>
        </draw:connector>
        <draw:frame draw:style-name="gr30" draw:text-style-name="P20" draw:layer="layout" svg:width="2.737cm" svg:height="1.119cm" svg:x="1cm" svg:y="1.022cm">
          <draw:text-box>
            <text:p><text:span text:style-name="T8">CORE</text:span></text:p>
          </draw:text-box>
        </draw:frame>
        <draw:custom-shape draw:style-name="gr16" draw:text-style-name="P14" draw:layer="layout" svg:width="2.4cm" svg:height="0.8cm" svg:x="12.6cm" svg:y="5cm">
          <text:p text:style-name="P10"><text:span text:style-name="T6">C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draw:layer="layout" svg:width="2.4cm" svg:height="0.8cm" svg:x="12.2cm" svg:y="7.9cm">
          <text:p text:style-name="P10"><text:span text:style-name="T6">P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1" draw:text-style-name="P13" draw:layer="layout" svg:width="2.627cm" svg:height="0.806cm" svg:x="9cm" svg:y="2.9cm">
          <draw:text-box>
            <text:p><text:span text:style-name="T5">skin_data</text:span></text:p>
          </draw:text-box>
        </draw:frame>
        <draw:frame draw:style-name="gr32" draw:text-style-name="P13" xml:id="id23" draw:id="id23" draw:layer="layout" svg:width="2.708cm" svg:height="0.806cm" svg:x="9cm" svg:y="3.7cm">
          <draw:text-box>
            <text:p><text:span text:style-name="T5">core_data</text:span></text:p>
          </draw:text-box>
        </draw:frame>
        <draw:custom-shape draw:style-name="gr33" draw:text-style-name="P15" draw:layer="layout" svg:width="7cm" svg:height="2cm" svg:x="10cm" svg:y="7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10cm" svg:y="7.1cm">
          <draw:text-box>
            <text:p><text:span text:style-name="T7">address_caculater</text:span></text:p>
          </draw:text-box>
        </draw:frame>
        <draw:frame draw:style-name="gr34" draw:text-style-name="P13" xml:id="id29" draw:id="id29" draw:layer="layout" svg:width="1.577cm" svg:height="0.806cm" svg:x="15.4cm" svg:y="7.9cm">
          <draw:text-box>
            <text:p><text:span text:style-name="T5">o_pc</text:span></text:p>
          </draw:text-box>
        </draw:frame>
        <draw:frame draw:style-name="gr35" draw:text-style-name="P13" draw:layer="layout" svg:width="2.318cm" svg:height="0.8cm" svg:x="9.9cm" svg:y="7.9cm">
          <draw:text-box>
            <text:p><text:span text:style-name="T5">dir_addr</text:span></text:p>
          </draw:text-box>
        </draw:frame>
        <draw:custom-shape draw:style-name="gr36" draw:text-style-name="P21" draw:layer="layout" svg:width="3.4cm" svg:height="1cm" svg:x="23.5cm" svg:y="5cm">
          <text:p text:style-name="P4"><text:span text:style-name="T9">jump condi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3.4cm" svg:height="1cm" svg:x="23.5cm" svg:y="4cm">
          <text:p text:style-name="P4"><text:span text:style-name="T9">comparer</text:span></text:p>
          <draw:enhanced-geometry svg:viewBox="0 0 21600 21600" draw:type="rectangle" draw:enhanced-path="M 0 0 L 21600 0 21600 21600 0 21600 0 0 Z N"/>
        </draw:custom-shape>
        <draw:frame draw:style-name="gr37" draw:text-style-name="P13" xml:id="id31" draw:id="id31" draw:layer="layout" svg:width="1.243cm" svg:height="0.806cm" svg:x="21.957cm" svg:y="4.794cm">
          <draw:text-box>
            <text:p><text:span text:style-name="T5">PC</text:span></text:p>
          </draw:text-box>
        </draw:frame>
        <draw:frame draw:style-name="gr38" draw:text-style-name="P13" xml:id="id12" draw:id="id12" draw:layer="layout" svg:width="3.008cm" svg:height="0.806cm" svg:x="22cm" svg:y="3cm">
          <draw:text-box>
            <text:p><text:span text:style-name="T5">operand0/1</text:span></text:p>
          </draw:text-box>
        </draw:frame>
        <draw:frame draw:style-name="gr39" draw:text-style-name="P13" xml:id="id14" draw:id="id14" draw:layer="layout" svg:width="1.3cm" svg:height="0.806cm" svg:x="22cm" svg:y="3.6cm">
          <draw:text-box>
            <text:p><text:span text:style-name="T5">CR</text:span></text:p>
          </draw:text-box>
        </draw:frame>
        <draw:frame draw:style-name="gr38" draw:text-style-name="P13" xml:id="id11" draw:id="id11" draw:layer="layout" svg:width="3.008cm" svg:height="0.806cm" svg:x="15.992cm" svg:y="3cm">
          <draw:text-box>
            <text:p><text:span text:style-name="T5">operand0/1</text:span></text:p>
          </draw:text-box>
        </draw:frame>
        <draw:frame draw:style-name="gr40" draw:text-style-name="P23" xml:id="id13" draw:id="id13" draw:layer="layout" svg:width="1.343cm" svg:height="0.806cm" svg:x="17.657cm" svg:y="3.6cm">
          <draw:text-box>
            <text:p text:style-name="P22"><text:span text:style-name="T5">CR</text:span></text:p>
          </draw:text-box>
        </draw:frame>
        <draw:frame draw:style-name="gr41" draw:text-style-name="P24" xml:id="id7" draw:id="id7" draw:layer="layout" svg:width="2.669cm" svg:height="0.806cm" svg:x="16.331cm" svg:y="9.2cm">
          <draw:text-box>
            <text:p text:style-name="P4"><text:span text:style-name="T5">reg_value</text:span></text:p>
          </draw:text-box>
        </draw:frame>
        <draw:frame draw:style-name="gr42" draw:text-style-name="P25" draw:layer="layout" svg:width="4.6cm" svg:height="0.806cm" svg:x="9cm" svg:y="11cm">
          <draw:text-box>
            <text:p text:style-name="P10"><text:span text:style-name="T7">decoder</text:span></text:p>
          </draw:text-box>
        </draw:frame>
        <draw:frame draw:style-name="gr43" draw:text-style-name="P26" xml:id="id24" draw:id="id24" draw:layer="layout" svg:width="3.343cm" svg:height="2.555cm" svg:x="11.257cm" svg:y="11.5cm">
          <draw:text-box>
            <text:p><text:span text:style-name="T10">core_ien</text:span></text:p>
            <text:p><text:span text:style-name="T10">core_oen</text:span></text:p>
            <text:p><text:span text:style-name="T10">pc_count_en</text:span></text:p>
            <text:p><text:span text:style-name="T10"/></text:p>
          </draw:text-box>
        </draw:frame>
        <draw:frame draw:style-name="gr15" draw:text-style-name="P13" xml:id="id26" draw:id="id26" draw:layer="layout" svg:width="2.377cm" svg:height="0.806cm" svg:x="12.2cm" svg:y="13.8cm">
          <draw:text-box>
            <text:p><text:span text:style-name="T5">o_ioen</text:span></text:p>
          </draw:text-box>
        </draw:frame>
        <draw:custom-shape draw:style-name="gr44" draw:text-style-name="P27" xml:id="id8" draw:id="id8" draw:layer="layout" svg:width="0.2cm" svg:height="0.2cm" svg:x="7.5cm" svg:y="3.1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.7cm" svg:y1="3.298cm" svg:x2="9cm" svg:y2="3.295cm" draw:start-shape="id8" draw:start-glue-point="10" svg:d="M7700 3298h901v-3h399" svg:viewBox="0 0 1301 4">
          <text:p/>
        </draw:connector>
        <draw:connector draw:style-name="gr45" draw:text-style-name="P10" draw:layer="layout" svg:x1="12.6cm" svg:y1="6.4cm" svg:x2="7.6cm" svg:y2="9.8cm" draw:start-shape="id9" draw:start-glue-point="3" draw:end-shape="id10" draw:end-glue-point="4" svg:d="M12600 6400h-5000v3400" svg:viewBox="0 0 5001 3401">
          <text:p/>
        </draw:connector>
        <draw:connector draw:style-name="gr21" draw:text-style-name="P18" draw:layer="layout" svg:x1="19cm" svg:y1="3.403cm" svg:x2="22cm" svg:y2="3.403cm" draw:start-shape="id11" draw:start-glue-point="1" draw:end-shape="id12" draw:end-glue-point="3" svg:d="M19000 3403h3000" svg:viewBox="0 0 3001 1">
          <text:p/>
        </draw:connector>
        <draw:custom-shape draw:style-name="gr44" draw:text-style-name="P27" xml:id="id5" draw:id="id5" draw:layer="layout" svg:width="0.2cm" svg:height="0.2cm" svg:x="6.9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9cm" svg:y1="4.003cm" svg:x2="22cm" svg:y2="4.003cm" draw:start-shape="id13" draw:start-glue-point="1" draw:end-shape="id14" draw:end-glue-point="3" svg:d="M19000 4003h3000" svg:viewBox="0 0 3001 1">
          <text:p/>
        </draw:connector>
        <draw:custom-shape draw:style-name="gr44" draw:text-style-name="P27" xml:id="id16" draw:id="id16" draw:layer="layout" svg:width="0.2cm" svg:height="0.2cm" svg:x="19.9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5" draw:text-style-name="P10" draw:layer="layout" svg:x1="19cm" svg:y1="4.7cm" svg:x2="19.9cm" svg:y2="4.7cm" draw:start-shape="id15" draw:start-glue-point="1" draw:end-shape="id16" draw:end-glue-point="6" svg:d="M19000 4700h900" svg:viewBox="0 0 901 1">
          <text:p/>
        </draw:connector>
        <draw:connector draw:style-name="gr21" draw:text-style-name="P18" draw:layer="layout" svg:x1="20.1cm" svg:y1="4.7cm" svg:x2="22cm" svg:y2="4.7cm" draw:start-shape="id16" draw:start-glue-point="10" draw:end-shape="id17" draw:end-glue-point="3" svg:d="M20100 4700h1900" svg:viewBox="0 0 1901 1">
          <text:p/>
        </draw:connector>
        <draw:custom-shape draw:style-name="gr46" draw:text-style-name="P28" xml:id="id15" draw:id="id15" draw:layer="layout" svg:width="1cm" svg:height="0.8cm" svg:x="18cm" svg:y="4.3cm">
          <text:p text:style-name="P10">AR</text:p>
          <draw:enhanced-geometry svg:viewBox="0 0 21600 21600" draw:type="rectangle" draw:enhanced-path="M 0 0 L 21600 0 21600 21600 0 21600 0 0 Z N"/>
        </draw:custom-shape>
        <draw:custom-shape draw:style-name="gr47" draw:text-style-name="P18" xml:id="id17" draw:id="id17" draw:layer="layout" svg:width="1cm" svg:height="0.8cm" svg:x="22cm" svg:y="4.3cm">
          <text:p text:style-name="P10">AR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20cm" svg:y1="4.8cm" svg:x2="4cm" svg:y2="18cm" draw:start-shape="id16" draw:start-glue-point="8" draw:end-shape="id18" draw:end-glue-point="3" svg:d="M20000 4800v13200h-16000" svg:viewBox="0 0 16001 13201">
          <text:p/>
        </draw:connector>
        <draw:custom-shape draw:style-name="gr44" draw:text-style-name="P27" xml:id="id19" draw:id="id19" draw:layer="layout" svg:width="0.2cm" svg:height="0.2cm" svg:x="7.5cm" svg:y="12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.7cm" svg:y1="13cm" svg:x2="9cm" svg:y2="13cm" draw:start-shape="id19" draw:start-glue-point="10" draw:end-shape="id20" draw:end-glue-point="3" svg:d="M7700 13000h1300" svg:viewBox="0 0 1301 1">
          <text:p/>
        </draw:connector>
        <draw:connector draw:style-name="gr45" draw:text-style-name="P10" draw:layer="layout" svg:x1="7.6cm" svg:y1="10cm" svg:x2="7.6cm" svg:y2="12.9cm" draw:start-shape="id10" draw:start-glue-point="8" draw:end-shape="id19" draw:end-glue-point="4" svg:d="M7600 10000v2900" svg:viewBox="0 0 1 2901">
          <text:p/>
        </draw:connector>
        <draw:frame draw:style-name="gr35" draw:text-style-name="P13" xml:id="id20" draw:id="id20" draw:layer="layout" svg:width="2.318cm" svg:height="0.8cm" svg:x="9cm" svg:y="12.6cm">
          <draw:text-box>
            <text:p><text:span text:style-name="T5">i_ir</text:span></text:p>
          </draw:text-box>
        </draw:frame>
        <draw:connector draw:style-name="gr45" draw:text-style-name="P10" draw:layer="layout" svg:x1="5cm" svg:y1="3.301cm" svg:x2="3.7cm" svg:y2="3.3cm" draw:start-shape="id21" draw:start-glue-point="8" draw:end-shape="id22" draw:end-glue-point="1" svg:d="M5000 3301h-649v-1h-651" svg:viewBox="0 0 1301 2">
          <text:p/>
        </draw:connector>
        <draw:connector draw:style-name="gr45" draw:text-style-name="P10" draw:layer="layout" svg:x1="14.9cm" svg:y1="18.994cm" svg:x2="7.1cm" svg:y2="19cm" draw:start-shape="id4" draw:start-glue-point="5" draw:end-shape="id5" draw:end-glue-point="10" svg:d="M14900 18994h-3899v6h-3901" svg:viewBox="0 0 7801 7">
          <text:p/>
        </draw:connector>
        <draw:connector draw:style-name="gr21" draw:text-style-name="P18" draw:layer="layout" svg:x1="7cm" svg:y1="18.9cm" svg:x2="9cm" svg:y2="4.103cm" draw:start-shape="id5" draw:start-glue-point="4" draw:end-shape="id23" draw:end-glue-point="3" svg:d="M7000 18900v-14797h2000" svg:viewBox="0 0 2001 14798">
          <text:p/>
        </draw:connector>
        <draw:frame draw:style-name="gr48" draw:text-style-name="P26" xml:id="id2" draw:id="id2" draw:layer="layout" svg:width="3.1cm" svg:height="0.806cm" svg:x="22cm" svg:y="7cm">
          <draw:text-box>
            <text:p><text:span text:style-name="T10">alu_oen</text:span></text:p>
          </draw:text-box>
        </draw:frame>
        <draw:custom-shape draw:style-name="gr44" draw:text-style-name="P27" xml:id="id1" draw:id="id1" draw:layer="layout" svg:width="0.2cm" svg:height="0.2cm" svg:x="15.9cm" svg:y="11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9" draw:text-style-name="P26" draw:layer="layout" svg:width="2.653cm" svg:height="0.806cm" svg:x="26.047cm" svg:y="6.3cm">
          <draw:text-box>
            <text:p><text:span text:style-name="T10">alu_result</text:span></text:p>
          </draw:text-box>
        </draw:frame>
        <draw:frame draw:style-name="gr50" draw:text-style-name="P26" draw:layer="layout" svg:width="3.558cm" svg:height="0.806cm" svg:x="25.1cm" svg:y="6.9cm">
          <draw:text-box>
            <text:p><text:span text:style-name="T10">alu_additional</text:span></text:p>
          </draw:text-box>
        </draw:frame>
        <draw:custom-shape draw:style-name="gr28" draw:text-style-name="P17" xml:id="id3" draw:id="id3" draw:layer="layout" svg:width="1.7cm" svg:height="0.4cm" draw:transform="rotate (-1.5707963267949) translate (29cm 6.2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51" draw:text-style-name="P10" draw:layer="layout" svg:x1="14.6cm" svg:y1="12.777cm" svg:x2="15.9cm" svg:y2="12cm" draw:start-shape="id24" draw:start-glue-point="1" draw:end-shape="id1" draw:end-glue-point="6" svg:d="M14600 12777h650v-777h650" svg:viewBox="0 0 1301 778">
          <text:p/>
        </draw:connector>
        <draw:connector draw:style-name="gr18" draw:text-style-name="P16" draw:layer="layout" svg:x1="16cm" svg:y1="11.9cm" svg:x2="14.988cm" svg:y2="10.1cm" draw:start-shape="id1" draw:start-glue-point="4" draw:end-shape="id25" svg:d="M16000 11900v-900h-1012v-900" svg:viewBox="0 0 1013 1801">
          <text:p/>
        </draw:connector>
        <draw:frame draw:style-name="gr15" draw:text-style-name="P13" xml:id="id25" draw:id="id25" draw:layer="layout" svg:width="2.377cm" svg:height="0.806cm" svg:x="13.8cm" svg:y="9.294cm">
          <draw:text-box>
            <text:p><text:span text:style-name="T5">io_en</text:span></text:p>
          </draw:text-box>
        </draw:frame>
        <draw:custom-shape draw:style-name="gr44" draw:text-style-name="P27" xml:id="id27" draw:id="id27" draw:layer="layout" svg:width="0.2cm" svg:height="0.2cm" svg:x="8.1cm" svg:y="15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1" draw:text-style-name="P10" draw:layer="layout" svg:x1="14.577cm" svg:y1="14.203cm" svg:x2="8.3cm" svg:y2="16cm" draw:start-shape="id26" draw:start-glue-point="1" draw:end-shape="id27" draw:end-glue-point="10" svg:d="M14577 14203h500v1797h-6777" svg:viewBox="0 0 6778 1798">
          <text:p/>
        </draw:connector>
        <draw:connector draw:style-name="gr18" draw:text-style-name="P18" draw:layer="layout" svg:x1="8.1cm" svg:y1="16cm" svg:x2="4cm" svg:y2="15.994cm" draw:start-shape="id27" draw:start-glue-point="6" draw:end-shape="id28" draw:end-glue-point="3" svg:d="M8100 16000h-2050v-6h-2050" svg:viewBox="0 0 4101 7">
          <text:p/>
        </draw:connector>
        <draw:custom-shape draw:style-name="gr44" draw:text-style-name="P27" xml:id="id10" draw:id="id10" draw:layer="layout" svg:width="0.2cm" svg:height="0.2cm" svg:x="7.5cm" svg:y="9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10" xml:id="id18" draw:id="id18" draw:layer="layout" svg:width="1cm" svg:height="0.8cm" draw:transform="rotate (-3.14159265358979) translate (4cm 18.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13" draw:layer="layout" svg:width="2.043cm" svg:height="0.806cm" svg:x="1cm" svg:y="16.2cm">
          <draw:text-box>
            <text:p><text:span text:style-name="T5">o_pc</text:span></text:p>
          </draw:text-box>
        </draw:frame>
        <draw:custom-shape draw:style-name="gr44" draw:text-style-name="P27" xml:id="id30" draw:id="id30" draw:layer="layout" svg:width="0.2cm" svg:height="0.2cm" svg:x="18.4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5" draw:text-style-name="P10" draw:layer="layout" svg:x1="16.977cm" svg:y1="8.303cm" svg:x2="18.4cm" svg:y2="8.3cm" draw:start-shape="id29" draw:start-glue-point="1" draw:end-shape="id30" draw:end-glue-point="6" svg:d="M16977 8303h711v-3h712" svg:viewBox="0 0 1424 4">
          <text:p/>
        </draw:connector>
        <draw:connector draw:style-name="gr21" draw:text-style-name="P18" draw:layer="layout" svg:x1="18.6cm" svg:y1="8.3cm" svg:x2="21.957cm" svg:y2="5.197cm" draw:start-shape="id30" draw:start-glue-point="10" draw:end-shape="id31" draw:end-glue-point="3" svg:d="M18600 8300h1680v-3103h1677" svg:viewBox="0 0 3358 3104">
          <text:p/>
        </draw:connector>
        <draw:connector draw:style-name="gr21" draw:text-style-name="P18" draw:layer="layout" svg:x1="18.5cm" svg:y1="8.4cm" svg:x2="4cm" svg:y2="16.994cm" draw:start-shape="id30" draw:start-glue-point="8" draw:end-shape="id32" draw:end-glue-point="3" svg:d="M18500 8400v8594h-14500" svg:viewBox="0 0 14501 8595">
          <text:p/>
        </draw:connector>
        <draw:custom-shape draw:style-name="gr20" draw:text-style-name="P17" xml:id="id21" draw:id="id21" draw:layer="layout" svg:width="1.4cm" svg:height="0.4cm" draw:transform="rotate (-1.5707963267949) translate (5.4cm 3cm)">
          <draw:glue-point draw:id="8" svg:x="-5cm" svg:y="-2.857cm"/>
          <draw:glue-point draw:id="9" svg:x="-5cm" svg:y="2.857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52" draw:text-style-name="P13" draw:layer="layout" svg:width="2.818cm" svg:height="0.806cm" svg:x="1cm" svg:y="4.3cm">
          <draw:text-box>
            <text:p><text:span text:style-name="T5">i_oth_data</text:span></text:p>
          </draw:text-box>
        </draw:frame>
        <draw:custom-shape draw:style-name="gr23" draw:text-style-name="P10" xml:id="id33" draw:id="id33" draw:layer="layout" svg:width="0.8cm" svg:height="0.6cm" svg:x="2.9cm" svg:y="3.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5" draw:text-style-name="P10" draw:layer="layout" svg:x1="5cm" svg:y1="4.099cm" svg:x2="3.7cm" svg:y2="4.1cm" draw:start-shape="id21" draw:start-glue-point="9" draw:end-shape="id33" draw:end-glue-point="1" svg:d="M5000 4099h-649v1h-651" svg:viewBox="0 0 1301 2">
          <text:p/>
        </draw:connector>
        <draw:connector draw:style-name="gr45" draw:text-style-name="P10" draw:layer="layout" svg:x1="5.4cm" svg:y1="3.7cm" svg:x2="7.5cm" svg:y2="3.298cm" draw:start-shape="id21" draw:start-glue-point="6" draw:end-shape="id8" draw:end-glue-point="6" svg:d="M5400 3700h1051v-402h1049" svg:viewBox="0 0 2101 403">
          <text:p/>
        </draw:connector>
        <draw:custom-shape draw:style-name="gr16" draw:text-style-name="P14" xml:id="id9" draw:id="id9" draw:layer="layout" svg:width="2.4cm" svg:height="0.8cm" svg:x="12.6cm" svg:y="6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3" draw:style-name="dp1" draw:master-page-name="默认">
        <draw:custom-shape draw:style-name="gr53" draw:text-style-name="P15" xml:id="id35" draw:id="id35" draw:layer="layout" svg:width="1.4cm" svg:height="0.8cm" svg:x="4.8cm" svg:y="8.8cm">
          <text:p text:style-name="P10"><text:span text:style-name="T7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3.2cm" svg:y1="9.2cm" svg:x2="4.8cm" svg:y2="9.2cm" draw:start-shape="id34" draw:start-glue-point="6" draw:end-shape="id35" draw:end-glue-point="3" svg:d="M3200 9200h1600" svg:viewBox="0 0 1601 1">
          <text:p/>
        </draw:connector>
        <draw:custom-shape draw:style-name="gr54" draw:text-style-name="P17" xml:id="id37" draw:id="id37" draw:layer="layout" svg:width="1.2cm" svg:height="0.4cm" svg:x="9.6cm" svg:y="10.4cm">
          <draw:glue-point draw:id="8" svg:x="2.816cm" svg:y="-4.35cm"/>
          <draw:glue-point draw:id="9" svg:x="-2.85cm" svg:y="-4.0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10.951cm" svg:y1="9cm" svg:x2="10.537cm" svg:y2="10.426cm" draw:start-shape="id36" draw:start-glue-point="2" draw:end-shape="id37" draw:end-glue-point="8" svg:d="M10951 9000v700h-414v726" svg:viewBox="0 0 415 1427">
          <text:p/>
        </draw:connector>
        <draw:connector draw:style-name="gr21" draw:text-style-name="P18" draw:layer="layout" svg:x1="8.5cm" svg:y1="9.4cm" svg:x2="2.826cm" svg:y2="8.92cm" draw:start-shape="id38" draw:start-glue-point="4" draw:end-shape="id34" draw:end-glue-point="8" svg:d="M8500 9400v-1201h-6201v721h527" svg:viewBox="0 0 6202 1202">
          <text:p/>
        </draw:connector>
        <draw:custom-shape draw:style-name="gr55" draw:text-style-name="P10" xml:id="id40" draw:id="id40" draw:layer="layout" svg:width="1.1cm" svg:height="0.7cm" svg:x="5cm" svg:y="10.3cm">
          <text:p text:style-name="P10">+1</text:p>
          <draw:enhanced-geometry svg:viewBox="0 0 21600 21600" draw:type="rectangle" draw:enhanced-path="M 0 0 L 21600 0 21600 21600 0 21600 0 0 Z N"/>
        </draw:custom-shape>
        <draw:custom-shape draw:style-name="gr56" draw:text-style-name="P17" xml:id="id34" draw:id="id34" draw:layer="layout" svg:width="1cm" svg:height="0.4cm" draw:transform="rotate (-1.5707963267949) translate (3.2cm 8.7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6.2cm" svg:y1="9.2cm" svg:x2="8.4cm" svg:y2="9.5cm" draw:start-shape="id35" draw:start-glue-point="1" draw:end-shape="id38" draw:end-glue-point="6" svg:d="M6200 9200h1100v300h1100" svg:viewBox="0 0 2201 301">
          <text:p/>
        </draw:connector>
        <draw:connector draw:style-name="gr21" draw:text-style-name="P18" draw:layer="layout" svg:x1="9.9cm" svg:y1="12.3cm" svg:x2="6.1cm" svg:y2="10.65cm" draw:start-shape="id39" draw:start-glue-point="6" draw:end-shape="id40" draw:end-glue-point="1" svg:d="M9900 12300h-1900v-1650h-1900" svg:viewBox="0 0 3801 1651">
          <text:p/>
        </draw:connector>
        <draw:connector draw:style-name="gr21" draw:text-style-name="P18" draw:layer="layout" svg:x1="5cm" svg:y1="10.65cm" svg:x2="2.838cm" svg:y2="9.485cm" draw:start-shape="id40" draw:start-glue-point="3" draw:end-shape="id34" draw:end-glue-point="9" svg:d="M5000 10650h-2701v-1165h539" svg:viewBox="0 0 2702 1166">
          <text:p/>
        </draw:connector>
        <draw:custom-shape draw:style-name="gr44" draw:text-style-name="P27" xml:id="id38" draw:id="id38" draw:layer="layout" svg:width="0.2cm" svg:height="0.2cm" svg:x="8.4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8.6cm" svg:y1="9.5cm" svg:x2="9.858cm" svg:y2="10.438cm" draw:start-shape="id38" draw:start-glue-point="10" draw:end-shape="id37" draw:end-glue-point="9" svg:d="M8600 9500h1258v938" svg:viewBox="0 0 1259 939">
          <text:p/>
        </draw:connector>
        <draw:frame draw:style-name="gr57" draw:text-style-name="P29" xml:id="id36" draw:id="id36" draw:layer="layout" svg:width="2.703cm" svg:height="0.806cm" svg:x="9.6cm" svg:y="8.194cm">
          <draw:text-box>
            <text:p>i_dir_addr</text:p>
          </draw:text-box>
        </draw:frame>
        <draw:connector draw:style-name="gr21" draw:text-style-name="P18" draw:layer="layout" svg:x1="10.201cm" svg:y1="10.8cm" svg:x2="10cm" svg:y2="12.2cm" draw:start-shape="id37" draw:start-glue-point="6" draw:end-shape="id39" draw:end-glue-point="4" svg:d="M10201 10800v701h-201v699" svg:viewBox="0 0 202 1401">
          <text:p/>
        </draw:connector>
        <draw:custom-shape draw:style-name="gr44" draw:text-style-name="P27" xml:id="id39" draw:id="id39" draw:layer="layout" svg:width="0.2cm" svg:height="0.2cm" svg:x="9.9cm" svg:y="12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0cm" svg:y1="12.4cm" svg:x2="10.011cm" svg:y2="14.394cm" draw:start-shape="id39" draw:start-glue-point="8" draw:end-shape="id41" draw:end-glue-point="0" svg:d="M10000 12400v998h11v996" svg:viewBox="0 0 12 1995">
          <text:p/>
        </draw:connector>
        <draw:frame draw:style-name="gr34" draw:text-style-name="P29" xml:id="id41" draw:id="id41" draw:layer="layout" svg:width="1.577cm" svg:height="0.806cm" svg:x="9.223cm" svg:y="14.394cm">
          <draw:text-box>
            <text:p>o_pc</text:p>
          </draw:text-box>
        </draw:frame>
        <draw:connector draw:style-name="gr21" draw:text-style-name="P18" draw:layer="layout" svg:x1="12.297cm" svg:y1="10.797cm" svg:x2="10.681cm" svg:y2="10.6cm" draw:start-shape="id42" draw:start-glue-point="3" draw:end-shape="id37" draw:end-glue-point="5" svg:d="M12297 10797h-748v-197h-868" svg:viewBox="0 0 1617 198">
          <text:p/>
        </draw:connector>
        <draw:frame draw:style-name="gr58" draw:text-style-name="P29" xml:id="id42" draw:id="id42" draw:layer="layout" svg:width="1.963cm" svg:height="0.806cm" svg:x="12.297cm" svg:y="10.394cm">
          <draw:text-box>
            <text:p>pc_ien</text:p>
          </draw:text-box>
        </draw:frame>
        <draw:connector draw:style-name="gr21" draw:text-style-name="P18" draw:layer="layout" svg:x1="3.537cm" svg:y1="6.174cm" svg:x2="3.001cm" svg:y2="8.8cm" draw:start-shape="id43" draw:start-glue-point="3" draw:end-shape="id34" draw:end-glue-point="5" svg:d="M3537 6174h-536v2626" svg:viewBox="0 0 537 2627">
          <text:p/>
        </draw:connector>
        <draw:frame draw:style-name="gr59" draw:text-style-name="P29" xml:id="id43" draw:id="id43" draw:layer="layout" svg:width="6.293cm" svg:height="1.361cm" svg:x="3.537cm" svg:y="5.494cm">
          <draw:text-box>
            <text:p>pc_ien(jump) |</text:p>
            <text:p>iosc_ins_pc_oen(read ins)</text:p>
          </draw:text-box>
        </draw:frame>
      </draw:page>
      <draw:page draw:name="page4" draw:style-name="dp1" draw:master-page-name="默认">
        <draw:custom-shape draw:style-name="gr60" draw:text-style-name="P15" xml:id="id48" draw:id="id48" draw:layer="layout" svg:width="6cm" svg:height="1cm" svg:x="19.5cm" svg:y="8cm">
          <text:p><text:span text:style-name="T7">common_register</text:span></text:p>
          <draw:enhanced-geometry svg:viewBox="0 0 21600 21600" draw:type="rectangle" draw:enhanced-path="M 0 0 L 21600 0 21600 21600 0 21600 0 0 Z N"/>
        </draw:custom-shape>
        <draw:custom-shape draw:style-name="gr61" draw:text-style-name="P15" xml:id="id45" draw:id="id45" draw:layer="layout" svg:width="2.1cm" svg:height="1cm" svg:x="17.5cm" svg:y="10cm">
          <text:p text:style-name="P10"><text:span text:style-name="T7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0" draw:layer="layout" svg:width="2.7cm" svg:height="1.4cm" svg:x="3cm" svg:y="9.9cm">
          <text:p text:style-name="P10">Instructio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3" draw:text-style-name="P10" xml:id="id50" draw:id="id50" draw:layer="layout" svg:width="1.9cm" svg:height="3.4cm" svg:x="12.3cm" svg:y="8.8cm">
          <draw:glue-point draw:id="4" svg:x="3.947cm" svg:y="-2.058cm"/>
          <draw:glue-point draw:id="5" svg:x="3.947cm" svg:y="2.058cm"/>
          <text:p text:style-name="P10">SC_</text:p>
          <text:p text:style-name="P10">INS</text:p>
          <draw:enhanced-geometry svg:viewBox="0 0 21600 21600" draw:extrusion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1" draw:text-style-name="P18" draw:layer="layout" svg:x1="15.3cm" svg:y1="9.8cm" svg:x2="17.5cm" svg:y2="10.5cm" draw:start-shape="id44" draw:start-glue-point="10" draw:end-shape="id45" draw:end-glue-point="3" svg:d="M15300 9800h1101v700h1099" svg:viewBox="0 0 2201 701">
          <text:p/>
        </draw:connector>
        <draw:custom-shape draw:style-name="gr64" draw:text-style-name="P15" xml:id="id51" draw:id="id51" draw:layer="layout" svg:width="2cm" svg:height="1cm" svg:x="17.5cm" svg:y="12cm">
          <text:p><text:span text:style-name="T7">ALU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15.2cm" svg:y1="9.7cm" svg:x2="17.538cm" svg:y2="8.842cm" draw:start-shape="id44" draw:start-glue-point="4" draw:end-shape="id46" draw:end-glue-point="9" svg:d="M15200 9700v-858h2338" svg:viewBox="0 0 2339 859">
          <text:p/>
        </draw:connector>
        <draw:custom-shape draw:style-name="gr44" draw:text-style-name="P27" xml:id="id44" draw:id="id44" draw:layer="layout" svg:width="0.2cm" svg:height="0.2cm" svg:x="15.1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3" draw:text-style-name="P10" xml:id="id47" draw:id="id47" draw:layer="layout" svg:width="1.9cm" svg:height="3.4cm" svg:x="18.5cm" svg:y="3.3cm">
          <draw:glue-point draw:id="4" svg:x="-3.947cm" svg:y="-2.352cm"/>
          <draw:glue-point draw:id="5" svg:x="-3.947cm" svg:y="2.352cm"/>
          <text:p text:style-name="P10">SC_</text:p>
          <text:p text:style-name="P10">Other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1" draw:text-style-name="P18" draw:layer="layout" svg:x1="18.701cm" svg:y1="5.799cm" svg:x2="17.526cm" svg:y2="8.164cm" draw:start-shape="id47" draw:start-glue-point="5" draw:end-shape="id46" draw:end-glue-point="8" svg:d="M18701 5799h-1702v2365h527" svg:viewBox="0 0 1703 2366">
          <text:p/>
        </draw:connector>
        <draw:custom-shape draw:style-name="gr54" draw:text-style-name="P17" xml:id="id46" draw:id="id46" draw:layer="layout" svg:width="1.2cm" svg:height="0.4cm" draw:transform="rotate (-1.5707963267949) translate (17.9cm 7.9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17.9cm" svg:y1="8.5cm" svg:x2="19.5cm" svg:y2="8.5cm" draw:start-shape="id46" draw:start-glue-point="6" draw:end-shape="id48" draw:end-glue-point="3" svg:d="M17900 8500h1600" svg:viewBox="0 0 1601 1">
          <text:p/>
        </draw:connector>
        <draw:connector draw:style-name="gr21" draw:text-style-name="P18" draw:layer="layout" svg:x1="16.2cm" svg:y1="12.5cm" svg:x2="13.999cm" svg:y2="11.199cm" draw:start-shape="id49" draw:start-glue-point="6" draw:end-shape="id50" draw:end-glue-point="5" svg:d="M16200 12500h-999v-1301h-1202" svg:viewBox="0 0 2202 1302">
          <text:p/>
        </draw:connector>
        <draw:connector draw:style-name="gr21" draw:text-style-name="P18" draw:layer="layout" svg:x1="16.3cm" svg:y1="12.4cm" svg:x2="18.701cm" svg:y2="4.201cm" draw:start-shape="id49" draw:start-glue-point="4" draw:end-shape="id47" draw:end-glue-point="4" svg:d="M16300 12400v-8199h2401" svg:viewBox="0 0 2402 8200">
          <text:p/>
        </draw:connector>
        <draw:custom-shape draw:style-name="gr44" draw:text-style-name="P27" xml:id="id49" draw:id="id49" draw:layer="layout" svg:width="0.2cm" svg:height="0.2cm" svg:x="16.2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5" draw:text-style-name="P10" draw:layer="layout" svg:x1="17.5cm" svg:y1="12.5cm" svg:x2="16.4cm" svg:y2="12.5cm" draw:start-shape="id51" draw:start-glue-point="3" draw:end-shape="id49" draw:end-glue-point="10" svg:d="M17500 12500h-1100" svg:viewBox="0 0 1101 1">
          <text:p/>
        </draw:connector>
        <draw:connector draw:style-name="gr45" draw:text-style-name="P10" draw:layer="layout" svg:x1="13.999cm" svg:y1="9.801cm" svg:x2="15.1cm" svg:y2="9.8cm" draw:start-shape="id50" draw:start-glue-point="4" draw:end-shape="id44" draw:end-glue-point="6" svg:d="M13999 9801h652v-1h449" svg:viewBox="0 0 1102 2">
          <text:p/>
        </draw:connector>
        <draw:custom-shape draw:style-name="gr65" draw:text-style-name="P15" draw:layer="layout" svg:width="10.4cm" svg:height="7cm" svg:x="16.6cm" svg:y="7cm">
          <text:p/>
          <draw:enhanced-geometry svg:viewBox="0 0 21600 21600" draw:type="rectangle" draw:enhanced-path="M 0 0 L 21600 0 21600 21600 0 21600 0 0 Z N"/>
        </draw:custom-shape>
        <draw:frame draw:style-name="gr66" draw:text-style-name="P30" draw:layer="layout" svg:width="2.128cm" svg:height="0.878cm" svg:x="23.2cm" svg:y="11.6cm">
          <draw:text-box>
            <text:p><text:span text:style-name="T11">CORE</text:span></text:p>
          </draw:text-box>
        </draw:frame>
        <draw:custom-shape draw:style-name="gr67" draw:text-style-name="P15" draw:layer="layout" svg:width="3cm" svg:height="6.662cm" svg:x="8cm" svg:y="6.938cm">
          <text:p/>
          <draw:enhanced-geometry svg:viewBox="0 0 21600 21600" draw:type="rectangle" draw:enhanced-path="M 0 0 L 21600 0 21600 21600 0 21600 0 0 Z N"/>
        </draw:custom-shape>
        <draw:frame draw:style-name="gr68" draw:text-style-name="P30" draw:layer="layout" svg:width="1.848cm" svg:height="0.878cm" svg:x="8.372cm" svg:y="7.122cm">
          <draw:text-box>
            <text:p><text:span text:style-name="T11">SKIN</text:span></text:p>
          </draw:text-box>
        </draw:frame>
        <draw:custom-shape draw:style-name="gr69" draw:text-style-name="P15" draw:layer="layout" svg:width="2.5cm" svg:height="10.562cm" svg:x="12.2cm" svg:y="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15.8cm" svg:height="3.7cm" svg:x="12.2cm" svg:y="3cm">
          <text:p/>
          <draw:enhanced-geometry svg:viewBox="0 0 21600 21600" draw:type="rectangle" draw:enhanced-path="M 0 0 L 21600 0 21600 21600 0 21600 0 0 Z N"/>
        </draw:custom-shape>
        <draw:frame draw:style-name="gr71" draw:text-style-name="P30" draw:layer="layout" svg:width="2.128cm" svg:height="3.386cm" svg:x="12.4cm" svg:y="3.2cm">
          <draw:text-box>
            <text:p><text:span text:style-name="T11">Interface of</text:span></text:p>
            <text:p><text:span text:style-name="T11">SKIN</text:span></text:p>
            <text:p><text:span text:style-name="T11">CORE</text:span></text:p>
            <text:p><text:span text:style-name="T11">(ISC_)</text:span></text:p>
          </draw:text-box>
        </draw:frame>
        <draw:frame draw:style-name="gr72" draw:text-style-name="P31" draw:layer="layout" svg:width="4.685cm" svg:height="1.119cm" svg:x="1cm" svg:y="1cm">
          <draw:text-box>
            <text:p><text:span text:style-name="T12">Black Bean</text:span></text:p>
          </draw:text-box>
        </draw:frame>
        <draw:custom-shape draw:style-name="gr73" draw:text-style-name="P15" draw:layer="layout" svg:width="2.1cm" svg:height="2cm" svg:x="8.5cm" svg:y="9.4cm">
          <text:p text:style-name="P10"><text:span text:style-name="T7">memory</text:span></text:p>
          <text:p text:style-name="P10"><text:span text:style-name="T7">co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18" draw:layer="layout" svg:x1="7cm" svg:y1="2.4cm" svg:x2="7cm" svg:y2="18.6cm">
          <text:p/>
        </draw:line>
        <draw:frame draw:style-name="gr75" draw:text-style-name="P30" draw:layer="layout" svg:width="3.258cm" svg:height="0.878cm" svg:x="8cm" svg:y="16.1cm">
          <draw:text-box>
            <text:p><text:span text:style-name="T11">Processor</text:span></text:p>
          </draw:text-box>
        </draw:frame>
        <draw:frame draw:style-name="gr76" draw:text-style-name="P30" draw:layer="layout" svg:width="2.691cm" svg:height="0.878cm" svg:x="3cm" svg:y="16cm">
          <draw:text-box>
            <text:p><text:span text:style-name="T11">memory</text:span></text:p>
          </draw:text-box>
        </draw:frame>
      </draw:page>
      <draw:page draw:name="page5" draw:style-name="dp1" draw:master-page-name="默认">
        <draw:frame draw:style-name="gr77" draw:text-style-name="P32" draw:layer="layout" svg:width="6.856cm" svg:height="1.927cm" svg:x="0.6cm" svg:y="0.031cm">
          <draw:text-box>
            <text:p><text:span text:style-name="T13">DECODER</text:span></text:p>
          </draw:text-box>
        </draw:frame>
        <draw:custom-shape draw:style-name="gr78" draw:text-style-name="P33" xml:id="id54" draw:id="id54" draw:layer="layout" svg:width="3cm" svg:height="1cm" svg:x="5cm" svg:y="12cm">
          <text:p text:style-name="P10"><text:span text:style-name="T14">pa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1" xml:id="id56" draw:id="id56" draw:layer="layout" svg:width="2cm" svg:height="1cm" svg:x="5.5cm" svg:y="3cm">
          <text:p text:style-name="P10"><text:span text:style-name="T4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0" draw:text-style-name="P34" xml:id="id52" draw:id="id52" draw:layer="layout" svg:width="1cm" svg:height="1cm" svg:x="10.5cm" svg:y="10.3cm">
          <text:p text:style-name="P10"><text:span text:style-name="T14">* CORE_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11cm" svg:y1="11.3cm" svg:x2="11cm" svg:y2="17.4cm" draw:start-shape="id52" draw:start-glue-point="6" draw:end-shape="id53" draw:end-glue-point="4" svg:d="M11000 11300v6100" svg:viewBox="0 0 1 6101">
          <text:p/>
        </draw:connector>
        <draw:custom-shape draw:style-name="gr81" draw:text-style-name="P35" draw:layer="layout" svg:width="4.5cm" svg:height="2cm" svg:x="8.5cm" svg:y="3cm">
          <text:p text:style-name="P22"><text:span text:style-name="T4">n_source = read pc</text:span></text:p>
          <text:p text:style-name="P22"><text:span text:style-name="T4">n_targe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2" draw:text-style-name="P36" xml:id="id55" draw:id="id55" draw:layer="layout" svg:width="5.3cm" svg:height="2cm" svg:x="4.7cm" svg:y="14.4cm">
          <text:p text:style-name="P22"><text:span text:style-name="T4">n_action = wait</text:span></text:p>
          <text:p text:style-name="P22"><text:span text:style-name="T4">n_unit = wait some 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37" draw:layer="layout" svg:width="5cm" svg:height="2cm" svg:x="8.5cm" svg:y="5.5cm">
          <text:p text:style-name="P22"><text:span text:style-name="T4">n_action = i_action</text:span></text:p>
          <text:p text:style-name="P22"><text:span text:style-name="T4">n_unit = i_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4" draw:text-style-name="P35" draw:layer="layout" svg:width="4.9cm" svg:height="2cm" svg:x="16.4cm" svg:y="15.9cm">
          <text:p text:style-name="P22"><text:span text:style-name="T4">n_action = read pc</text:span></text:p>
          <text:p text:style-name="P22"><text:span text:style-name="T4">n_uni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18" draw:layer="layout" svg:x1="6.5cm" svg:y1="13cm" svg:x2="7.35cm" svg:y2="14.4cm" draw:start-shape="id54" draw:start-glue-point="2" draw:end-shape="id55" draw:end-glue-point="4" svg:d="M6500 13000v700h850v700" svg:viewBox="0 0 851 1401">
          <text:p/>
        </draw:connector>
        <draw:connector draw:style-name="gr21" draw:text-style-name="P18" draw:layer="layout" svg:x1="6.5cm" svg:y1="4cm" svg:x2="6.5cm" svg:y2="6cm" draw:start-shape="id56" draw:start-glue-point="6" draw:end-shape="id57" draw:end-glue-point="0" svg:d="M6500 4000v2000" svg:viewBox="0 0 1 2001">
          <text:p/>
        </draw:connector>
        <draw:custom-shape draw:style-name="gr78" draw:text-style-name="P33" xml:id="id57" draw:id="id57" draw:layer="layout" svg:width="3cm" svg:height="1cm" svg:x="5cm" svg:y="6cm">
          <text:p text:style-name="P10"><text:span text:style-name="T14">read_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4" xml:id="id58" draw:id="id58" draw:layer="layout" svg:width="1cm" svg:height="1.1cm" svg:x="6cm" svg:y="9cm">
          <text:p text:style-name="P10"><text:span text:style-name="T14">0000 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6.5cm" svg:y1="10.1cm" svg:x2="6.5cm" svg:y2="12cm" draw:start-shape="id58" draw:start-glue-point="6" draw:end-shape="id54" draw:end-glue-point="0" svg:d="M6500 10100v1900" svg:viewBox="0 0 1 1901">
          <text:p/>
        </draw:connector>
        <draw:custom-shape draw:style-name="gr78" draw:text-style-name="P33" xml:id="id60" draw:id="id60" draw:layer="layout" svg:width="3cm" svg:height="1cm" svg:x="12.5cm" svg:y="15.9cm">
          <text:p text:style-name="P10"><text:span text:style-name="T14">trans_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draw:line-skew="-0.499cm" svg:x1="10.9cm" svg:y1="17.5cm" svg:x2="5cm" svg:y2="6.5cm" draw:start-shape="id53" draw:start-glue-point="6" draw:end-shape="id57" draw:end-glue-point="3" svg:d="M10900 17500h-6900v-11000h1000" svg:viewBox="0 0 6901 11001">
          <text:p/>
        </draw:connector>
        <draw:custom-shape draw:style-name="gr44" draw:text-style-name="P27" xml:id="id59" draw:id="id59" draw:layer="layout" svg:width="0.2cm" svg:height="0.2cm" svg:x="6.4cm" svg:y="7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cm" svg:y1="9.55cm" svg:x2="11cm" svg:y2="10.3cm" draw:start-shape="id58" draw:start-glue-point="7" draw:end-shape="id52" draw:end-glue-point="4" svg:d="M7000 9550h4000v750" svg:viewBox="0 0 4001 751">
          <text:p/>
        </draw:connector>
        <draw:connector draw:style-name="gr21" draw:text-style-name="P18" draw:layer="layout" svg:x1="6.5cm" svg:y1="8cm" svg:x2="6.5cm" svg:y2="9cm" draw:start-shape="id59" draw:start-glue-point="8" draw:end-shape="id58" draw:end-glue-point="4" svg:d="M6500 8000v1000" svg:viewBox="0 0 1 1001">
          <text:p/>
        </draw:connector>
        <draw:connector draw:style-name="gr21" draw:text-style-name="P18" draw:layer="layout" svg:x1="11.5cm" svg:y1="10.8cm" svg:x2="14cm" svg:y2="15.9cm" draw:start-shape="id52" draw:start-glue-point="7" draw:end-shape="id60" draw:end-glue-point="0" svg:d="M11500 10800h2500v5100" svg:viewBox="0 0 2501 5101">
          <text:p/>
        </draw:connector>
        <draw:connector draw:style-name="gr45" draw:text-style-name="P10" draw:layer="layout" svg:x1="6.5cm" svg:y1="7cm" svg:x2="6.5cm" svg:y2="7.8cm" draw:start-shape="id57" draw:start-glue-point="2" draw:end-shape="id59" draw:end-glue-point="4" svg:d="M6500 7000v800" svg:viewBox="0 0 1 801">
          <text:p/>
        </draw:connector>
        <draw:custom-shape draw:style-name="gr44" draw:text-style-name="P27" xml:id="id53" draw:id="id53" draw:layer="layout" svg:width="0.2cm" svg:height="0.2cm" svg:x="10.9cm" svg:y="1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5" draw:text-style-name="P10" draw:layer="layout" svg:x1="14cm" svg:y1="16.9cm" svg:x2="11.1cm" svg:y2="17.5cm" draw:start-shape="id60" draw:start-glue-point="2" draw:end-shape="id53" draw:end-glue-point="10" svg:d="M14000 16900v600h-2900" svg:viewBox="0 0 2901 601">
          <text:p/>
        </draw:connector>
      </draw:page>
      <draw:page draw:name="page6" draw:style-name="dp1" draw:master-page-name="默认">
        <draw:frame draw:style-name="gr86" draw:text-style-name="P32" draw:layer="layout" svg:width="5.582cm" svg:height="1.927cm" svg:x="0.6cm" svg:y="0.03cm">
          <draw:text-box>
            <text:p><text:span text:style-name="T13">译码结构</text:span></text:p>
          </draw:text-box>
        </draw:frame>
        <draw:g xml:id="id62" draw:id="id62">
          <draw:frame draw:style-name="gr87" draw:text-style-name="P5" draw:layer="layout" svg:width="1.47cm" svg:height="0.8cm" svg:x="1cm" svg:y="5.6cm">
            <draw:text-box>
              <text:p text:style-name="P4"><text:span text:style-name="T1">o_irp</text:span></text:p>
            </draw:text-box>
          </draw:frame>
          <draw:custom-shape draw:style-name="gr5" draw:text-style-name="P10" draw:layer="layout" svg:width="0.7cm" svg:height="0.6cm" svg:x="2.4cm" svg:y="5.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frame draw:style-name="gr88" draw:text-style-name="P2" draw:layer="layout" svg:width="1.725cm" svg:height="0.712cm" svg:x="1.697cm" svg:y="3.088cm">
            <draw:text-box>
              <text:p><text:span text:style-name="T1">i_data</text:span></text:p>
            </draw:text-box>
          </draw:frame>
          <draw:custom-shape draw:style-name="gr3" draw:text-style-name="P3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89" draw:text-style-name="P11" draw:layer="layout" svg:width="1.999cm" svg:height="1cm" svg:x="14.001cm" svg:y="3cm">
          <text:p text:style-name="P10"><text:span text:style-name="T4">加载</text:span></text:p>
          <draw:enhanced-geometry svg:viewBox="0 0 21600 21600" draw:type="rectangle" draw:enhanced-path="M 0 0 L 21600 0 21600 21600 0 21600 0 0 Z N"/>
        </draw:custom-shape>
        <draw:custom-shape draw:style-name="gr78" draw:text-style-name="P11" xml:id="id71" draw:id="id71" draw:layer="layout" svg:width="3cm" svg:height="1cm" svg:x="5cm" svg:y="3cm">
          <text:p text:style-name="P10"><text:span text:style-name="T4">状态选择</text:span></text:p>
          <draw:enhanced-geometry svg:viewBox="0 0 21600 21600" draw:type="rectangle" draw:enhanced-path="M 0 0 L 21600 0 21600 21600 0 21600 0 0 Z N"/>
        </draw:custom-shape>
        <draw:custom-shape draw:style-name="gr90" draw:text-style-name="P11" xml:id="id63" draw:id="id63" draw:layer="layout" svg:width="2cm" svg:height="1cm" svg:x="10cm" svg:y="3cm">
          <text:p text:style-name="P10"><text:span text:style-name="T4">初始化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0" draw:text-style-name="P11" xml:id="id65" draw:id="id65" draw:layer="layout" svg:width="2cm" svg:height="1cm" svg:x="10cm" svg:y="5cm">
          <text:p text:style-name="P10"><text:span text:style-name="T4">加载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0" draw:text-style-name="P11" xml:id="id67" draw:id="id67" draw:layer="layout" svg:width="2cm" svg:height="1cm" svg:x="10cm" svg:y="7cm">
          <text:p text:style-name="P10"><text:span text:style-name="T4">比较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0" draw:text-style-name="P11" xml:id="id69" draw:id="id69" draw:layer="layout" svg:width="2cm" svg:height="1cm" svg:x="10cm" svg:y="9cm">
          <text:p text:style-name="P10"><text:span text:style-name="T4">跳转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91" draw:text-style-name="P38" draw:layer="layout" svg:width="3.677cm" svg:height="1.085cm" svg:x="9.4cm" svg:y="1.4cm">
          <draw:text-box>
            <text:p><text:span text:style-name="T4">指令译码器</text:span></text:p>
          </draw:text-box>
        </draw:frame>
        <draw:custom-shape draw:style-name="gr92" draw:text-style-name="P11" xml:id="id61" draw:id="id61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8" draw:layer="layout" svg:x1="5cm" svg:y1="6cm" svg:x2="3.1cm" svg:y2="6cm" draw:start-shape="id61" draw:start-glue-point="6" draw:end-shape="id62" draw:end-glue-point="1" svg:d="M5000 6000h-1900" svg:viewBox="0 0 1901 1">
          <text:p/>
        </draw:connector>
        <draw:line draw:style-name="gr21" draw:text-style-name="P8" xml:id="id64" draw:id="id64" draw:layer="layout" svg:x1="7cm" svg:y1="5.3cm" svg:x2="6cm" svg:y2="5.3cm">
          <text:p/>
        </draw:line>
        <draw:line draw:style-name="gr21" draw:text-style-name="P8" xml:id="id66" draw:id="id66" draw:layer="layout" svg:x1="8cm" svg:y1="5.7cm" svg:x2="6cm" svg:y2="5.7cm">
          <text:p/>
        </draw:line>
        <draw:line draw:style-name="gr21" draw:text-style-name="P8" xml:id="id68" draw:id="id68" draw:layer="layout" svg:x1="7.5cm" svg:y1="6.1cm" svg:x2="6cm" svg:y2="6.1cm">
          <text:p/>
        </draw:line>
        <draw:line draw:style-name="gr21" draw:text-style-name="P8" xml:id="id70" draw:id="id70" draw:layer="layout" svg:x1="7cm" svg:y1="6.5cm" svg:x2="6cm" svg:y2="6.5cm">
          <text:p/>
        </draw:line>
        <draw:connector draw:style-name="gr93" draw:text-style-name="P8" draw:layer="layout" svg:x1="11cm" svg:y1="4cm" svg:x2="7cm" svg:y2="5.3cm" draw:start-shape="id63" draw:start-glue-point="2" draw:end-shape="id64" draw:end-glue-point="1" svg:d="M11000 4000v576h-4000v724" svg:viewBox="0 0 4001 1301">
          <text:p/>
        </draw:connector>
        <draw:connector draw:style-name="gr45" draw:text-style-name="P11" draw:layer="layout" svg:x1="11cm" svg:y1="6cm" svg:x2="8cm" svg:y2="5.7cm" draw:start-shape="id65" draw:start-glue-point="2" draw:end-shape="id66" draw:end-glue-point="1" svg:d="M11000 6000v502h-3000v-802" svg:viewBox="0 0 3001 803">
          <text:p/>
        </draw:connector>
        <draw:connector draw:style-name="gr45" draw:text-style-name="P11" draw:layer="layout" svg:x1="11cm" svg:y1="8cm" svg:x2="7.5cm" svg:y2="6.1cm" draw:start-shape="id67" draw:start-glue-point="2" draw:end-shape="id68" draw:end-glue-point="1" svg:d="M11000 8000v502h-3500v-2402" svg:viewBox="0 0 3501 2403">
          <text:p/>
        </draw:connector>
        <draw:connector draw:style-name="gr45" draw:text-style-name="P11" draw:layer="layout" svg:x1="11cm" svg:y1="10cm" svg:x2="7cm" svg:y2="6.5cm" draw:start-shape="id69" draw:start-glue-point="2" draw:end-shape="id70" draw:end-glue-point="1" svg:d="M11000 10000v502h-4000v-4002" svg:viewBox="0 0 4001 4003">
          <text:p/>
        </draw:connector>
        <draw:line draw:style-name="gr18" draw:text-style-name="P8" draw:layer="layout" svg:x1="5.5cm" svg:y1="4cm" svg:x2="5.5cm" svg:y2="5.2cm">
          <text:p/>
        </draw:line>
        <draw:line draw:style-name="gr21" draw:text-style-name="P8" draw:layer="layout" svg:x1="3.4cm" svg:y1="3.4cm" svg:x2="5cm" svg:y2="3.4cm">
          <text:p/>
        </draw:line>
        <draw:connector draw:style-name="gr21" draw:text-style-name="P8" xml:id="id72" draw:id="id72" draw:layer="layout" svg:x1="8cm" svg:y1="3.5cm" svg:x2="10cm" svg:y2="3.5cm" draw:start-shape="id71" draw:start-glue-point="1" draw:end-shape="id63" draw:end-glue-point="5" svg:d="M8000 3500h2000" svg:viewBox="0 0 2001 1">
          <text:p/>
        </draw:connector>
        <draw:connector draw:style-name="gr21" draw:text-style-name="P8" xml:id="id73" draw:id="id73" draw:layer="layout" svg:x1="9cm" svg:y1="3.5cm" svg:x2="10cm" svg:y2="5.5cm" draw:start-shape="id72" draw:start-glue-point="0" draw:end-shape="id65" draw:end-glue-point="5" svg:d="M9000 3500v2000h1000" svg:viewBox="0 0 1001 2001">
          <text:p/>
        </draw:connector>
        <draw:connector draw:style-name="gr21" draw:text-style-name="P8" xml:id="id74" draw:id="id74" draw:layer="layout" svg:x1="9cm" svg:y1="5.5cm" svg:x2="10cm" svg:y2="7.5cm" draw:start-shape="id73" draw:start-glue-point="0" draw:end-shape="id67" draw:end-glue-point="5" svg:d="M9000 5500v2000h1000" svg:viewBox="0 0 1001 2001">
          <text:p/>
        </draw:connector>
        <draw:connector draw:style-name="gr21" draw:text-style-name="P8" draw:layer="layout" svg:x1="9cm" svg:y1="7.5cm" svg:x2="10cm" svg:y2="9.5cm" draw:start-shape="id74" draw:start-glue-point="0" draw:end-shape="id69" draw:end-glue-point="5" svg:d="M9000 7500v2000h1000" svg:viewBox="0 0 1001 2001">
          <text:p/>
        </draw:connector>
        <draw:custom-shape draw:style-name="gr12" draw:text-style-name="P12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默认">
        <draw:frame draw:style-name="gr86" draw:text-style-name="P32" draw:layer="layout" svg:width="5.582cm" svg:height="1.927cm" svg:x="0.6cm" svg:y="0.03cm">
          <draw:text-box>
            <text:p><text:span text:style-name="T13">加载指令</text:span></text:p>
          </draw:text-box>
        </draw:frame>
        <draw:custom-shape draw:style-name="gr94" draw:text-style-name="P11" xml:id="id79" draw:id="id79" draw:layer="layout" svg:width="2cm" svg:height="1cm" svg:x="3cm" svg:y="2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95" draw:text-style-name="P11" draw:layer="layout" svg:width="3cm" svg:height="1cm" svg:x="2.501cm" svg:y="5.001cm">
          <text:p text:style-name="P10"><text:span text:style-name="T4">in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8" draw:layer="layout" svg:x1="4cm" svg:y1="3cm" svg:x2="4.001cm" svg:y2="5.001cm">
          <text:p/>
        </draw:line>
        <draw:custom-shape draw:style-name="gr94" draw:text-style-name="P11" xml:id="id80" draw:id="id80" draw:layer="layout" svg:width="2cm" svg:height="1cm" svg:x="3cm" svg:y="7cm">
          <text:p text:style-name="P10"><text:span text:style-name="T4">初始化</text:span></text:p>
          <draw:enhanced-geometry svg:viewBox="0 0 21600 21600" draw:type="rectangle" draw:enhanced-path="M 0 0 L 21600 0 21600 21600 0 21600 0 0 Z N"/>
        </draw:custom-shape>
        <draw:custom-shape draw:style-name="gr96" draw:text-style-name="P11" draw:layer="layout" svg:width="3cm" svg:height="2cm" svg:x="6cm" svg:y="7cm">
          <text:p text:style-name="P10"><text:span text:style-name="T4">p0_n = 0</text:span></text:p>
          <text:p text:style-name="P10"><text:span text:style-name="T4">p1_n = 0</text:span></text:p>
          <text:p text:style-name="P10"><text:span text:style-name="T4">p2_n = f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7" draw:text-style-name="P11" draw:layer="layout" svg:width="4cm" svg:height="1.3cm" svg:x="13cm" svg:y="6.9cm">
          <text:p text:style-name="P10"><text:span text:style-name="T4">p0_n = i_data</text:span></text:p>
          <text:p text:style-name="P10"><text:span text:style-name="T4">p12_n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4" draw:text-style-name="P11" draw:layer="layout" svg:width="2cm" svg:height="1cm" svg:x="10cm" svg:y="7cm">
          <text:p text:style-name="P10"><text:span text:style-name="T4">读</text:span><text:span text:style-name="T15">p0</text:span></text:p>
          <draw:enhanced-geometry svg:viewBox="0 0 21600 21600" draw:type="rectangle" draw:enhanced-path="M 0 0 L 21600 0 21600 21600 0 21600 0 0 Z N"/>
        </draw:custom-shape>
        <draw:custom-shape draw:style-name="gr95" draw:text-style-name="P11" xml:id="id76" draw:id="id76" draw:layer="layout" svg:width="3cm" svg:height="1cm" svg:x="9.5cm" svg:y="5cm">
          <text:p text:style-name="P10"><text:span text:style-name="T4">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8" draw:layer="layout" svg:x1="4.2cm" svg:y1="4cm" svg:x2="11cm" svg:y2="5cm" draw:start-shape="id75" draw:start-glue-point="10" draw:end-shape="id76" draw:end-glue-point="4" svg:d="M4200 4000h6800v1000" svg:viewBox="0 0 6801 1001">
          <text:p/>
        </draw:connector>
        <draw:custom-shape draw:style-name="gr94" draw:text-style-name="P11" draw:layer="layout" svg:width="2cm" svg:height="1cm" svg:x="10cm" svg:y="9cm">
          <text:p text:style-name="P10"><text:span text:style-name="T4">读</text:span><text:span text:style-name="T15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1" xml:id="id81" draw:id="id81" draw:layer="layout" svg:width="2cm" svg:height="1cm" svg:x="10cm" svg:y="11cm">
          <text:p text:style-name="P10"><text:span text:style-name="T4">读</text:span><text:span text:style-name="T15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1" draw:layer="layout" svg:width="4cm" svg:height="1.5cm" svg:x="13cm" svg:y="9cm">
          <text:p text:style-name="P10"><text:span text:style-name="T4">p02_n = p02</text:span></text:p>
          <text:p text:style-name="P10"><text:span text:style-name="T4">p1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7" draw:text-style-name="P11" draw:layer="layout" svg:width="4cm" svg:height="1.3cm" svg:x="13cm" svg:y="11cm">
          <text:p text:style-name="P10"><text:span text:style-name="T4">p01_n = p01</text:span></text:p>
          <text:p text:style-name="P10"><text:span text:style-name="T4">p2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4" draw:text-style-name="P11" xml:id="id78" draw:id="id78" draw:layer="layout" svg:width="2cm" svg:height="1cm" svg:x="4cm" svg:y="14cm">
          <text:p text:style-name="P10"><text:span text:style-name="T4">读</text:span><text:span text:style-name="T15">cash</text:span></text:p>
          <draw:enhanced-geometry svg:viewBox="0 0 21600 21600" draw:type="rectangle" draw:enhanced-path="M 0 0 L 21600 0 21600 21600 0 21600 0 0 Z N"/>
        </draw:custom-shape>
        <draw:custom-shape draw:style-name="gr94" draw:text-style-name="P11" draw:layer="layout" svg:width="2cm" svg:height="1cm" svg:x="4cm" svg:y="18cm">
          <text:p text:style-name="P10"><text:span text:style-name="T4">写寄令</text:span></text:p>
          <draw:enhanced-geometry svg:viewBox="0 0 21600 21600" draw:type="rectangle" draw:enhanced-path="M 0 0 L 21600 0 21600 21600 0 21600 0 0 Z N"/>
        </draw:custom-shape>
        <draw:custom-shape draw:style-name="gr95" draw:text-style-name="P11" xml:id="id77" draw:id="id77" draw:layer="layout" svg:width="3cm" svg:height="1cm" svg:x="3.5cm" svg:y="20cm">
          <text:p text:style-name="P10"><text:span text:style-name="T4">counter==p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9" draw:text-style-name="P39" draw:layer="layout" svg:width="11.7cm" svg:height="1.1cm" svg:x="7cm" svg:y="14cm">
          <text:p text:style-name="P22"><text:span text:style-name="T4">pi_n=pi; oabn = p0; p0_n=p0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0" draw:text-style-name="P40" draw:layer="layout" svg:width="7.525cm" svg:height="0.962cm" svg:x="11.975cm" svg:y="3.1cm">
          <draw:text-box>
            <text:p text:style-name="P22"><text:span text:style-name="T4">oabn = o_addr_bus_next</text:span></text:p>
          </draw:text-box>
        </draw:frame>
        <draw:custom-shape draw:style-name="gr99" draw:text-style-name="P39" draw:layer="layout" svg:width="11.7cm" svg:height="1.1cm" svg:x="7cm" svg:y="18cm">
          <text:p text:style-name="P22"><text:span text:style-name="T4">pi_n=pi; oabn = p1; p1_n=p1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8" draw:layer="layout" svg:x1="3.5cm" svg:y1="20.5cm" svg:x2="4cm" svg:y2="14.5cm" draw:start-shape="id77" draw:start-glue-point="5" draw:end-shape="id78" draw:end-glue-point="3" svg:d="M3500 20500h-501v-6000h1001" svg:viewBox="0 0 1002 6001">
          <text:p/>
        </draw:connector>
        <draw:connector draw:style-name="gr21" draw:text-style-name="P8" draw:layer="layout" draw:line-skew="0cm -0.499cm" svg:x1="5cm" svg:y1="21cm" svg:x2="3cm" svg:y2="2.5cm" draw:start-shape="id77" draw:start-glue-point="6" draw:end-shape="id79" draw:end-glue-point="3" svg:d="M5000 21000v502h-3000v-19002h1000" svg:viewBox="0 0 3001 19003">
          <text:p/>
        </draw:connector>
        <draw:connector draw:style-name="gr21" draw:text-style-name="P8" draw:layer="layout" svg:x1="4cm" svg:y1="8cm" svg:x2="5cm" svg:y2="14cm" draw:start-shape="id80" draw:start-glue-point="2" draw:end-shape="id78" svg:d="M4000 8000v3000h1000v3000" svg:viewBox="0 0 1001 6001">
          <text:p/>
        </draw:connector>
        <draw:connector draw:style-name="gr21" draw:text-style-name="P8" draw:layer="layout" svg:x1="11cm" svg:y1="12cm" svg:x2="5.2cm" svg:y2="13cm" draw:start-shape="id81" draw:start-glue-point="2" draw:end-shape="id82" draw:end-glue-point="10" svg:d="M11000 12000v1000h-5800" svg:viewBox="0 0 5801 1001">
          <text:p/>
        </draw:connector>
        <draw:custom-shape draw:style-name="gr12" draw:text-style-name="P12" xml:id="id82" draw:id="id82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4cm" svg:y1="6cm" svg:x2="4cm" svg:y2="7cm">
          <text:p/>
        </draw:line>
        <draw:line draw:style-name="gr21" draw:text-style-name="P8" draw:layer="layout" svg:x1="11cm" svg:y1="6cm" svg:x2="11cm" svg:y2="7cm">
          <text:p/>
        </draw:line>
        <draw:line draw:style-name="gr21" draw:text-style-name="P8" draw:layer="layout" svg:x1="11cm" svg:y1="8cm" svg:x2="11cm" svg:y2="9cm">
          <text:p/>
        </draw:line>
        <draw:line draw:style-name="gr21" draw:text-style-name="P8" draw:layer="layout" svg:x1="11cm" svg:y1="10cm" svg:x2="11cm" svg:y2="11cm">
          <text:p/>
        </draw:line>
        <draw:line draw:style-name="gr21" draw:text-style-name="P8" draw:layer="layout" svg:x1="5cm" svg:y1="15cm" svg:x2="5cm" svg:y2="16cm">
          <text:p/>
        </draw:line>
        <draw:line draw:style-name="gr21" draw:text-style-name="P8" draw:layer="layout" svg:x1="5cm" svg:y1="19cm" svg:x2="5cm" svg:y2="20cm">
          <text:p/>
        </draw:line>
        <draw:custom-shape draw:style-name="gr12" draw:text-style-name="P12" xml:id="id75" draw:id="id75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1" draw:layer="layout" svg:width="2cm" svg:height="1cm" svg:x="4cm" svg:y="16cm">
          <text:p text:style-name="P10"><text:span text:style-name="T4">cash_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8" draw:layer="layout" svg:x1="5cm" svg:y1="17cm" svg:x2="5cm" svg:y2="18cm">
          <text:p/>
        </draw:line>
        <draw:frame draw:style-name="gr102" draw:text-style-name="P41" draw:layer="layout" svg:width="7.062cm" svg:height="0.963cm" svg:x="7.099cm" svg:y="16.037cm">
          <draw:text-box>
            <text:p><text:span text:style-name="T15">cash</text:span><text:span text:style-name="T4">一次只读一行数据</text:span></text:p>
          </draw:text-box>
        </draw:frame>
        <draw:frame draw:style-name="gr103" draw:text-style-name="P38" draw:layer="layout" svg:width="7.226cm" svg:height="1.085cm" svg:x="5.974cm" svg:y="1.015cm">
          <draw:text-box>
            <text:p><text:span text:style-name="T4">从</text:span><text:span text:style-name="T15">cash</text:span><text:span text:style-name="T4">读到数据寄存器</text:span></text:p>
          </draw:text-box>
        </draw:frame>
      </draw:page>
      <draw:page draw:name="page8" draw:style-name="dp1" draw:master-page-name="默认">
        <draw:g>
          <draw:line draw:style-name="gr104" draw:text-style-name="P8" draw:layer="layout" svg:x1="8.2cm" svg:y1="3cm" svg:x2="8.8cm" svg:y2="3cm">
            <text:p/>
          </draw:line>
          <draw:line draw:style-name="gr104" draw:text-style-name="P8" draw:layer="layout" svg:x1="7.2cm" svg:y1="2cm" svg:x2="6.8cm" svg:y2="3cm">
            <text:p/>
          </draw:line>
          <draw:line draw:style-name="gr104" draw:text-style-name="P8" draw:layer="layout" svg:x1="7.8cm" svg:y1="2cm" svg:x2="8.2cm" svg:y2="3cm">
            <text:p/>
          </draw:line>
          <draw:line draw:style-name="gr104" draw:text-style-name="P8" draw:layer="layout" svg:x1="7.2cm" svg:y1="2cm" svg:x2="7.8cm" svg:y2="2cm">
            <text:p/>
          </draw:line>
        </draw:g>
        <draw:g>
          <draw:line draw:style-name="gr104" draw:text-style-name="P8" draw:layer="layout" svg:x1="10.2cm" svg:y1="3cm" svg:x2="10.8cm" svg:y2="3cm">
            <text:p/>
          </draw:line>
          <draw:line draw:style-name="gr104" draw:text-style-name="P8" draw:layer="layout" svg:x1="9.2cm" svg:y1="2cm" svg:x2="8.8cm" svg:y2="3cm">
            <text:p/>
          </draw:line>
          <draw:line draw:style-name="gr104" draw:text-style-name="P8" draw:layer="layout" svg:x1="9.8cm" svg:y1="2cm" svg:x2="10.2cm" svg:y2="3cm">
            <text:p/>
          </draw:line>
          <draw:line draw:style-name="gr104" draw:text-style-name="P8" draw:layer="layout" svg:x1="9.2cm" svg:y1="2cm" svg:x2="9.8cm" svg:y2="2cm">
            <text:p/>
          </draw:line>
        </draw:g>
        <draw:g>
          <draw:line draw:style-name="gr104" draw:text-style-name="P8" draw:layer="layout" svg:x1="12.2cm" svg:y1="3cm" svg:x2="12.8cm" svg:y2="3cm">
            <text:p/>
          </draw:line>
          <draw:line draw:style-name="gr104" draw:text-style-name="P8" draw:layer="layout" svg:x1="11.2cm" svg:y1="2cm" svg:x2="10.8cm" svg:y2="3cm">
            <text:p/>
          </draw:line>
          <draw:line draw:style-name="gr104" draw:text-style-name="P8" draw:layer="layout" svg:x1="11.8cm" svg:y1="2cm" svg:x2="12.2cm" svg:y2="3cm">
            <text:p/>
          </draw:line>
          <draw:line draw:style-name="gr104" draw:text-style-name="P8" draw:layer="layout" svg:x1="11.2cm" svg:y1="2cm" svg:x2="11.8cm" svg:y2="2cm">
            <text:p/>
          </draw:line>
        </draw:g>
        <draw:g>
          <draw:line draw:style-name="gr104" draw:text-style-name="P8" draw:layer="layout" svg:x1="7.4cm" svg:y1="4cm" svg:x2="8.6cm" svg:y2="4cm">
            <text:p/>
          </draw:line>
          <draw:line draw:style-name="gr104" draw:text-style-name="P8" draw:layer="layout" svg:x1="7cm" svg:y1="4.5cm" svg:x2="7.4cm" svg:y2="4cm">
            <text:p/>
          </draw:line>
          <draw:line draw:style-name="gr104" draw:text-style-name="P8" draw:layer="layout" svg:x1="7.4cm" svg:y1="5cm" svg:x2="7cm" svg:y2="4.5cm">
            <text:p/>
          </draw:line>
          <draw:line draw:style-name="gr104" draw:text-style-name="P8" draw:layer="layout" svg:x1="7.4cm" svg:y1="5cm" svg:x2="8.6cm" svg:y2="5cm">
            <text:p/>
          </draw:line>
          <draw:line draw:style-name="gr104" draw:text-style-name="P8" draw:layer="layout" svg:x1="9cm" svg:y1="4.5cm" svg:x2="8.6cm" svg:y2="4cm">
            <text:p/>
          </draw:line>
          <draw:line draw:style-name="gr104" draw:text-style-name="P8" draw:layer="layout" svg:x1="8.6cm" svg:y1="5cm" svg:x2="9cm" svg:y2="4.5cm">
            <text:p/>
          </draw:line>
        </draw:g>
        <draw:g>
          <draw:line draw:style-name="gr104" draw:text-style-name="P8" draw:layer="layout" svg:x1="9.8cm" svg:y1="4cm" svg:x2="12.2cm" svg:y2="4cm">
            <text:p/>
          </draw:line>
          <draw:line draw:style-name="gr104" draw:text-style-name="P8" draw:layer="layout" svg:x1="9cm" svg:y1="4.5cm" svg:x2="9.8cm" svg:y2="4cm">
            <text:p/>
          </draw:line>
          <draw:line draw:style-name="gr104" draw:text-style-name="P8" draw:layer="layout" svg:x1="9.8cm" svg:y1="5cm" svg:x2="9cm" svg:y2="4.5cm">
            <text:p/>
          </draw:line>
          <draw:line draw:style-name="gr104" draw:text-style-name="P8" draw:layer="layout" svg:x1="9.8cm" svg:y1="5cm" svg:x2="12.2cm" svg:y2="5cm">
            <text:p/>
          </draw:line>
          <draw:line draw:style-name="gr104" draw:text-style-name="P8" draw:layer="layout" svg:x1="13cm" svg:y1="4.5cm" svg:x2="12.2cm" svg:y2="4cm">
            <text:p/>
          </draw:line>
          <draw:line draw:style-name="gr104" draw:text-style-name="P8" draw:layer="layout" svg:x1="12.2cm" svg:y1="5cm" svg:x2="13cm" svg:y2="4.5cm">
            <text:p/>
          </draw:line>
        </draw:g>
        <draw:frame draw:style-name="gr105" draw:text-style-name="P42" draw:layer="layout" svg:width="1.239cm" svg:height="0.734cm" svg:x="7.4cm" svg:y="4.266cm">
          <draw:text-box>
            <text:p><text:span text:style-name="T16">取指</text:span></text:p>
          </draw:text-box>
        </draw:frame>
        <draw:frame draw:style-name="gr105" draw:text-style-name="P42" draw:layer="layout" svg:width="1.239cm" svg:height="0.734cm" svg:x="9.4cm" svg:y="4.266cm">
          <draw:text-box>
            <text:p><text:span text:style-name="T16">器件</text:span></text:p>
          </draw:text-box>
        </draw:frame>
        <draw:g>
          <draw:line draw:style-name="gr104" draw:text-style-name="P8" draw:layer="layout" svg:x1="11.4cm" svg:y1="5.5cm" svg:x2="12.6cm" svg:y2="5.5cm">
            <text:p/>
          </draw:line>
          <draw:line draw:style-name="gr104" draw:text-style-name="P8" draw:layer="layout" svg:x1="11cm" svg:y1="6cm" svg:x2="11.4cm" svg:y2="5.5cm">
            <text:p/>
          </draw:line>
          <draw:line draw:style-name="gr104" draw:text-style-name="P8" draw:layer="layout" svg:x1="11.4cm" svg:y1="6.5cm" svg:x2="11cm" svg:y2="6cm">
            <text:p/>
          </draw:line>
          <draw:line draw:style-name="gr104" draw:text-style-name="P8" draw:layer="layout" svg:x1="11.4cm" svg:y1="6.5cm" svg:x2="12.6cm" svg:y2="6.5cm">
            <text:p/>
          </draw:line>
          <draw:line draw:style-name="gr104" draw:text-style-name="P8" draw:layer="layout" svg:x1="13cm" svg:y1="6cm" svg:x2="12.6cm" svg:y2="5.5cm">
            <text:p/>
          </draw:line>
          <draw:line draw:style-name="gr104" draw:text-style-name="P8" draw:layer="layout" svg:x1="12.6cm" svg:y1="6.5cm" svg:x2="13cm" svg:y2="6cm">
            <text:p/>
          </draw:line>
        </draw:g>
        <draw:frame draw:style-name="gr105" draw:text-style-name="P42" draw:layer="layout" svg:width="1.239cm" svg:height="0.734cm" svg:x="11.4cm" svg:y="5.766cm">
          <draw:text-box>
            <text:p><text:span text:style-name="T16">端口</text:span></text:p>
          </draw:text-box>
        </draw:frame>
        <draw:g>
          <draw:line draw:style-name="gr106" draw:text-style-name="P8" draw:layer="layout" svg:x1="13.4cm" svg:y1="4.5cm" svg:x2="14.6cm" svg:y2="4.5cm">
            <text:p/>
          </draw:line>
          <draw:line draw:style-name="gr106" draw:text-style-name="P8" draw:layer="layout" svg:x1="13cm" svg:y1="5cm" svg:x2="13.4cm" svg:y2="4.5cm">
            <text:p/>
          </draw:line>
          <draw:line draw:style-name="gr106" draw:text-style-name="P8" draw:layer="layout" svg:x1="13.4cm" svg:y1="5.5cm" svg:x2="13cm" svg:y2="5cm">
            <text:p/>
          </draw:line>
          <draw:line draw:style-name="gr106" draw:text-style-name="P8" draw:layer="layout" svg:x1="13.4cm" svg:y1="5.5cm" svg:x2="14.6cm" svg:y2="5.5cm">
            <text:p/>
          </draw:line>
          <draw:line draw:style-name="gr106" draw:text-style-name="P8" draw:layer="layout" svg:x1="15cm" svg:y1="5cm" svg:x2="14.6cm" svg:y2="4.5cm">
            <text:p/>
          </draw:line>
          <draw:line draw:style-name="gr106" draw:text-style-name="P8" draw:layer="layout" svg:x1="14.6cm" svg:y1="5.5cm" svg:x2="15cm" svg:y2="5cm">
            <text:p/>
          </draw:line>
        </draw:g>
        <draw:frame draw:style-name="gr107" draw:text-style-name="P42" draw:layer="layout" svg:width="1.239cm" svg:height="1.217cm" svg:x="13.423cm" svg:y="4.383cm">
          <draw:text-box>
            <text:p><text:span text:style-name="T16">缓存</text:span></text:p>
            <text:p><text:span text:style-name="T16">数据</text:span></text:p>
          </draw:text-box>
        </draw:frame>
        <draw:g>
          <draw:line draw:style-name="gr104" draw:text-style-name="P8" draw:layer="layout" svg:x1="14.2cm" svg:y1="3cm" svg:x2="14.8cm" svg:y2="3cm">
            <text:p/>
          </draw:line>
          <draw:line draw:style-name="gr104" draw:text-style-name="P8" draw:layer="layout" svg:x1="13.2cm" svg:y1="2cm" svg:x2="12.8cm" svg:y2="3cm">
            <text:p/>
          </draw:line>
          <draw:line draw:style-name="gr104" draw:text-style-name="P8" draw:layer="layout" svg:x1="13.8cm" svg:y1="2cm" svg:x2="14.2cm" svg:y2="3cm">
            <text:p/>
          </draw:line>
          <draw:line draw:style-name="gr104" draw:text-style-name="P8" draw:layer="layout" svg:x1="13.2cm" svg:y1="2cm" svg:x2="13.8cm" svg:y2="2cm">
            <text:p/>
          </draw:line>
        </draw:g>
        <draw:g>
          <draw:line draw:style-name="gr104" draw:text-style-name="P8" draw:layer="layout" svg:x1="16.2cm" svg:y1="3cm" svg:x2="16.8cm" svg:y2="3cm">
            <text:p/>
          </draw:line>
          <draw:line draw:style-name="gr104" draw:text-style-name="P8" draw:layer="layout" svg:x1="15.2cm" svg:y1="2cm" svg:x2="14.8cm" svg:y2="3cm">
            <text:p/>
          </draw:line>
          <draw:line draw:style-name="gr104" draw:text-style-name="P8" draw:layer="layout" svg:x1="15.8cm" svg:y1="2cm" svg:x2="16.2cm" svg:y2="3cm">
            <text:p/>
          </draw:line>
          <draw:line draw:style-name="gr104" draw:text-style-name="P8" draw:layer="layout" svg:x1="15.2cm" svg:y1="2cm" svg:x2="15.8cm" svg:y2="2cm">
            <text:p/>
          </draw:line>
        </draw:g>
        <draw:frame draw:style-name="gr108" draw:text-style-name="P38" draw:layer="layout" svg:width="1.772cm" svg:height="1.085cm" svg:x="5.2cm" svg:y="4cm">
          <draw:text-box>
            <text:p><text:span text:style-name="T4">器件</text:span></text:p>
          </draw:text-box>
        </draw:frame>
        <draw:frame draw:style-name="gr108" draw:text-style-name="P38" draw:layer="layout" svg:width="1.772cm" svg:height="1.085cm" svg:x="5.228cm" svg:y="5.6cm">
          <draw:text-box>
            <text:p><text:span text:style-name="T4">端口</text:span></text:p>
          </draw:text-box>
        </draw:frame>
        <draw:g>
          <draw:line draw:style-name="gr104" draw:text-style-name="P8" draw:layer="layout" svg:x1="9.4cm" svg:y1="5.5cm" svg:x2="10.6cm" svg:y2="5.5cm">
            <text:p/>
          </draw:line>
          <draw:line draw:style-name="gr104" draw:text-style-name="P8" draw:layer="layout" svg:x1="9cm" svg:y1="6cm" svg:x2="9.4cm" svg:y2="5.5cm">
            <text:p/>
          </draw:line>
          <draw:line draw:style-name="gr104" draw:text-style-name="P8" draw:layer="layout" svg:x1="9.4cm" svg:y1="6.5cm" svg:x2="9cm" svg:y2="6cm">
            <text:p/>
          </draw:line>
          <draw:line draw:style-name="gr104" draw:text-style-name="P8" draw:layer="layout" svg:x1="9.4cm" svg:y1="6.5cm" svg:x2="10.6cm" svg:y2="6.5cm">
            <text:p/>
          </draw:line>
          <draw:line draw:style-name="gr104" draw:text-style-name="P8" draw:layer="layout" svg:x1="11cm" svg:y1="6cm" svg:x2="10.6cm" svg:y2="5.5cm">
            <text:p/>
          </draw:line>
          <draw:line draw:style-name="gr104" draw:text-style-name="P8" draw:layer="layout" svg:x1="10.6cm" svg:y1="6.5cm" svg:x2="11cm" svg:y2="6cm">
            <text:p/>
          </draw:line>
        </draw:g>
        <draw:frame draw:style-name="gr105" draw:text-style-name="P42" draw:layer="layout" svg:width="1.239cm" svg:height="0.734cm" svg:x="9.4cm" svg:y="5.766cm">
          <draw:text-box>
            <text:p><text:span text:style-name="T16">取指</text:span></text:p>
          </draw:text-box>
        </draw:frame>
        <draw:g>
          <draw:line draw:style-name="gr104" draw:text-style-name="P8" draw:layer="layout" svg:x1="11.4cm" svg:y1="7cm" svg:x2="12.6cm" svg:y2="7cm">
            <text:p/>
          </draw:line>
          <draw:line draw:style-name="gr104" draw:text-style-name="P8" draw:layer="layout" svg:x1="11cm" svg:y1="7.5cm" svg:x2="11.4cm" svg:y2="7cm">
            <text:p/>
          </draw:line>
          <draw:line draw:style-name="gr104" draw:text-style-name="P8" draw:layer="layout" svg:x1="11.4cm" svg:y1="8cm" svg:x2="11cm" svg:y2="7.5cm">
            <text:p/>
          </draw:line>
          <draw:line draw:style-name="gr104" draw:text-style-name="P8" draw:layer="layout" svg:x1="11.4cm" svg:y1="8cm" svg:x2="12.6cm" svg:y2="8cm">
            <text:p/>
          </draw:line>
          <draw:line draw:style-name="gr104" draw:text-style-name="P8" draw:layer="layout" svg:x1="13cm" svg:y1="7.5cm" svg:x2="12.6cm" svg:y2="7cm">
            <text:p/>
          </draw:line>
          <draw:line draw:style-name="gr104" draw:text-style-name="P8" draw:layer="layout" svg:x1="12.6cm" svg:y1="8cm" svg:x2="13cm" svg:y2="7.5cm">
            <text:p/>
          </draw:line>
        </draw:g>
        <draw:g>
          <draw:line draw:style-name="gr104" draw:text-style-name="P8" draw:layer="layout" svg:x1="13.4cm" svg:y1="7cm" svg:x2="14.6cm" svg:y2="7cm">
            <text:p/>
          </draw:line>
          <draw:line draw:style-name="gr104" draw:text-style-name="P8" draw:layer="layout" svg:x1="13cm" svg:y1="7.5cm" svg:x2="13.4cm" svg:y2="7cm">
            <text:p/>
          </draw:line>
          <draw:line draw:style-name="gr104" draw:text-style-name="P8" draw:layer="layout" svg:x1="13.4cm" svg:y1="8cm" svg:x2="13cm" svg:y2="7.5cm">
            <text:p/>
          </draw:line>
          <draw:line draw:style-name="gr104" draw:text-style-name="P8" draw:layer="layout" svg:x1="13.4cm" svg:y1="8cm" svg:x2="14.6cm" svg:y2="8cm">
            <text:p/>
          </draw:line>
          <draw:line draw:style-name="gr104" draw:text-style-name="P8" draw:layer="layout" svg:x1="15cm" svg:y1="7.5cm" svg:x2="14.6cm" svg:y2="7cm">
            <text:p/>
          </draw:line>
          <draw:line draw:style-name="gr104" draw:text-style-name="P8" draw:layer="layout" svg:x1="14.6cm" svg:y1="8cm" svg:x2="15cm" svg:y2="7.5cm">
            <text:p/>
          </draw:line>
        </draw:g>
        <draw:frame draw:style-name="gr105" draw:text-style-name="P42" draw:layer="layout" svg:width="1.239cm" svg:height="0.734cm" svg:x="11.4cm" svg:y="7.266cm">
          <draw:text-box>
            <text:p><text:span text:style-name="T16">取指</text:span></text:p>
          </draw:text-box>
        </draw:frame>
        <draw:frame draw:style-name="gr105" draw:text-style-name="P42" draw:layer="layout" svg:width="1.239cm" svg:height="0.734cm" svg:x="13.4cm" svg:y="7.266cm">
          <draw:text-box>
            <text:p><text:span text:style-name="T16">器件</text:span></text:p>
          </draw:text-box>
        </draw:frame>
        <draw:g>
          <draw:line draw:style-name="gr104" draw:text-style-name="P8" draw:layer="layout" svg:x1="15.4cm" svg:y1="8.5cm" svg:x2="16.6cm" svg:y2="8.5cm">
            <text:p/>
          </draw:line>
          <draw:line draw:style-name="gr104" draw:text-style-name="P8" draw:layer="layout" svg:x1="15cm" svg:y1="9cm" svg:x2="15.4cm" svg:y2="8.5cm">
            <text:p/>
          </draw:line>
          <draw:line draw:style-name="gr104" draw:text-style-name="P8" draw:layer="layout" svg:x1="15.4cm" svg:y1="9.5cm" svg:x2="15cm" svg:y2="9cm">
            <text:p/>
          </draw:line>
          <draw:line draw:style-name="gr104" draw:text-style-name="P8" draw:layer="layout" svg:x1="15.4cm" svg:y1="9.5cm" svg:x2="16.6cm" svg:y2="9.5cm">
            <text:p/>
          </draw:line>
          <draw:line draw:style-name="gr104" draw:text-style-name="P8" draw:layer="layout" svg:x1="17cm" svg:y1="9cm" svg:x2="16.6cm" svg:y2="8.5cm">
            <text:p/>
          </draw:line>
          <draw:line draw:style-name="gr104" draw:text-style-name="P8" draw:layer="layout" svg:x1="16.6cm" svg:y1="9.5cm" svg:x2="17cm" svg:y2="9cm">
            <text:p/>
          </draw:line>
        </draw:g>
        <draw:frame draw:style-name="gr105" draw:text-style-name="P42" draw:layer="layout" svg:width="1.239cm" svg:height="0.734cm" svg:x="15.4cm" svg:y="8.766cm">
          <draw:text-box>
            <text:p><text:span text:style-name="T16">端口</text:span></text:p>
          </draw:text-box>
        </draw:frame>
        <draw:g>
          <draw:line draw:style-name="gr104" draw:text-style-name="P8" draw:layer="layout" svg:x1="17.4cm" svg:y1="8.5cm" svg:x2="18.6cm" svg:y2="8.5cm">
            <text:p/>
          </draw:line>
          <draw:line draw:style-name="gr104" draw:text-style-name="P8" draw:layer="layout" svg:x1="17cm" svg:y1="9cm" svg:x2="17.4cm" svg:y2="8.5cm">
            <text:p/>
          </draw:line>
          <draw:line draw:style-name="gr104" draw:text-style-name="P8" draw:layer="layout" svg:x1="17.4cm" svg:y1="9.5cm" svg:x2="17cm" svg:y2="9cm">
            <text:p/>
          </draw:line>
          <draw:line draw:style-name="gr104" draw:text-style-name="P8" draw:layer="layout" svg:x1="17.4cm" svg:y1="9.5cm" svg:x2="18.6cm" svg:y2="9.5cm">
            <text:p/>
          </draw:line>
          <draw:line draw:style-name="gr104" draw:text-style-name="P8" draw:layer="layout" svg:x1="19cm" svg:y1="9cm" svg:x2="18.6cm" svg:y2="8.5cm">
            <text:p/>
          </draw:line>
          <draw:line draw:style-name="gr104" draw:text-style-name="P8" draw:layer="layout" svg:x1="18.6cm" svg:y1="9.5cm" svg:x2="19cm" svg:y2="9cm">
            <text:p/>
          </draw:line>
        </draw:g>
        <draw:frame draw:style-name="gr109" draw:text-style-name="P42" draw:layer="layout" svg:width="1.278cm" svg:height="1.217cm" svg:x="17.423cm" svg:y="8.383cm">
          <draw:text-box>
            <text:p><text:span text:style-name="T16">运算</text:span></text:p>
            <text:p><text:span text:style-name="T17">or</text:span><text:span text:style-name="T16">空</text:span></text:p>
          </draw:text-box>
        </draw:frame>
        <draw:g>
          <draw:line draw:style-name="gr104" draw:text-style-name="P8" draw:layer="layout" svg:x1="13.4cm" svg:y1="8.5cm" svg:x2="14.6cm" svg:y2="8.5cm">
            <text:p/>
          </draw:line>
          <draw:line draw:style-name="gr104" draw:text-style-name="P8" draw:layer="layout" svg:x1="13cm" svg:y1="9cm" svg:x2="13.4cm" svg:y2="8.5cm">
            <text:p/>
          </draw:line>
          <draw:line draw:style-name="gr104" draw:text-style-name="P8" draw:layer="layout" svg:x1="13.4cm" svg:y1="9.5cm" svg:x2="13cm" svg:y2="9cm">
            <text:p/>
          </draw:line>
          <draw:line draw:style-name="gr104" draw:text-style-name="P8" draw:layer="layout" svg:x1="13.4cm" svg:y1="9.5cm" svg:x2="14.6cm" svg:y2="9.5cm">
            <text:p/>
          </draw:line>
          <draw:line draw:style-name="gr104" draw:text-style-name="P8" draw:layer="layout" svg:x1="15cm" svg:y1="9cm" svg:x2="14.6cm" svg:y2="8.5cm">
            <text:p/>
          </draw:line>
          <draw:line draw:style-name="gr104" draw:text-style-name="P8" draw:layer="layout" svg:x1="14.6cm" svg:y1="9.5cm" svg:x2="15cm" svg:y2="9cm">
            <text:p/>
          </draw:line>
        </draw:g>
        <draw:frame draw:style-name="gr105" draw:text-style-name="P42" draw:layer="layout" svg:width="1.239cm" svg:height="0.734cm" svg:x="13.4cm" svg:y="8.766cm">
          <draw:text-box>
            <text:p><text:span text:style-name="T16">取指</text:span></text:p>
          </draw:text-box>
        </draw:frame>
        <draw:line draw:style-name="gr110" draw:text-style-name="P8" draw:layer="layout" svg:x1="13cm" svg:y1="1.5cm" svg:x2="13cm" svg:y2="12.5cm">
          <text:p/>
        </draw:line>
        <draw:frame draw:style-name="gr107" draw:text-style-name="P42" draw:layer="layout" svg:width="1.239cm" svg:height="1.217cm" svg:x="12.4cm" svg:y="0.5cm">
          <draw:text-box>
            <text:p><text:span text:style-name="T16">读取</text:span></text:p>
            <text:p><text:span text:style-name="T16">数据</text:span></text:p>
          </draw:text-box>
        </draw:frame>
        <draw:frame draw:style-name="gr111" draw:text-style-name="P38" draw:layer="layout" svg:width="3.042cm" svg:height="1.085cm" svg:x="2cm" svg:y="4cm">
          <draw:text-box>
            <text:p><text:span text:style-name="T4">读寄存器</text:span></text:p>
          </draw:text-box>
        </draw:frame>
        <draw:frame draw:style-name="gr107" draw:text-style-name="P42" draw:layer="layout" svg:width="1.239cm" svg:height="1.217cm" svg:x="14.5cm" svg:y="0.5cm">
          <draw:text-box>
            <text:p><text:span text:style-name="T16">数据</text:span></text:p>
            <text:p><text:span text:style-name="T16">有效</text:span></text:p>
          </draw:text-box>
        </draw:frame>
      </draw:page>
      <draw:page draw:name="page9" draw:style-name="dp1" draw:master-page-name="默认">
        <draw:frame draw:style-name="gr77" draw:text-style-name="P32" draw:layer="layout" svg:width="6.856cm" svg:height="1.927cm" svg:x="0.6cm" svg:y="0.031cm">
          <draw:text-box>
            <text:p><text:span text:style-name="T13">DECODER</text:span></text:p>
          </draw:text-box>
        </draw:frame>
        <draw:custom-shape draw:style-name="gr78" draw:text-style-name="P43" xml:id="id86" draw:id="id86" draw:layer="layout" svg:width="3cm" svg:height="1cm" svg:x="5.5cm" svg:y="9cm">
          <text:p text:style-name="P10"><text:span text:style-name="T18">pa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44" xml:id="id85" draw:id="id85" draw:layer="layout" svg:width="5.001cm" svg:height="1.101cm" svg:x="4cm" svg:y="5.9cm">
          <text:p text:style-name="P10"><text:span text:style-name="T18">n_source == pau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9" draw:text-style-name="P45" xml:id="id97" draw:id="id97" draw:layer="layout" svg:width="2cm" svg:height="1cm" svg:x="2.1cm" svg:y="9cm">
          <text:p text:style-name="P10"><text:span text:style-name="T19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3" draw:text-style-name="P44" xml:id="id83" draw:id="id83" draw:layer="layout" svg:width="5.1cm" svg:height="1.2cm" svg:x="7cm" svg:y="5cm">
          <text:p text:style-name="P10"><text:span text:style-name="T18">n_source == wr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8" draw:text-style-name="P43" xml:id="id84" draw:id="id84" draw:layer="layout" svg:width="3cm" svg:height="1cm" svg:x="10cm" svg:y="9cm">
          <text:p text:style-name="P10"><text:span text:style-name="T18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9.55cm" svg:y1="6.2cm" svg:x2="11.5cm" svg:y2="9cm" draw:start-shape="id83" draw:start-glue-point="6" draw:end-shape="id84" draw:end-glue-point="0" svg:d="M9550 6200v1401h1950v1399" svg:viewBox="0 0 1951 2801">
          <text:p/>
        </draw:connector>
        <draw:connector draw:style-name="gr21" draw:text-style-name="P18" draw:layer="layout" svg:x1="6.501cm" svg:y1="7.001cm" svg:x2="7cm" svg:y2="9cm" draw:start-shape="id85" draw:start-glue-point="6" draw:end-shape="id86" draw:end-glue-point="0" svg:d="M6501 7001v1000h499v999" svg:viewBox="0 0 500 2000">
          <text:p/>
        </draw:connector>
        <draw:custom-shape draw:style-name="gr114" draw:text-style-name="P34" xml:id="id87" draw:id="id87" draw:layer="layout" svg:width="1cm" svg:height="1.1cm" svg:x="16.7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8" draw:text-style-name="P43" xml:id="id94" draw:id="id94" draw:layer="layout" svg:width="3cm" svg:height="1cm" svg:x="14.5cm" svg:y="9cm">
          <text:p text:style-name="P10"><text:span text:style-name="T18">read_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17.2cm" svg:y1="6.3cm" svg:x2="16.2cm" svg:y2="7.6cm" draw:start-shape="id87" draw:start-glue-point="6" draw:end-shape="id88" draw:end-glue-point="10" svg:d="M17200 6300v1300h-1000" svg:viewBox="0 0 1001 1301">
          <text:p/>
        </draw:connector>
        <draw:custom-shape draw:style-name="gr115" draw:text-style-name="P34" xml:id="id89" draw:id="id89" draw:layer="layout" svg:width="1cm" svg:height="1cm" svg:x="14cm" svg:y="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14.5cm" svg:y1="4cm" svg:x2="15.8cm" svg:y2="7.6cm" draw:start-shape="id89" draw:start-glue-point="6" draw:end-shape="id88" draw:end-glue-point="6" svg:d="M14500 4000v3600h1300" svg:viewBox="0 0 1301 3601">
          <text:p/>
        </draw:connector>
        <draw:custom-shape draw:style-name="gr115" draw:text-style-name="P34" xml:id="id90" draw:id="id90" draw:layer="layout" svg:width="1cm" svg:height="1cm" svg:x="22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8" draw:text-style-name="P43" xml:id="id99" draw:id="id99" draw:layer="layout" svg:width="3cm" svg:height="1cm" svg:x="19.7cm" svg:y="9cm">
          <text:p text:style-name="P10"><text:span text:style-name="T18">read_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22.5cm" svg:y1="7cm" svg:x2="21.4cm" svg:y2="7.6cm" draw:start-shape="id90" draw:start-glue-point="6" draw:end-shape="id91" draw:end-glue-point="10" svg:d="M22500 7000v600h-1100" svg:viewBox="0 0 1101 601">
          <text:p/>
        </draw:connector>
        <draw:custom-shape draw:style-name="gr114" draw:text-style-name="P34" xml:id="id92" draw:id="id92" draw:layer="layout" svg:width="1cm" svg:height="1.1cm" svg:x="20cm" svg:y="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21cm" svg:y1="2.45cm" svg:x2="22.5cm" svg:y2="6cm" draw:start-shape="id92" draw:start-glue-point="7" draw:end-shape="id90" draw:end-glue-point="4" svg:d="M21000 2450h1500v3550" svg:viewBox="0 0 1501 3551">
          <text:p/>
        </draw:connector>
        <draw:custom-shape draw:style-name="gr81" draw:text-style-name="P46" xml:id="id98" draw:id="id98" draw:layer="layout" svg:width="4.5cm" svg:height="2cm" svg:x="1cm" svg:y="11.3cm">
          <text:p text:style-name="P22"><text:span text:style-name="T19">n_source = read pc</text:span></text:p>
          <text:p text:style-name="P22"><text:span text:style-name="T19">n_targe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2" draw:text-style-name="P47" xml:id="id93" draw:id="id93" draw:layer="layout" svg:width="5.3cm" svg:height="2cm" svg:x="4cm" svg:y="13.9cm">
          <text:p text:style-name="P22"><text:span text:style-name="T19">n_action = wait</text:span></text:p>
          <text:p text:style-name="P22"><text:span text:style-name="T19">n_unit = wait some 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6" draw:text-style-name="P46" xml:id="id96" draw:id="id96" draw:layer="layout" svg:width="4.6cm" svg:height="2cm" svg:x="9.4cm" svg:y="11.3cm">
          <text:p text:style-name="P22"><text:span text:style-name="T19">n_action = read pc</text:span></text:p>
          <text:p text:style-name="P22"><text:span text:style-name="T19">n_uni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48" xml:id="id95" draw:id="id95" draw:layer="layout" svg:width="5cm" svg:height="2cm" svg:x="13.5cm" svg:y="14cm">
          <text:p text:style-name="P22"><text:span text:style-name="T19">n_action = i_action</text:span></text:p>
          <text:p text:style-name="P22"><text:span text:style-name="T19">n_unit = i_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4" draw:text-style-name="P46" xml:id="id100" draw:id="id100" draw:layer="layout" svg:width="4.9cm" svg:height="2cm" svg:x="19cm" svg:y="11.3cm">
          <text:p text:style-name="P22"><text:span text:style-name="T19">n_action = read pc</text:span></text:p>
          <text:p text:style-name="P22"><text:span text:style-name="T19">n_uni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18" draw:layer="layout" svg:x1="7cm" svg:y1="10cm" svg:x2="6.65cm" svg:y2="13.9cm" draw:start-shape="id86" draw:start-glue-point="2" draw:end-shape="id93" draw:end-glue-point="4" svg:d="M7000 10000v1950h-350v1950" svg:viewBox="0 0 351 3901">
          <text:p/>
        </draw:connector>
        <draw:connector draw:style-name="gr21" draw:text-style-name="P18" draw:layer="layout" svg:x1="16cm" svg:y1="10cm" svg:x2="16cm" svg:y2="14cm" draw:start-shape="id94" draw:start-glue-point="2" draw:end-shape="id95" svg:d="M16000 10000v4000" svg:viewBox="0 0 1 4001">
          <text:p/>
        </draw:connector>
        <draw:connector draw:style-name="gr21" draw:text-style-name="P18" draw:layer="layout" svg:x1="11.5cm" svg:y1="10cm" svg:x2="11.7cm" svg:y2="11.3cm" draw:start-shape="id84" draw:start-glue-point="2" draw:end-shape="id96" draw:end-glue-point="4" svg:d="M11500 10000v650h200v650" svg:viewBox="0 0 201 1301">
          <text:p/>
        </draw:connector>
        <draw:connector draw:style-name="gr21" draw:text-style-name="P18" draw:layer="layout" svg:x1="3.1cm" svg:y1="10cm" svg:x2="3.25cm" svg:y2="11.3cm" draw:start-shape="id97" draw:start-glue-point="6" draw:end-shape="id98" draw:end-glue-point="4" svg:d="M3100 10000v651h150v649" svg:viewBox="0 0 151 1301">
          <text:p/>
        </draw:connector>
        <draw:connector draw:style-name="gr21" draw:text-style-name="P18" draw:layer="layout" svg:x1="21.2cm" svg:y1="10cm" svg:x2="21.45cm" svg:y2="11.3cm" draw:start-shape="id99" draw:start-glue-point="2" draw:end-shape="id100" draw:end-glue-point="4" svg:d="M21200 10000v650h250v650" svg:viewBox="0 0 251 1301">
          <text:p/>
        </draw:connector>
        <draw:frame draw:style-name="gr117" draw:text-style-name="P49" draw:layer="layout" svg:width="5.188cm" svg:height="1.361cm" svg:x="16.922cm" svg:y="5.1cm">
          <draw:text-box>
            <text:p text:style-name="P10"><text:span text:style-name="T18">n_action == read_AR</text:span></text:p>
            <text:p text:style-name="P22"><text:span text:style-name="T18">n_unit == IR</text:span></text:p>
          </draw:text-box>
        </draw:frame>
        <draw:frame draw:style-name="gr117" draw:text-style-name="P49" draw:layer="layout" svg:width="5.188cm" svg:height="1.361cm" svg:x="14.222cm" svg:y="2.839cm">
          <draw:text-box>
            <text:p text:style-name="P10"><text:span text:style-name="T18">n_action == read_PC</text:span></text:p>
            <text:p text:style-name="P22"><text:span text:style-name="T18">n_unit == IR</text:span></text:p>
          </draw:text-box>
        </draw:frame>
        <draw:connector draw:style-name="gr21" draw:text-style-name="P18" draw:layer="layout" svg:x1="15cm" svg:y1="3.5cm" svg:x2="17.2cm" svg:y2="5.2cm" draw:start-shape="id89" draw:start-glue-point="7" draw:end-shape="id87" draw:end-glue-point="4" svg:d="M15000 3500h2200v1700" svg:viewBox="0 0 2201 1701">
          <text:p/>
        </draw:connector>
        <draw:custom-shape draw:style-name="gr118" draw:text-style-name="P27" xml:id="id88" draw:id="id88" draw:layer="layout" svg:width="0.4cm" svg:height="0.4cm" svg:x="15.8cm" svg:y="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6cm" svg:y1="7.8cm" svg:x2="16cm" svg:y2="9cm" draw:start-shape="id88" draw:start-glue-point="8" draw:end-shape="id94" draw:end-glue-point="0" svg:d="M16000 7800v1200" svg:viewBox="0 0 1 1201">
          <text:p/>
        </draw:connector>
        <draw:frame draw:style-name="gr117" draw:text-style-name="P49" draw:layer="layout" svg:width="5.188cm" svg:height="1.361cm" svg:x="22.2cm" svg:y="5.8cm">
          <draw:text-box>
            <text:p text:style-name="P10"><text:span text:style-name="T18">n_action == read_AR</text:span></text:p>
            <text:p text:style-name="P22"><text:span text:style-name="T18">n_unit != IR</text:span></text:p>
          </draw:text-box>
        </draw:frame>
        <draw:frame draw:style-name="gr119" draw:text-style-name="P49" draw:layer="layout" svg:width="5.188cm" svg:height="1.4cm" svg:x="20.667cm" svg:y="1.7cm">
          <draw:text-box>
            <text:p text:style-name="P10"><text:span text:style-name="T18">n_action == read_PC</text:span></text:p>
            <text:p text:style-name="P22"><text:span text:style-name="T18">n_unit != IR</text:span></text:p>
          </draw:text-box>
        </draw:frame>
        <draw:connector draw:style-name="gr21" draw:text-style-name="P18" draw:layer="layout" svg:x1="20.5cm" svg:y1="3cm" svg:x2="21cm" svg:y2="7.6cm" draw:start-shape="id92" draw:start-glue-point="6" draw:end-shape="id91" draw:end-glue-point="6" svg:d="M20500 3000v2201h-1v2399h501" svg:viewBox="0 0 502 4601">
          <text:p/>
        </draw:connector>
        <draw:custom-shape draw:style-name="gr118" draw:text-style-name="P27" xml:id="id91" draw:id="id91" draw:layer="layout" svg:width="0.4cm" svg:height="0.4cm" svg:x="21cm" svg:y="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21.2cm" svg:y1="7.8cm" svg:x2="21.2cm" svg:y2="9cm" draw:start-shape="id91" draw:start-glue-point="8" draw:end-shape="id99" draw:end-glue-point="0" svg:d="M21200 7800v1200" svg:viewBox="0 0 1 1201">
          <text:p/>
        </draw:connector>
      </draw:page>
      <draw:page draw:name="page10" draw:style-name="dp1" draw:master-page-name="默认">
        <draw:custom-shape draw:style-name="gr120" draw:text-style-name="P50" xml:id="id106" draw:id="id106" draw:layer="layout" svg:width="1cm" svg:height="2cm" svg:x="6.5cm" svg:y="6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20">取</text:span></text:p>
          <draw:enhanced-geometry svg:viewBox="0 0 21600 21600" draw:type="rectangle" draw:enhanced-path="M 0 0 L 21600 0 21600 21600 0 21600 0 0 Z N"/>
        </draw:custom-shape>
        <draw:custom-shape draw:style-name="gr121" draw:text-style-name="P50" xml:id="id101" draw:id="id101" draw:layer="layout" svg:width="1cm" svg:height="2cm" svg:x="4cm" svg:y="6cm">
          <draw:glue-point draw:id="4" svg:x="3cm" svg:y="5cm"/>
          <draw:glue-point draw:id="5" svg:x="3cm" svg:y="-5cm"/>
          <text:p text:style-name="P10"><text:span text:style-name="T20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22" draw:text-style-name="P8" draw:layer="layout" svg:x1="4.5cm" svg:y1="6cm" svg:x2="18.1cm" svg:y2="5cm" draw:start-shape="id101" draw:start-glue-point="0" draw:end-shape="id102" svg:d="M4500 6000v-1000h13600" svg:viewBox="0 0 13601 1001">
          <text:p/>
        </draw:connector>
        <draw:frame draw:style-name="gr123" draw:text-style-name="P51" xml:id="id105" draw:id="id105" draw:layer="layout" svg:width="2.297cm" svg:height="1cm" svg:x="1.003cm" svg:y="3.3cm">
          <draw:text-box>
            <text:p><text:span text:style-name="T19">DATA</text:span></text:p>
          </draw:text-box>
        </draw:frame>
        <draw:connector draw:style-name="gr21" draw:text-style-name="P8" draw:layer="layout" draw:line-skew="0.499cm" svg:x1="12cm" svg:y1="8cm" svg:x2="16.501cm" svg:y2="7.4cm" draw:start-shape="id103" draw:end-shape="id104" draw:end-glue-point="10" svg:d="M12000 8000v1000h4501v-1600" svg:viewBox="0 0 4502 1601">
          <text:p/>
        </draw:connector>
        <draw:custom-shape draw:style-name="gr12" draw:text-style-name="P12" xml:id="id114" draw:id="id114" draw:layer="layout" svg:width="0.4cm" svg:height="0.4cm" svg:x="4.6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16.9cm" svg:y1="6.5cm" svg:x2="3.3cm" svg:y2="3.8cm" draw:start-shape="id104" draw:start-glue-point="5" draw:end-shape="id105" draw:end-glue-point="1" svg:d="M16900 6500v-2700h-13600" svg:viewBox="0 0 13601 2701">
          <text:p/>
        </draw:connector>
        <draw:custom-shape draw:style-name="gr12" draw:text-style-name="P12" xml:id="id115" draw:id="id115" draw:layer="layout" svg:width="0.4cm" svg:height="0.4cm" svg:x="6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16" draw:id="id116" draw:layer="layout" svg:width="0.4cm" svg:height="0.4cm" svg:x="9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51" xml:id="id102" draw:id="id102" draw:layer="layout" svg:width="1.4cm" svg:height="1cm" svg:x="18.1cm" svg:y="4.5cm">
          <draw:text-box>
            <text:p><text:span text:style-name="T19">IR</text:span></text:p>
          </draw:text-box>
        </draw:frame>
        <draw:custom-shape draw:style-name="gr124" draw:text-style-name="P11" xml:id="id104" draw:id="id104" draw:layer="layout" svg:width="1cm" svg:height="1.8cm" draw:transform="rotate (-1.5707963267949) translate (17.8cm 6.5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8" draw:layer="layout" draw:line-skew="1.499cm" svg:x1="7cm" svg:y1="8cm" svg:x2="17.44cm" svg:y2="7.4cm" draw:start-shape="id106" draw:start-glue-point="2" draw:end-shape="id104" draw:end-glue-point="8" svg:d="M7000 8000v2000h10440v-2600" svg:viewBox="0 0 10441 2601">
          <text:p/>
        </draw:connector>
        <draw:connector draw:style-name="gr21" draw:text-style-name="P8" draw:layer="layout" draw:line-skew="0.998cm" svg:x1="9.5cm" svg:y1="8cm" svg:x2="16.9cm" svg:y2="7.334cm" draw:start-shape="id107" draw:start-glue-point="2" draw:end-shape="id104" draw:end-glue-point="7" svg:d="M9500 8000v1500h7400v-2166" svg:viewBox="0 0 7401 2167">
          <text:p/>
        </draw:connector>
        <draw:custom-shape draw:style-name="gr12" draw:text-style-name="P12" xml:id="id117" draw:id="id117" draw:layer="layout" svg:width="0.4cm" svg:height="0.4cm" svg:x="11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cm" svg:y1="5cm" svg:x2="4cm" svg:y2="7cm" draw:start-shape="id108" draw:start-glue-point="6" draw:end-shape="id101" draw:end-glue-point="3" svg:d="M4300 5000h-1300v2000h1000" svg:viewBox="0 0 1301 2001">
          <text:p/>
        </draw:connector>
        <draw:custom-shape draw:style-name="gr12" draw:text-style-name="P12" xml:id="id108" draw:id="id108" draw:layer="layout" svg:width="0.4cm" svg:height="0.4cm" svg:x="4.3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32" draw:layer="layout" svg:width="5.582cm" svg:height="1.927cm" svg:x="0.6cm" svg:y="0.03cm">
          <draw:text-box>
            <text:p><text:span text:style-name="T13">总体结构</text:span></text:p>
          </draw:text-box>
        </draw:frame>
        <draw:custom-shape draw:style-name="gr121" draw:text-style-name="P50" xml:id="id107" draw:id="id107" draw:layer="layout" svg:width="1cm" svg:height="2cm" svg:x="9cm" svg:y="6cm">
          <text:p text:style-name="P10"><text:span text:style-name="T20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cm" svg:y1="5.2cm" svg:x2="6.5cm" svg:y2="7cm" draw:start-shape="id109" draw:start-glue-point="8" draw:end-shape="id106" draw:end-glue-point="3" svg:d="M5600 5200v1800h900" svg:viewBox="0 0 901 1801">
          <text:p/>
        </draw:connector>
        <draw:custom-shape draw:style-name="gr12" draw:text-style-name="P12" xml:id="id109" draw:id="id109" draw:layer="layout" svg:width="0.4cm" svg:height="0.4cm" svg:x="5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cm" svg:y1="5.2cm" svg:x2="9cm" svg:y2="7cm" draw:start-shape="id110" draw:start-glue-point="8" draw:end-shape="id107" draw:end-glue-point="3" svg:d="M8000 5200v1800h1000" svg:viewBox="0 0 1001 1801">
          <text:p/>
        </draw:connector>
        <draw:custom-shape draw:style-name="gr12" draw:text-style-name="P12" xml:id="id110" draw:id="id110" draw:layer="layout" svg:width="0.4cm" svg:height="0.4cm" svg:x="7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50" xml:id="id103" draw:id="id103" draw:layer="layout" svg:width="1cm" svg:height="2cm" svg:x="11.5cm" svg:y="6cm">
          <draw:glue-point draw:id="4" svg:x="-3cm" svg:y="-5cm"/>
          <draw:glue-point draw:id="5" svg:x="3cm" svg:y="-5cm"/>
          <text:p text:style-name="P10"><text:span text:style-name="T20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0.6cm" svg:y1="5.2cm" svg:x2="11.5cm" svg:y2="7cm" draw:start-shape="id111" draw:start-glue-point="8" draw:end-shape="id103" draw:end-glue-point="3" svg:d="M10600 5200v1800h900" svg:viewBox="0 0 901 1801">
          <text:p/>
        </draw:connector>
        <draw:custom-shape draw:style-name="gr12" draw:text-style-name="P12" xml:id="id111" draw:id="id111" draw:layer="layout" svg:width="0.4cm" svg:height="0.4cm" svg:x="10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50" xml:id="id113" draw:id="id113" draw:layer="layout" svg:width="0.998cm" svg:height="2cm" svg:x="14.002cm" svg:y="6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<text:span text:style-name="T21">外</text:span>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cm" svg:y1="5.2cm" svg:x2="14.002cm" svg:y2="7cm" draw:start-shape="id112" draw:start-glue-point="8" draw:end-shape="id113" draw:end-glue-point="5" svg:d="M13000 5200v1800h1002" svg:viewBox="0 0 1003 1801">
          <text:p/>
        </draw:connector>
        <draw:custom-shape draw:style-name="gr12" draw:text-style-name="P12" xml:id="id112" draw:id="id112" draw:layer="layout" svg:width="0.4cm" svg:height="0.4cm" svg:x="12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svg:x1="14.501cm" svg:y1="8cm" svg:x2="16.201cm" svg:y2="7.4cm" draw:start-shape="id113" draw:start-glue-point="6" draw:end-shape="id104" draw:end-glue-point="9" svg:d="M14501 8000v502h1700v-1102" svg:viewBox="0 0 1701 1103">
          <text:p/>
        </draw:connector>
        <draw:connector draw:style-name="gr21" draw:text-style-name="P18" draw:layer="layout" svg:x1="4.8cm" svg:y1="4cm" svg:x2="4.8cm" svg:y2="6cm" draw:start-shape="id114" draw:start-glue-point="8" draw:end-shape="id101" draw:end-glue-point="5" svg:d="M4800 4000v2000" svg:viewBox="0 0 1 2001">
          <text:p/>
        </draw:connector>
        <draw:connector draw:style-name="gr21" draw:text-style-name="P18" draw:layer="layout" svg:x1="7cm" svg:y1="4cm" svg:x2="7cm" svg:y2="6cm" draw:start-shape="id115" draw:start-glue-point="8" draw:end-shape="id106" draw:end-glue-point="0" svg:d="M7000 4000v2000" svg:viewBox="0 0 1 2001">
          <text:p/>
        </draw:connector>
        <draw:connector draw:style-name="gr21" draw:text-style-name="P18" draw:layer="layout" svg:x1="9.5cm" svg:y1="4cm" svg:x2="9.5cm" svg:y2="6cm" draw:start-shape="id116" draw:start-glue-point="8" draw:end-shape="id107" svg:d="M9500 4000v2000" svg:viewBox="0 0 1 2001">
          <text:p/>
        </draw:connector>
        <draw:connector draw:style-name="gr21" draw:text-style-name="P18" draw:layer="layout" svg:x1="12cm" svg:y1="4cm" svg:x2="12cm" svg:y2="6cm" draw:start-shape="id117" draw:start-glue-point="8" draw:end-shape="id103" draw:end-glue-point="0" svg:d="M12000 4000v2000" svg:viewBox="0 0 1 2001">
          <text:p/>
        </draw:connector>
        <draw:custom-shape draw:style-name="gr12" draw:text-style-name="P12" xml:id="id118" draw:id="id118" draw:layer="layout" svg:width="0.4cm" svg:height="0.4cm" svg:x="14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svg:x1="14.5cm" svg:y1="4cm" svg:x2="14.501cm" svg:y2="6cm" draw:start-shape="id118" draw:start-glue-point="8" draw:end-shape="id113" svg:d="M14500 4000v1001h1v999" svg:viewBox="0 0 2 2001">
          <text:p/>
        </draw:connector>
        <draw:custom-shape draw:style-name="gr120" draw:text-style-name="P50" xml:id="id125" draw:id="id125" draw:layer="layout" svg:width="1cm" svg:height="2cm" svg:x="6.497cm" svg:y="14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20">取</text:span></text:p>
          <draw:enhanced-geometry svg:viewBox="0 0 21600 21600" draw:type="rectangle" draw:enhanced-path="M 0 0 L 21600 0 21600 21600 0 21600 0 0 Z N"/>
        </draw:custom-shape>
        <draw:custom-shape draw:style-name="gr121" draw:text-style-name="P50" xml:id="id119" draw:id="id119" draw:layer="layout" svg:width="1cm" svg:height="2cm" svg:x="3.997cm" svg:y="14cm">
          <draw:glue-point draw:id="4" svg:x="3cm" svg:y="5cm"/>
          <draw:glue-point draw:id="5" svg:x="3cm" svg:y="-5cm"/>
          <text:p text:style-name="P10"><text:span text:style-name="T20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22" draw:text-style-name="P8" draw:layer="layout" svg:x1="4.497cm" svg:y1="14cm" svg:x2="18.097cm" svg:y2="13cm" draw:start-shape="id119" draw:start-glue-point="0" draw:end-shape="id120" svg:d="M4497 14000v-1000h13600" svg:viewBox="0 0 13601 1001">
          <text:p/>
        </draw:connector>
        <draw:frame draw:style-name="gr123" draw:text-style-name="P51" xml:id="id124" draw:id="id124" draw:layer="layout" svg:width="2.297cm" svg:height="1cm" svg:x="1cm" svg:y="11.3cm">
          <draw:text-box>
            <text:p><text:span text:style-name="T19">DATA</text:span></text:p>
          </draw:text-box>
        </draw:frame>
        <draw:connector draw:style-name="gr21" draw:text-style-name="P8" draw:layer="layout" draw:line-skew="0.698cm" svg:x1="9.394cm" svg:y1="16cm" svg:x2="14.2cm" svg:y2="18.634cm" draw:start-shape="id121" draw:end-shape="id122" draw:end-glue-point="7" svg:d="M9394 16000v4000h4806v-1366" svg:viewBox="0 0 4807 4001">
          <text:p/>
        </draw:connector>
        <draw:custom-shape draw:style-name="gr12" draw:text-style-name="P12" xml:id="id132" draw:id="id132" draw:layer="layout" svg:width="0.4cm" svg:height="0.4cm" svg:x="4.5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14.2cm" svg:y1="14cm" svg:x2="3.297cm" svg:y2="11.8cm" draw:start-shape="id123" draw:start-glue-point="0" draw:end-shape="id124" draw:end-glue-point="1" svg:d="M14200 14000v-2200h-10903" svg:viewBox="0 0 10904 2201">
          <text:p/>
        </draw:connector>
        <draw:custom-shape draw:style-name="gr12" draw:text-style-name="P12" xml:id="id133" draw:id="id133" draw:layer="layout" svg:width="0.4cm" svg:height="0.4cm" svg:x="6.7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1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51" xml:id="id120" draw:id="id120" draw:layer="layout" svg:width="1.4cm" svg:height="1cm" svg:x="18.097cm" svg:y="12.5cm">
          <draw:text-box>
            <text:p><text:span text:style-name="T19">IR</text:span></text:p>
          </draw:text-box>
        </draw:frame>
        <draw:custom-shape draw:style-name="gr124" draw:text-style-name="P11" xml:id="id122" draw:id="id122" draw:layer="layout" svg:width="1cm" svg:height="1.8cm" draw:transform="rotate (-1.5707963267949) translate (15.1cm 17.8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8" draw:layer="layout" draw:line-skew="1.098cm" svg:x1="6.997cm" svg:y1="16cm" svg:x2="14.74cm" svg:y2="18.7cm" draw:start-shape="id125" draw:start-glue-point="2" draw:end-shape="id122" draw:end-glue-point="8" svg:d="M6997 16000v4400h7743v-1700" svg:viewBox="0 0 7744 4401">
          <text:p/>
        </draw:connector>
        <draw:connector draw:style-name="gr21" draw:text-style-name="P8" draw:layer="layout" svg:x1="14.2cm" svg:y1="17.8cm" svg:x2="14.2cm" svg:y2="16cm" draw:start-shape="id122" draw:start-glue-point="5" draw:end-shape="id123" svg:d="M14200 17800v-1800" svg:viewBox="0 0 1 1801">
          <text:p/>
        </draw:connector>
        <draw:custom-shape draw:style-name="gr12" draw:text-style-name="P12" xml:id="id134" draw:id="id134" draw:layer="layout" svg:width="0.4cm" svg:height="0.4cm" svg:x="9.1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297cm" svg:y1="13cm" svg:x2="3.997cm" svg:y2="15cm" draw:start-shape="id126" draw:start-glue-point="6" draw:end-shape="id119" draw:end-glue-point="3" svg:d="M4297 13000h-1300v2000h1000" svg:viewBox="0 0 1301 2001">
          <text:p/>
        </draw:connector>
        <draw:custom-shape draw:style-name="gr12" draw:text-style-name="P12" xml:id="id126" draw:id="id126" draw:layer="layout" svg:width="0.4cm" svg:height="0.4cm" svg:x="4.2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50" xml:id="id123" draw:id="id123" draw:layer="layout" svg:width="1cm" svg:height="2cm" svg:x="13.7cm" svg:y="14cm">
          <text:p text:style-name="P10"><text:span text:style-name="T20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597cm" svg:y1="13.2cm" svg:x2="6.497cm" svg:y2="15cm" draw:start-shape="id127" draw:start-glue-point="8" draw:end-shape="id125" draw:end-glue-point="3" svg:d="M5597 13200v1800h900" svg:viewBox="0 0 901 1801">
          <text:p/>
        </draw:connector>
        <draw:custom-shape draw:style-name="gr12" draw:text-style-name="P12" xml:id="id127" draw:id="id127" draw:layer="layout" svg:width="0.4cm" svg:height="0.4cm" svg:x="5.3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2.7cm" svg:y1="13.2cm" svg:x2="13.7cm" svg:y2="15cm" draw:start-shape="id128" draw:start-glue-point="8" draw:end-shape="id123" draw:end-glue-point="3" svg:d="M12700 13200v1800h1000" svg:viewBox="0 0 1001 1801">
          <text:p/>
        </draw:connector>
        <draw:custom-shape draw:style-name="gr12" draw:text-style-name="P12" xml:id="id128" draw:id="id128" draw:layer="layout" svg:width="0.4cm" svg:height="0.4cm" svg:x="1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50" xml:id="id121" draw:id="id121" draw:layer="layout" svg:width="1cm" svg:height="2cm" svg:x="8.894cm" svg:y="14cm">
          <draw:glue-point draw:id="4" svg:x="-3cm" svg:y="-5cm"/>
          <draw:glue-point draw:id="5" svg:x="3cm" svg:y="-5cm"/>
          <text:p text:style-name="P10"><text:span text:style-name="T20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7.997cm" svg:y1="13.3cm" svg:x2="8.894cm" svg:y2="15cm" draw:start-shape="id129" draw:start-glue-point="8" draw:end-shape="id121" draw:end-glue-point="3" svg:d="M7997 13300v1700h897" svg:viewBox="0 0 898 1701">
          <text:p/>
        </draw:connector>
        <draw:custom-shape draw:style-name="gr12" draw:text-style-name="P12" xml:id="id129" draw:id="id129" draw:layer="layout" svg:width="0.4cm" svg:height="0.4cm" svg:x="7.797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50" xml:id="id131" draw:id="id131" draw:layer="layout" svg:width="0.998cm" svg:height="2cm" svg:x="11.396cm" svg:y="14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<text:span text:style-name="T21">外</text:span>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0.394cm" svg:y1="13.2cm" svg:x2="11.396cm" svg:y2="15cm" draw:start-shape="id130" draw:start-glue-point="8" draw:end-shape="id131" draw:end-glue-point="5" svg:d="M10394 13200v1800h1002" svg:viewBox="0 0 1003 1801">
          <text:p/>
        </draw:connector>
        <draw:custom-shape draw:style-name="gr12" draw:text-style-name="P12" xml:id="id130" draw:id="id130" draw:layer="layout" svg:width="0.4cm" svg:height="0.4cm" svg:x="10.194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draw:line-skew="0.198cm" svg:x1="11.895cm" svg:y1="16cm" svg:x2="13.801cm" svg:y2="18.7cm" draw:start-shape="id131" draw:start-glue-point="6" draw:end-shape="id122" draw:end-glue-point="10" svg:d="M11895 16000v3500h1906v-800" svg:viewBox="0 0 1907 3501">
          <text:p/>
        </draw:connector>
        <draw:connector draw:style-name="gr21" draw:text-style-name="P18" draw:layer="layout" svg:x1="4.797cm" svg:y1="12cm" svg:x2="4.797cm" svg:y2="14cm" draw:start-shape="id132" draw:start-glue-point="8" draw:end-shape="id119" draw:end-glue-point="5" svg:d="M4797 12000v2000" svg:viewBox="0 0 1 2001">
          <text:p/>
        </draw:connector>
        <draw:connector draw:style-name="gr21" draw:text-style-name="P18" draw:layer="layout" svg:x1="6.997cm" svg:y1="12cm" svg:x2="6.997cm" svg:y2="14cm" draw:start-shape="id133" draw:start-glue-point="8" draw:end-shape="id125" draw:end-glue-point="0" svg:d="M6997 12000v2000" svg:viewBox="0 0 1 2001">
          <text:p/>
        </draw:connector>
        <draw:connector draw:style-name="gr21" draw:text-style-name="P18" draw:layer="layout" svg:x1="9.394cm" svg:y1="12cm" svg:x2="9.394cm" svg:y2="14cm" draw:start-shape="id134" draw:start-glue-point="8" draw:end-shape="id121" draw:end-glue-point="0" svg:d="M9394 12000v2000" svg:viewBox="0 0 1 2001">
          <text:p/>
        </draw:connector>
        <draw:custom-shape draw:style-name="gr12" draw:text-style-name="P12" xml:id="id135" draw:id="id135" draw:layer="layout" svg:width="0.4cm" svg:height="0.4cm" svg:x="11.6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svg:x1="11.894cm" svg:y1="12cm" svg:x2="11.895cm" svg:y2="14cm" draw:start-shape="id135" draw:start-glue-point="8" draw:end-shape="id131" svg:d="M11894 12000v1001h1v999" svg:viewBox="0 0 2 2001">
          <text:p/>
        </draw:connector>
      </draw:page>
      <draw:page draw:name="page11" draw:style-name="dp1" draw:master-page-name="默认">
        <draw:custom-shape draw:style-name="gr126" draw:text-style-name="P17" draw:layer="layout" svg:width="2.4cm" svg:height="1.1cm" svg:x="1.5cm" svg:y="1.7cm">
          <text:p text:style-name="P10"><text:span text:style-name="T22">mem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7" draw:text-style-name="P52" xml:id="id145" draw:id="id145" draw:layer="layout" svg:width="3.681cm" svg:height="0.662cm" svg:x="1cm" svg:y="3.8cm">
          <draw:text-box>
            <text:p><text:span text:style-name="T22">memory_read_data</text:span></text:p>
          </draw:text-box>
        </draw:frame>
        <draw:custom-shape draw:style-name="gr128" draw:text-style-name="P53" xml:id="id143" draw:id="id143" draw:layer="layout" svg:width="4cm" svg:height="2cm" svg:x="6.5cm" svg:y="5cm">
          <text:p text:style-name="P10"><text:span text:style-name="T9">de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8" draw:text-style-name="P53" xml:id="id144" draw:id="id144" draw:layer="layout" svg:width="4cm" svg:height="2cm" svg:x="6.5cm" svg:y="2cm">
          <text:p text:style-name="P10"><text:span text:style-name="T9">operand_bu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9" draw:text-style-name="P17" draw:layer="layout" svg:width="1.2cm" svg:height="0.6cm" svg:x="6.8cm" svg:y="6cm">
          <text:p text:style-name="P10"><text:span text:style-name="T22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0" draw:text-style-name="P17" draw:layer="layout" svg:width="2.6cm" svg:height="0.6cm" svg:x="7.1cm" svg:y="2.6cm">
          <text:p text:style-name="P10"><text:span text:style-name="T22">operand_bus_0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0" draw:text-style-name="P17" draw:layer="layout" svg:width="2.6cm" svg:height="0.6cm" svg:x="7.1cm" svg:y="3.3cm">
          <text:p text:style-name="P10"><text:span text:style-name="T22">operand_bus_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8" draw:text-style-name="P53" xml:id="id138" draw:id="id138" draw:layer="layout" svg:width="4cm" svg:height="2cm" svg:x="6.5cm" svg:y="8cm">
          <text:p text:style-name="P10"><text:span text:style-name="T9">result_b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1" draw:text-style-name="P17" draw:layer="layout" svg:width="2cm" svg:height="0.6cm" svg:x="6.8cm" svg:y="9cm">
          <text:p text:style-name="P10"><text:span text:style-name="T22">result_bu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2" draw:text-style-name="P17" draw:layer="layout" svg:width="1.1cm" svg:height="0.4cm" draw:transform="rotate (-1.5706217938697) translate (9.8cm 8.7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33" draw:text-style-name="P54" xml:id="id140" draw:id="id140" draw:layer="layout" svg:width="8.5cm" svg:height="7cm" svg:x="6.5cm" svg:y="11cm">
          <text:p text:style-name="P10"><text:span text:style-name="T9">address_cac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4" draw:text-style-name="P17" xml:id="id136" draw:id="id136" draw:layer="layout" svg:width="2cm" svg:height="0.4cm" draw:transform="rotate (-1.5706217938697) translate (7.8cm 12.8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35" draw:text-style-name="P17" xml:id="id149" draw:id="id149" draw:layer="layout" svg:width="1.6cm" svg:height="0.6cm" svg:x="10.4cm" svg:y="16.3cm">
          <text:p text:style-name="P10"><text:span text:style-name="T22">i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6" draw:text-style-name="P17" xml:id="id147" draw:id="id147" draw:layer="layout" svg:width="1.1cm" svg:height="0.4cm" draw:transform="rotate (-1.5706217938697) translate (9.2cm 16cm)">
          <draw:glue-point draw:id="8" svg:x="-5cm" svg:y="-2.272cm"/>
          <draw:glue-point draw:id="9" svg:x="-5cm" svg:y="2.272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37" draw:text-style-name="P17" xml:id="id137" draw:id="id137" draw:layer="layout" svg:width="0.5cm" svg:height="0.6cm" svg:x="7.4cm" svg:y="16cm">
          <text:p text:style-name="P10"><text:span text:style-name="T22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7.4cm" svg:y1="13.8cm" svg:x2="7.4cm" svg:y2="16.3cm" draw:start-shape="id136" draw:start-glue-point="6" draw:end-shape="id137" draw:end-glue-point="5" svg:d="M7400 13800h-502v2500h502" svg:viewBox="0 0 503 2501">
          <text:p/>
        </draw:connector>
        <draw:frame draw:style-name="gr138" draw:text-style-name="P52" xml:id="id141" draw:id="id141" draw:layer="layout" svg:width="3.343cm" svg:height="0.662cm" svg:x="1.3cm" svg:y="12.038cm">
          <draw:text-box>
            <text:p><text:span text:style-name="T22">memory_address</text:span></text:p>
          </draw:text-box>
        </draw:frame>
        <draw:frame draw:style-name="gr139" draw:text-style-name="P52" xml:id="id139" draw:id="id139" draw:layer="layout" svg:width="3.715cm" svg:height="0.662cm" svg:x="1.019cm" svg:y="8.738cm">
          <draw:text-box>
            <text:p><text:span text:style-name="T22">memory_write_data</text:span></text:p>
          </draw:text-box>
        </draw:frame>
        <draw:connector draw:style-name="gr21" draw:text-style-name="P16" draw:layer="layout" svg:x1="6.5cm" svg:y1="9cm" svg:x2="4.734cm" svg:y2="9.069cm" draw:start-shape="id138" draw:start-glue-point="5" draw:end-shape="id139" draw:end-glue-point="1" svg:d="M6500 9000h-883v69h-883" svg:viewBox="0 0 1767 70">
          <text:p/>
        </draw:connector>
        <draw:connector draw:style-name="gr21" draw:text-style-name="P16" draw:layer="layout" svg:x1="6.5cm" svg:y1="14.5cm" svg:x2="4.643cm" svg:y2="12.369cm" draw:start-shape="id140" draw:start-glue-point="5" draw:end-shape="id141" svg:d="M6500 14500h-929v-2131h-928" svg:viewBox="0 0 1858 2132">
          <text:p/>
        </draw:connector>
        <draw:connector draw:style-name="gr21" draw:text-style-name="P16" draw:layer="layout" svg:x1="5.65cm" svg:y1="4.7cm" svg:x2="6.5cm" svg:y2="6cm" draw:start-shape="id142" draw:start-glue-point="8" draw:end-shape="id143" draw:end-glue-point="5" svg:d="M5650 4700v1300h850" svg:viewBox="0 0 851 1301">
          <text:p/>
        </draw:connector>
        <draw:connector draw:style-name="gr21" draw:text-style-name="P16" draw:layer="layout" svg:x1="5.65cm" svg:y1="4.4cm" svg:x2="6.5cm" svg:y2="3cm" draw:start-shape="id142" draw:start-glue-point="4" draw:end-shape="id144" svg:d="M5650 4400v-1400h850" svg:viewBox="0 0 851 1401">
          <text:p/>
        </draw:connector>
        <draw:custom-shape draw:style-name="gr44" draw:text-style-name="P27" xml:id="id142" draw:id="id142" draw:layer="layout" svg:width="0.3cm" svg:height="0.3cm" svg:x="5.5cm" svg:y="4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0" draw:text-style-name="P17" draw:layer="layout" svg:x1="4.681cm" svg:y1="4.131cm" svg:x2="5.5cm" svg:y2="4.55cm" draw:start-shape="id145" draw:start-glue-point="1" draw:end-shape="id142" draw:end-glue-point="6" svg:d="M4681 4131h409v419h410" svg:viewBox="0 0 820 420">
          <text:p/>
        </draw:connector>
        <draw:connector draw:style-name="gr21" draw:text-style-name="P16" draw:layer="layout" svg:x1="13.65cm" svg:y1="16.8cm" svg:x2="8.8cm" svg:y2="16.799cm" draw:start-shape="id146" draw:start-glue-point="8" draw:end-shape="id147" draw:end-glue-point="9" svg:d="M13650 16800v802h-5351v-803h501" svg:viewBox="0 0 5352 804">
          <text:p/>
        </draw:connector>
        <draw:connector draw:style-name="gr21" draw:text-style-name="P16" draw:layer="layout" svg:x1="7.9cm" svg:y1="16.3cm" svg:x2="8.8cm" svg:y2="16.301cm" draw:start-shape="id137" draw:start-glue-point="7" draw:end-shape="id147" draw:end-glue-point="8" svg:d="M7900 16300h451v1h449" svg:viewBox="0 0 901 2">
          <text:p/>
        </draw:connector>
        <draw:custom-shape draw:style-name="gr44" draw:text-style-name="P27" xml:id="id146" draw:id="id146" draw:layer="layout" svg:width="0.3cm" svg:height="0.3cm" svg:x="13.5cm" svg:y="16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6" draw:layer="layout" svg:x1="13.65cm" svg:y1="16.5cm" svg:x2="12cm" svg:y2="15.345cm" draw:start-shape="id146" draw:start-glue-point="4" draw:end-shape="id148" draw:end-glue-point="11" svg:d="M13650 16500v-1155h-1650" svg:viewBox="0 0 1651 1156">
          <text:p/>
        </draw:connector>
        <draw:connector draw:style-name="gr140" draw:text-style-name="P17" draw:layer="layout" svg:x1="12cm" svg:y1="16.6cm" svg:x2="13.5cm" svg:y2="16.65cm" draw:end-shape="id146" draw:end-glue-point="6" svg:d="M12000 16600h500v50h1000" svg:viewBox="0 0 1501 51">
          <text:p/>
        </draw:connector>
        <draw:connector draw:style-name="gr21" draw:text-style-name="P16" draw:layer="layout" svg:x1="9.2cm" svg:y1="16.55cm" svg:x2="10.4cm" svg:y2="16.6cm" draw:start-shape="id147" draw:start-glue-point="6" draw:end-shape="id149" draw:end-glue-point="3" svg:d="M9200 16550h601v50h599" svg:viewBox="0 0 1201 51">
          <text:p/>
        </draw:connector>
        <draw:custom-shape draw:style-name="gr137" draw:text-style-name="P17" xml:id="id150" draw:id="id150" draw:layer="layout" svg:width="0.5cm" svg:height="0.6cm" svg:x="13.2cm" svg:y="14.5cm">
          <text:p text:style-name="P10"><text:span text:style-name="T22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13.8cm" svg:y1="16.65cm" svg:x2="13.7cm" svg:y2="14.8cm" draw:start-shape="id146" draw:start-glue-point="10" draw:end-shape="id150" draw:end-glue-point="7" svg:d="M13800 16650h502v-1850h-602" svg:viewBox="0 0 603 1851">
          <text:p/>
        </draw:connector>
        <draw:connector draw:style-name="gr21" draw:text-style-name="P16" draw:layer="layout" svg:x1="13.2cm" svg:y1="14.8cm" svg:x2="12cm" svg:y2="14.737cm" draw:start-shape="id150" draw:start-glue-point="5" draw:end-shape="id148" draw:end-glue-point="8" svg:d="M13200 14800h-600v-63h-600" svg:viewBox="0 0 1201 64">
          <text:p/>
        </draw:connector>
        <draw:frame draw:style-name="gr141" draw:text-style-name="P52" xml:id="id151" draw:id="id151" draw:layer="layout" svg:width="3.046cm" svg:height="0.662cm" svg:x="15.9cm" svg:y="12.338cm">
          <draw:text-box>
            <text:p><text:span text:style-name="T22">operand_bus_0</text:span></text:p>
          </draw:text-box>
        </draw:frame>
        <draw:connector draw:style-name="gr21" draw:text-style-name="P16" draw:layer="layout" svg:x1="15.9cm" svg:y1="12.669cm" svg:x2="7.8cm" svg:y2="13.5cm" draw:start-shape="id151" draw:start-glue-point="3" draw:end-shape="id136" draw:end-glue-point="10" svg:d="M15900 12669h-4049v831h-4051" svg:viewBox="0 0 8101 832">
          <text:p/>
        </draw:connector>
        <draw:custom-shape draw:style-name="gr142" draw:text-style-name="P17" xml:id="id153" draw:id="id153" draw:layer="layout" svg:width="1.8cm" svg:height="0.8cm" svg:x="12.8cm" svg:y="13.4cm">
          <text:p text:style-name="P10"><text:span text:style-name="T22">mat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16.349cm" svg:y1="13.836cm" svg:x2="14.6cm" svg:y2="13.8cm" draw:start-shape="id152" draw:end-shape="id153" draw:end-glue-point="7" svg:d="M16349 13836h-873v-36h-876" svg:viewBox="0 0 1750 37">
          <text:p/>
        </draw:connector>
        <draw:connector draw:style-name="gr18" draw:text-style-name="P16" draw:layer="layout" svg:x1="12.8cm" svg:y1="13.8cm" svg:x2="11.8cm" svg:y2="14.5cm" draw:start-shape="id153" draw:start-glue-point="5" draw:end-shape="id148" draw:end-glue-point="3" svg:d="M12800 13800h-1000v700" svg:viewBox="0 0 1001 701">
          <text:p/>
        </draw:connector>
        <draw:connector draw:style-name="gr21" draw:text-style-name="P16" draw:layer="layout" svg:x1="9.1cm" svg:y1="12.297cm" svg:x2="7.8cm" svg:y2="13.164cm" draw:start-shape="id154" draw:start-glue-point="3" draw:end-shape="id136" draw:end-glue-point="8" svg:d="M9100 12297h-649v867h-651" svg:viewBox="0 0 1301 868">
          <text:p/>
        </draw:connector>
        <draw:frame draw:style-name="gr143" draw:text-style-name="P52" xml:id="id152" draw:id="id152" draw:layer="layout" svg:width="3.597cm" svg:height="1.073cm" svg:x="16.349cm" svg:y="13.3cm">
          <draw:text-box>
            <text:p><text:span text:style-name="T22">object vs condition</text:span></text:p>
            <text:p><text:span text:style-name="T22">(operand_bus_0/1)</text:span></text:p>
          </draw:text-box>
        </draw:frame>
        <draw:frame draw:style-name="gr144" draw:text-style-name="P26" draw:layer="layout" svg:width="3.283cm" svg:height="2.471cm" svg:x="8.017cm" svg:y="12.529cm">
          <draw:text-box>
            <text:p><text:span text:style-name="T23">reset_</text:span></text:p>
            <text:p><text:span text:style-name="T23">direct_ip</text:span></text:p>
            <text:p><text:span text:style-name="T23">switch_ip</text:span></text:p>
            <text:p><text:span text:style-name="T23">ip </text:span></text:p>
          </draw:text-box>
        </draw:frame>
        <draw:frame draw:style-name="gr145" draw:text-style-name="P55" xml:id="id154" draw:id="id154" draw:layer="layout" svg:width="2.153cm" svg:height="0.806cm" svg:x="9.1cm" svg:y="11.894cm">
          <draw:text-box>
            <text:p><text:span text:style-name="T23">000000</text:span></text:p>
          </draw:text-box>
        </draw:frame>
        <draw:frame draw:style-name="gr146" draw:text-style-name="P26" draw:layer="layout" svg:width="3.283cm" svg:height="0.9cm" svg:x="7.4cm" svg:y="15.5cm">
          <draw:text-box>
            <text:p><text:span text:style-name="T23">next_ip</text:span></text:p>
          </draw:text-box>
        </draw:frame>
        <draw:custom-shape draw:style-name="gr147" draw:text-style-name="P17" xml:id="id148" draw:id="id148" draw:layer="layout" svg:width="1.3cm" svg:height="0.4cm" draw:transform="rotate (-1.5706217938697) translate (12cm 14.5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6" draw:layer="layout" draw:line-skew="-1.15cm" svg:x1="13.5cm" svg:y1="15.95cm" svg:x2="7.8cm" svg:y2="14.436cm" draw:start-shape="id155" draw:start-glue-point="6" draw:end-shape="id136" draw:end-glue-point="9" svg:d="M13500 15950h-4000v-1514h-1700" svg:viewBox="0 0 5701 1515">
          <text:p/>
        </draw:connector>
        <draw:connector draw:style-name="gr21" draw:text-style-name="P18" draw:layer="layout" draw:line-skew="1cm" svg:x1="11.6cm" svg:y1="15.15cm" svg:x2="7.8cm" svg:y2="14.1cm" draw:start-shape="id148" draw:start-glue-point="6" draw:end-shape="id136" draw:end-glue-point="11" svg:d="M11600 15150h-900v-1050h-2900" svg:viewBox="0 0 3801 1051">
          <text:p/>
        </draw:connector>
        <draw:custom-shape draw:style-name="gr44" draw:text-style-name="P27" xml:id="id155" draw:id="id155" draw:layer="layout" svg:width="0.3cm" svg:height="0.3cm" svg:x="13.5cm" svg:y="15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  <draw:page draw:name="page12" draw:style-name="dp1" draw:master-page-name="默认">
        <draw:custom-shape draw:style-name="gr148" draw:text-style-name="P15" draw:layer="layout" svg:width="10cm" svg:height="2cm" svg:x="5cm" svg:y="3cm">
          <text:p text:style-name="P10"><text:span text:style-name="T7">read in</text:span></text:p>
          <draw:enhanced-geometry svg:viewBox="0 0 21600 21600" draw:type="rectangle" draw:enhanced-path="M 0 0 L 21600 0 21600 21600 0 21600 0 0 Z N"/>
        </draw:custom-shape>
        <draw:custom-shape draw:style-name="gr149" draw:text-style-name="P15" xml:id="id158" draw:id="id158" draw:layer="layout" svg:width="2.6cm" svg:height="1.1cm" svg:x="3.6cm" svg:y="10.5cm">
          <text:p text:style-name="P10"><text:span text:style-name="T7">decoder</text:span></text:p>
          <draw:enhanced-geometry svg:viewBox="0 0 21600 21600" draw:type="rectangle" draw:enhanced-path="M 0 0 L 21600 0 21600 21600 0 21600 0 0 Z N"/>
        </draw:custom-shape>
        <draw:custom-shape draw:style-name="gr150" draw:text-style-name="P15" xml:id="id169" draw:id="id169" draw:layer="layout" svg:width="4cm" svg:height="1.7cm" svg:x="12.2cm" svg:y="10.4cm">
          <text:p text:style-name="P10"><text:span text:style-name="T7">arithmetic</text:span></text:p>
          <text:p text:style-name="P10"><text:span text:style-name="T7">logic</text:span></text:p>
          <text:p text:style-name="P10"><text:span text:style-name="T7">unit</text:span></text:p>
          <draw:enhanced-geometry svg:viewBox="0 0 21600 21600" draw:type="rectangle" draw:enhanced-path="M 0 0 L 21600 0 21600 21600 0 21600 0 0 Z N"/>
        </draw:custom-shape>
        <draw:custom-shape draw:style-name="gr151" draw:text-style-name="P15" draw:layer="layout" svg:width="10cm" svg:height="1.78cm" svg:x="5.55cm" svg:y="13.6cm">
          <text:p text:style-name="P10"><text:span text:style-name="T7">write out</text:span></text:p>
          <draw:enhanced-geometry svg:viewBox="0 0 21600 21600" draw:type="rectangle" draw:enhanced-path="M 0 0 L 21600 0 21600 21600 0 21600 0 0 Z N"/>
        </draw:custom-shape>
        <draw:connector draw:style-name="gr21" draw:text-style-name="P56" draw:layer="layout" svg:x1="12.3cm" svg:y1="6.2cm" svg:x2="4.9cm" svg:y2="8cm" draw:start-shape="id156" draw:start-glue-point="6" draw:end-shape="id157" draw:end-glue-point="0" svg:d="M12300 6200h-7400v1800" svg:viewBox="0 0 7401 1801">
          <text:p/>
        </draw:connector>
        <draw:connector draw:style-name="gr152" draw:text-style-name="P56" draw:layer="layout" svg:x1="4.9cm" svg:y1="11.6cm" svg:x2="7.359cm" svg:y2="14.478cm" draw:start-shape="id158" draw:start-glue-point="2" draw:end-shape="id159" draw:end-glue-point="0" svg:d="M4900 11600v1440h2459v1438" svg:viewBox="0 0 2460 2879">
          <text:p/>
        </draw:connector>
        <draw:connector draw:style-name="gr18" draw:text-style-name="P56" draw:layer="layout" svg:x1="6.2cm" svg:y1="11.05cm" svg:x2="6.716cm" svg:y2="3.804cm" draw:start-shape="id158" draw:start-glue-point="1" draw:end-shape="id160" draw:end-glue-point="2" svg:d="M6200 11050h516v-7246" svg:viewBox="0 0 517 7247">
          <text:p/>
        </draw:connector>
        <draw:frame draw:style-name="gr153" draw:text-style-name="P13" xml:id="id160" draw:id="id160" draw:layer="layout" svg:width="2.598cm" svg:height="0.806cm" svg:x="5.417cm" svg:y="2.998cm">
          <draw:text-box>
            <text:p><text:span text:style-name="T5">mem_ren</text:span></text:p>
          </draw:text-box>
        </draw:frame>
        <draw:frame draw:style-name="gr154" draw:text-style-name="P13" xml:id="id161" draw:id="id161" draw:layer="layout" svg:width="3.313cm" svg:height="0.806cm" svg:x="8.019cm" svg:y="2.998cm">
          <draw:text-box>
            <text:p><text:span text:style-name="T5">mem_r_addr</text:span></text:p>
          </draw:text-box>
        </draw:frame>
        <draw:frame draw:style-name="gr155" draw:text-style-name="P13" xml:id="id162" draw:id="id162" draw:layer="layout" svg:width="3.288cm" svg:height="0.806cm" svg:x="11.417cm" svg:y="2.996cm">
          <draw:text-box>
            <text:p><text:span text:style-name="T5">mem_r_data</text:span></text:p>
          </draw:text-box>
        </draw:frame>
        <draw:connector draw:style-name="gr21" draw:text-style-name="P56" draw:layer="layout" draw:type="lines" svg:x1="6.716cm" svg:y1="2.998cm" svg:x2="6.71cm" svg:y2="1.2cm" draw:start-shape="id160" draw:start-glue-point="0" svg:d="M6716 2998v-500l-6-1298" svg:viewBox="0 0 7 1799">
          <text:p/>
        </draw:connector>
        <draw:connector draw:style-name="gr21" draw:text-style-name="P56" draw:layer="layout" draw:type="lines" svg:x1="9.675cm" svg:y1="2.998cm" svg:x2="9.683cm" svg:y2="1.227cm" draw:start-shape="id161" draw:start-glue-point="0" svg:d="M9675 2998v-500l8-1271" svg:viewBox="0 0 9 1772">
          <text:p/>
        </draw:connector>
        <draw:connector draw:style-name="gr21" draw:text-style-name="P56" draw:layer="layout" draw:type="lines" svg:x1="13.066cm" svg:y1="1.391cm" svg:x2="13.061cm" svg:y2="2.996cm" draw:end-shape="id162" draw:end-glue-point="0" svg:d="M13066 1391l-5 1105v500" svg:viewBox="0 0 6 1606">
          <text:p/>
        </draw:connector>
        <draw:frame draw:style-name="gr156" draw:text-style-name="P13" xml:id="id159" draw:id="id159" draw:layer="layout" svg:width="2.784cm" svg:height="0.806cm" svg:x="5.967cm" svg:y="14.478cm">
          <draw:text-box>
            <text:p><text:span text:style-name="T5">mem_wen</text:span></text:p>
          </draw:text-box>
        </draw:frame>
        <draw:frame draw:style-name="gr157" draw:text-style-name="P13" xml:id="id163" draw:id="id163" draw:layer="layout" svg:width="3.499cm" svg:height="0.806cm" svg:x="8.569cm" svg:y="14.478cm">
          <draw:text-box>
            <text:p><text:span text:style-name="T5">mem_w_addr</text:span></text:p>
          </draw:text-box>
        </draw:frame>
        <draw:frame draw:style-name="gr158" draw:text-style-name="P13" xml:id="id164" draw:id="id164" draw:layer="layout" svg:width="3.474cm" svg:height="0.806cm" svg:x="11.967cm" svg:y="14.476cm">
          <draw:text-box>
            <text:p><text:span text:style-name="T5">mem_w_data</text:span></text:p>
          </draw:text-box>
        </draw:frame>
        <draw:connector draw:style-name="gr21" draw:text-style-name="P56" draw:layer="layout" draw:type="line" svg:x1="7.359cm" svg:y1="15.284cm" svg:x2="7.315cm" svg:y2="17.064cm" draw:start-shape="id159" draw:start-glue-point="2" svg:d="M7359 15284l-44 1780" svg:viewBox="0 0 45 1781">
          <text:p/>
        </draw:connector>
        <draw:connector draw:style-name="gr21" draw:text-style-name="P56" draw:layer="layout" draw:type="line" svg:x1="10.318cm" svg:y1="15.284cm" svg:x2="10.342cm" svg:y2="17.064cm" draw:start-shape="id163" draw:start-glue-point="2" svg:d="M10318 15284l24 1780" svg:viewBox="0 0 25 1781">
          <text:p/>
        </draw:connector>
        <draw:connector draw:style-name="gr21" draw:text-style-name="P56" draw:layer="layout" draw:type="line" svg:x1="13.704cm" svg:y1="15.282cm" svg:x2="13.67cm" svg:y2="17.2cm" draw:start-shape="id164" draw:start-glue-point="2" svg:d="M13704 15282l-34 1918" svg:viewBox="0 0 35 1919">
          <text:p/>
        </draw:connector>
        <draw:custom-shape draw:style-name="gr118" draw:text-style-name="P27" xml:id="id156" draw:id="id156" draw:layer="layout" svg:width="0.4cm" svg:height="0.4cm" svg:x="12.3cm" svg:y="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9" draw:text-style-name="P14" xml:id="id157" draw:id="id157" draw:layer="layout" svg:width="2.4cm" svg:height="0.8cm" svg:x="3.7cm" svg:y="8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56" draw:layer="layout" svg:x1="12.5cm" svg:y1="6.4cm" svg:x2="9.5cm" svg:y2="8cm" draw:start-shape="id156" draw:start-glue-point="8" draw:end-shape="id165" draw:end-glue-point="0" svg:d="M12500 6400v801h-3000v799" svg:viewBox="0 0 3001 1601">
          <text:p/>
        </draw:connector>
        <draw:custom-shape draw:style-name="gr16" draw:text-style-name="P14" xml:id="id165" draw:id="id165" draw:layer="layout" svg:width="2.4cm" svg:height="0.8cm" svg:x="8.3cm" svg:y="8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56" draw:layer="layout" svg:x1="12.7cm" svg:y1="6.2cm" svg:x2="14.2cm" svg:y2="8cm" draw:start-shape="id156" draw:start-glue-point="10" draw:end-shape="id166" draw:end-glue-point="0" svg:d="M12700 6200h1500v1800" svg:viewBox="0 0 1501 1801">
          <text:p/>
        </draw:connector>
        <draw:custom-shape draw:style-name="gr16" draw:text-style-name="P14" xml:id="id166" draw:id="id166" draw:layer="layout" svg:width="2.4cm" svg:height="0.8cm" svg:x="13cm" svg:y="8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60" draw:text-style-name="P26" draw:layer="layout" svg:width="3.249cm" svg:height="0.806cm" svg:x="14.1cm" svg:y="8.938cm">
          <draw:text-box>
            <text:p><text:span text:style-name="T10">operand</text:span></text:p>
          </draw:text-box>
        </draw:frame>
        <draw:connector draw:style-name="gr21" draw:text-style-name="P18" draw:layer="layout" svg:x1="9.4cm" svg:y1="12.399cm" svg:x2="10.318cm" svg:y2="14.478cm" draw:start-shape="id167" draw:start-glue-point="8" draw:end-shape="id163" svg:d="M9400 12399v1040h918v1039" svg:viewBox="0 0 919 2080">
          <text:p/>
        </draw:connector>
        <draw:connector draw:style-name="gr21" draw:text-style-name="P18" draw:layer="layout" svg:x1="4.9cm" svg:y1="8.8cm" svg:x2="4.9cm" svg:y2="10.5cm" draw:start-shape="id157" draw:start-glue-point="2" draw:end-shape="id158" draw:end-glue-point="0" svg:d="M4900 8800v1700" svg:viewBox="0 0 1 1701">
          <text:p/>
        </draw:connector>
        <draw:connector draw:style-name="gr21" draw:text-style-name="P18" draw:layer="layout" draw:line-skew="-1.598cm -1.002cm" svg:x1="9.2cm" svg:y1="12.2cm" svg:x2="9.675cm" svg:y2="3.804cm" draw:start-shape="id167" draw:start-glue-point="6" draw:end-shape="id161" draw:end-glue-point="2" svg:d="M9200 12200h-2100v-5301h2575v-3095" svg:viewBox="0 0 2576 8397">
          <text:p/>
        </draw:connector>
        <draw:custom-shape draw:style-name="gr161" draw:text-style-name="P27" xml:id="id167" draw:id="id167" draw:layer="layout" svg:width="0.399cm" svg:height="0.399cm" svg:x="9.2cm" svg:y="1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5" draw:text-style-name="P10" draw:layer="layout" svg:x1="9.6cm" svg:y1="11.4cm" svg:x2="9.4cm" svg:y2="12cm" draw:start-shape="id168" draw:start-glue-point="2" draw:end-shape="id167" draw:end-glue-point="4" svg:d="M9600 11400v300h-200v300" svg:viewBox="0 0 201 601">
          <text:p/>
        </draw:connector>
        <draw:connector draw:style-name="gr45" draw:text-style-name="P10" draw:layer="layout" svg:x1="13.061cm" svg:y1="3.802cm" svg:x2="12.5cm" svg:y2="6cm" draw:start-shape="id162" draw:start-glue-point="2" draw:end-shape="id156" draw:end-glue-point="4" svg:d="M13061 3802v1099h-561v1099" svg:viewBox="0 0 562 2199">
          <text:p/>
        </draw:connector>
        <draw:custom-shape draw:style-name="gr162" draw:text-style-name="P57" xml:id="id168" draw:id="id168" draw:layer="layout" svg:width="3cm" svg:height="1.2cm" svg:x="8.1cm" svg:y="10.2cm">
          <text:p text:style-name="P10"><text:span text:style-name="T9">address</text:span></text:p>
          <text:p text:style-name="P10"><text:span text:style-name="T9">caculator</text:span></text:p>
          <draw:enhanced-geometry svg:viewBox="0 0 21600 21600" draw:type="rectangle" draw:enhanced-path="M 0 0 L 21600 0 21600 21600 0 21600 0 0 Z N"/>
        </draw:custom-shape>
        <draw:connector draw:style-name="gr21" draw:text-style-name="P56" draw:layer="layout" svg:x1="9.5cm" svg:y1="8.8cm" svg:x2="9.6cm" svg:y2="10.2cm" draw:start-shape="id165" draw:start-glue-point="2" draw:end-shape="id168" draw:end-glue-point="0" svg:d="M9500 8800v701h100v699" svg:viewBox="0 0 101 1401">
          <text:p/>
        </draw:connector>
        <draw:connector draw:style-name="gr21" draw:text-style-name="P56" draw:layer="layout" svg:x1="14.2cm" svg:y1="12.1cm" svg:x2="13.704cm" svg:y2="14.476cm" draw:start-shape="id169" draw:start-glue-point="2" draw:end-shape="id164" draw:end-glue-point="0" svg:d="M14200 12100v1189h-496v1187" svg:viewBox="0 0 497 2377">
          <text:p/>
        </draw:connector>
        <draw:connector draw:style-name="gr21" draw:text-style-name="P56" draw:layer="layout" svg:x1="14.2cm" svg:y1="8.8cm" svg:x2="14.2cm" svg:y2="10.4cm" draw:start-shape="id166" draw:start-glue-point="2" draw:end-shape="id169" draw:end-glue-point="0" svg:d="M14200 8800v1600" svg:viewBox="0 0 1 1601">
          <text:p/>
        </draw:connector>
      </draw:page>
      <draw:page draw:name="page13" draw:style-name="dp1" draw:master-page-name="默认">
        <draw:frame draw:style-name="gr155" draw:text-style-name="P13" xml:id="id174" draw:id="id174" draw:layer="layout" svg:width="3.288cm" svg:height="0.806cm" svg:x="2.012cm" svg:y="15.9cm">
          <draw:text-box>
            <text:p><text:span text:style-name="T5">mem_r_data</text:span></text:p>
          </draw:text-box>
        </draw:frame>
        <draw:custom-shape draw:style-name="gr118" draw:text-style-name="P27" xml:id="id170" draw:id="id170" draw:layer="layout" svg:width="0.4cm" svg:height="0.4cm" svg:x="8.3cm" svg:y="1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56" draw:layer="layout" svg:x1="8.3cm" svg:y1="2cm" svg:x2="5.2cm" svg:y2="2.9cm" draw:start-shape="id170" draw:start-glue-point="6" draw:end-shape="id171" draw:end-glue-point="0" svg:d="M8300 2000h-3100v900" svg:viewBox="0 0 3101 901">
          <text:p/>
        </draw:connector>
        <draw:connector draw:style-name="gr21" draw:text-style-name="P56" draw:layer="layout" svg:x1="10.2cm" svg:y1="2cm" svg:x2="11.3cm" svg:y2="6.1cm" draw:start-shape="id172" draw:start-glue-point="10" draw:end-shape="id173" draw:end-glue-point="0" svg:d="M10200 2000h1100v4100" svg:viewBox="0 0 1101 4101">
          <text:p/>
        </draw:connector>
        <draw:custom-shape draw:style-name="gr16" draw:text-style-name="P14" xml:id="id186" draw:id="id186" draw:layer="layout" svg:width="2.4cm" svg:height="0.8cm" svg:x="7.9cm" svg:y="4.9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63" draw:text-style-name="P10" draw:layer="layout" svg:x1="2.012cm" svg:y1="16.303cm" svg:x2="8.5cm" svg:y2="1.8cm" draw:start-shape="id174" draw:start-glue-point="3" draw:end-shape="id170" draw:end-glue-point="4" svg:d="M2012 16303h-500v-15004h6988v501" svg:viewBox="0 0 6989 15005">
          <text:p/>
        </draw:connector>
        <draw:custom-shape draw:style-name="gr164" draw:text-style-name="P15" xml:id="id171" draw:id="id171" draw:layer="layout" svg:width="5.2cm" svg:height="1.9cm" svg:x="2.6cm" svg:y="2.9cm">
          <text:p text:style-name="P10"><text:span text:style-name="T7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56" draw:layer="layout" svg:x1="3.356cm" svg:y1="4.9cm" svg:x2="4.792cm" svg:y2="15.094cm" draw:start-shape="id175" draw:start-glue-point="2" draw:end-shape="id176" draw:end-glue-point="0" svg:d="M3356 4900v5097h1436v5097" svg:viewBox="0 0 1437 10195">
          <text:p/>
        </draw:connector>
        <draw:custom-shape draw:style-name="gr165" draw:text-style-name="P15" xml:id="id192" draw:id="id192" draw:layer="layout" svg:width="6.3cm" svg:height="2.1cm" svg:x="12.6cm" svg:y="8.506cm">
          <text:p text:style-name="P10"><text:span text:style-name="T7">arithmetic logic unit</text:span></text:p>
          <draw:enhanced-geometry svg:viewBox="0 0 21600 21600" draw:type="rectangle" draw:enhanced-path="M 0 0 L 21600 0 21600 21600 0 21600 0 0 Z N"/>
        </draw:custom-shape>
        <draw:frame draw:style-name="gr166" draw:text-style-name="P13" xml:id="id175" draw:id="id175" draw:layer="layout" svg:width="1.888cm" svg:height="0.806cm" svg:x="2.412cm" svg:y="4.094cm">
          <draw:text-box>
            <text:p><text:span text:style-name="T5">action</text:span></text:p>
          </draw:text-box>
        </draw:frame>
        <draw:frame draw:style-name="gr167" draw:text-style-name="P13" draw:layer="layout" svg:width="2cm" svg:height="0.806cm" svg:x="4cm" svg:y="4.094cm">
          <draw:text-box>
            <text:p><text:span text:style-name="T5">target</text:span></text:p>
          </draw:text-box>
        </draw:frame>
        <draw:frame draw:style-name="gr168" draw:text-style-name="P13" xml:id="id179" draw:id="id179" draw:layer="layout" svg:width="2.4cm" svg:height="0.806cm" svg:x="5.8cm" svg:y="4.1cm">
          <draw:text-box>
            <text:p><text:span text:style-name="T5">address</text:span></text:p>
          </draw:text-box>
        </draw:frame>
        <draw:connector draw:style-name="gr169" draw:text-style-name="P56" draw:layer="layout" svg:x1="5cm" svg:y1="6.6cm" svg:x2="5cm" svg:y2="7.2cm" draw:start-shape="id177" draw:start-glue-point="8" draw:end-shape="id178" draw:end-glue-point="4" svg:d="M5000 6600v600" svg:viewBox="0 0 1 601">
          <text:p/>
        </draw:connector>
        <draw:connector draw:style-name="gr169" draw:text-style-name="P56" draw:layer="layout" svg:x1="7cm" svg:y1="4.906cm" svg:x2="7cm" svg:y2="10cm" draw:start-shape="id179" draw:start-glue-point="2" draw:end-shape="id180" draw:end-glue-point="4" svg:d="M7000 4906v5094" svg:viewBox="0 0 1 5095">
          <text:p/>
        </draw:connector>
        <draw:custom-shape draw:style-name="gr170" draw:text-style-name="P14" draw:layer="layout" svg:width="7.6cm" svg:height="2.7cm" svg:x="2cm" svg:y="15.2cm">
          <text:p text:style-name="P10"><text:span text:style-name="T6">mem_controll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" draw:text-style-name="P56" draw:layer="layout" svg:x1="5.2cm" svg:y1="9.4cm" svg:x2="12.452cm" svg:y2="9.903cm" draw:start-shape="id181" draw:start-glue-point="10" draw:end-shape="id182" svg:d="M5200 9400h3627v503h3625" svg:viewBox="0 0 7253 504">
          <text:p/>
        </draw:connector>
        <draw:frame draw:style-name="gr171" draw:text-style-name="P13" xml:id="id182" draw:id="id182" draw:layer="layout" svg:width="3.948cm" svg:height="0.806cm" svg:x="12.452cm" svg:y="9.5cm">
          <draw:text-box>
            <text:p><text:span text:style-name="T5">data_output_en</text:span></text:p>
          </draw:text-box>
        </draw:frame>
        <draw:connector draw:style-name="gr18" draw:text-style-name="P56" draw:layer="layout" svg:x1="7.2cm" svg:y1="10.2cm" svg:x2="12.4cm" svg:y2="10.309cm" draw:start-shape="id180" draw:start-glue-point="10" draw:end-shape="id183" draw:end-glue-point="3" svg:d="M7200 10200h2601v109h2599" svg:viewBox="0 0 5201 110">
          <text:p/>
        </draw:connector>
        <draw:frame draw:style-name="gr172" draw:text-style-name="P58" xml:id="id183" draw:id="id183" draw:layer="layout" svg:width="3.973cm" svg:height="0.806cm" svg:x="12.4cm" svg:y="9.906cm">
          <draw:text-box>
            <text:p><text:span text:style-name="T24">addr_output_en</text:span></text:p>
          </draw:text-box>
        </draw:frame>
        <draw:custom-shape draw:style-name="gr118" draw:text-style-name="P27" xml:id="id178" draw:id="id178" draw:layer="layout" svg:width="0.4cm" svg:height="0.4cm" svg:x="4.8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8" draw:text-style-name="P27" xml:id="id180" draw:id="id180" draw:layer="layout" svg:width="0.4cm" svg:height="0.4cm" svg:x="6.8cm" svg:y="1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14" xml:id="id173" draw:id="id173" draw:layer="layout" svg:width="2.4cm" svg:height="0.8cm" svg:x="10.1cm" svg:y="6.1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8" draw:text-style-name="P56" draw:layer="layout" svg:x1="5.2cm" svg:y1="7.4cm" svg:x2="10.1cm" svg:y2="6.5cm" draw:start-shape="id178" draw:start-glue-point="10" draw:end-shape="id173" draw:end-glue-point="3" svg:d="M5200 7400h2451v-900h2449" svg:viewBox="0 0 4901 901">
          <text:p/>
        </draw:connector>
        <draw:custom-shape draw:style-name="gr118" draw:text-style-name="P27" xml:id="id181" draw:id="id181" draw:layer="layout" svg:width="0.4cm" svg:height="0.4cm" svg:x="4.8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9" draw:text-style-name="P56" draw:layer="layout" svg:x1="5cm" svg:y1="7.6cm" svg:x2="5cm" svg:y2="9.2cm" draw:start-shape="id178" draw:start-glue-point="8" draw:end-shape="id181" draw:end-glue-point="4" svg:d="M5000 7600v1600" svg:viewBox="0 0 1 1601">
          <text:p/>
        </draw:connector>
        <draw:custom-shape draw:style-name="gr173" draw:text-style-name="P57" xml:id="id190" draw:id="id190" draw:layer="layout" svg:width="5.6cm" svg:height="2.9cm" svg:x="12.1cm" svg:y="12cm">
          <text:p text:style-name="P10"><text:span text:style-name="T9">address caculator</text:span></text:p>
          <draw:enhanced-geometry svg:viewBox="0 0 21600 21600" draw:type="rectangle" draw:enhanced-path="M 0 0 L 21600 0 21600 21600 0 21600 0 0 Z N"/>
        </draw:custom-shape>
        <draw:connector draw:style-name="gr169" draw:text-style-name="P56" draw:layer="layout" svg:x1="7cm" svg:y1="10.4cm" svg:x2="7cm" svg:y2="14.3cm" draw:start-shape="id180" draw:start-glue-point="8" draw:end-shape="id184" draw:end-glue-point="4" svg:d="M7000 10400v3900" svg:viewBox="0 0 1 3901">
          <text:p/>
        </draw:connector>
        <draw:connector draw:style-name="gr18" draw:text-style-name="P56" draw:layer="layout" svg:x1="7.2cm" svg:y1="14.5cm" svg:x2="12.027cm" svg:y2="14.497cm" draw:start-shape="id184" draw:start-glue-point="10" draw:end-shape="id185" svg:d="M7200 14500h2415v-3h2412" svg:viewBox="0 0 4828 4">
          <text:p/>
        </draw:connector>
        <draw:custom-shape draw:style-name="gr118" draw:text-style-name="P27" xml:id="id184" draw:id="id184" draw:layer="layout" svg:width="0.4cm" svg:height="0.4cm" svg:x="6.8cm" svg:y="14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72" draw:text-style-name="P13" xml:id="id185" draw:id="id185" draw:layer="layout" svg:width="3.973cm" svg:height="0.806cm" svg:x="12.027cm" svg:y="14.094cm">
          <draw:text-box>
            <text:p><text:span text:style-name="T5">addr_output_en</text:span></text:p>
          </draw:text-box>
        </draw:frame>
        <draw:custom-shape draw:style-name="gr118" draw:text-style-name="P27" xml:id="id172" draw:id="id172" draw:layer="layout" svg:width="0.4cm" svg:height="0.4cm" svg:x="9.8cm" svg:y="1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56" draw:layer="layout" svg:x1="10cm" svg:y1="2.2cm" svg:x2="9.1cm" svg:y2="4.9cm" draw:start-shape="id172" draw:start-glue-point="8" draw:end-shape="id186" draw:end-glue-point="0" svg:d="M10000 2200v1351h-900v1349" svg:viewBox="0 0 901 2701">
          <text:p/>
        </draw:connector>
        <draw:connector draw:style-name="gr45" draw:text-style-name="P10" draw:layer="layout" svg:x1="8.7cm" svg:y1="2cm" svg:x2="9.8cm" svg:y2="2cm" draw:start-shape="id170" draw:start-glue-point="10" draw:end-shape="id172" draw:end-glue-point="6" svg:d="M8700 2000h1100" svg:viewBox="0 0 1101 1">
          <text:p/>
        </draw:connector>
        <draw:connector draw:style-name="gr169" draw:text-style-name="P56" draw:layer="layout" svg:x1="5cm" svg:y1="4.9cm" svg:x2="5cm" svg:y2="6.2cm" draw:end-shape="id177" draw:end-glue-point="4" svg:d="M5000 4900v1300" svg:viewBox="0 0 1 1301">
          <text:p/>
        </draw:connector>
        <draw:connector draw:style-name="gr18" draw:text-style-name="P56" draw:layer="layout" svg:x1="5.2cm" svg:y1="6.4cm" svg:x2="7.9cm" svg:y2="5.3cm" draw:start-shape="id177" draw:start-glue-point="10" draw:end-shape="id186" draw:end-glue-point="3" svg:d="M5200 6400h1351v-1100h1349" svg:viewBox="0 0 2701 1101">
          <text:p/>
        </draw:connector>
        <draw:custom-shape draw:style-name="gr118" draw:text-style-name="P27" xml:id="id177" draw:id="id177" draw:layer="layout" svg:width="0.4cm" svg:height="0.4cm" svg:x="4.8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56" draw:layer="layout" svg:x1="9.3cm" svg:y1="8.9cm" svg:x2="12.612cm" svg:y2="8.903cm" draw:start-shape="id187" draw:start-glue-point="10" draw:end-shape="id188" draw:end-glue-point="3" svg:d="M9300 8900h1657v3h1655" svg:viewBox="0 0 3313 4">
          <text:p/>
        </draw:connector>
        <draw:connector draw:style-name="gr21" draw:text-style-name="P56" draw:layer="layout" svg:x1="11.3cm" svg:y1="6.9cm" svg:x2="12.147cm" svg:y2="12.497cm" draw:start-shape="id173" draw:start-glue-point="2" draw:end-shape="id189" draw:end-glue-point="3" svg:d="M11300 6900v5597h847" svg:viewBox="0 0 848 5598">
          <text:p/>
        </draw:connector>
        <draw:connector draw:style-name="gr21" draw:text-style-name="P56" draw:layer="layout" svg:x1="17.7cm" svg:y1="13.45cm" svg:x2="9.5cm" svg:y2="16.197cm" draw:start-shape="id190" draw:start-glue-point="1" draw:end-shape="id191" svg:d="M17700 13450h501v2747h-8701" svg:viewBox="0 0 8702 2748">
          <text:p/>
        </draw:connector>
        <draw:connector draw:style-name="gr21" draw:text-style-name="P56" draw:layer="layout" svg:x1="18.9cm" svg:y1="9.556cm" svg:x2="9.817cm" svg:y2="17.303cm" draw:start-shape="id192" draw:start-glue-point="1" draw:end-shape="id193" draw:end-glue-point="1" svg:d="M18900 9556h501v7747h-9584" svg:viewBox="0 0 9585 7748">
          <text:p/>
        </draw:connector>
        <draw:frame draw:style-name="gr174" draw:text-style-name="P13" xml:id="id191" draw:id="id191" draw:layer="layout" svg:width="1cm" svg:height="0.806cm" svg:x="8.5cm" svg:y="15.794cm">
          <draw:text-box>
            <text:p><text:span text:style-name="T5">ip</text:span></text:p>
          </draw:text-box>
        </draw:frame>
        <draw:frame draw:style-name="gr27" draw:text-style-name="P13" xml:id="id193" draw:id="id193" draw:layer="layout" svg:width="1.717cm" svg:height="0.806cm" svg:x="8.1cm" svg:y="16.9cm">
          <draw:text-box>
            <text:p><text:span text:style-name="T5">result</text:span></text:p>
          </draw:text-box>
        </draw:frame>
        <draw:connector draw:style-name="gr21" draw:text-style-name="P56" draw:layer="layout" svg:x1="9.1cm" svg:y1="9.1cm" svg:x2="12.2cm" svg:y2="12.903cm" draw:start-shape="id187" draw:start-glue-point="8" draw:end-shape="id194" draw:end-glue-point="3" svg:d="M9100 9100v3803h3100" svg:viewBox="0 0 3101 3804">
          <text:p/>
        </draw:connector>
        <draw:connector draw:style-name="gr93" draw:text-style-name="P18" draw:layer="layout" svg:x1="9.1cm" svg:y1="5.7cm" svg:x2="9.1cm" svg:y2="8.7cm" draw:start-shape="id186" draw:start-glue-point="2" draw:end-shape="id187" draw:end-glue-point="4" svg:d="M9100 5700v3000" svg:viewBox="0 0 1 3001">
          <text:p/>
        </draw:connector>
        <draw:custom-shape draw:style-name="gr118" draw:text-style-name="P27" xml:id="id187" draw:id="id187" draw:layer="layout" svg:width="0.4cm" svg:height="0.4cm" svg:x="8.9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66" draw:text-style-name="P13" xml:id="id189" draw:id="id189" draw:layer="layout" svg:width="1.888cm" svg:height="0.806cm" svg:x="12.147cm" svg:y="12.094cm">
          <draw:text-box>
            <text:p><text:span text:style-name="T5">addr</text:span></text:p>
          </draw:text-box>
        </draw:frame>
        <draw:frame draw:style-name="gr166" draw:text-style-name="P13" xml:id="id194" draw:id="id194" draw:layer="layout" svg:width="1.888cm" svg:height="0.806cm" svg:x="12.2cm" svg:y="12.5cm">
          <draw:text-box>
            <text:p><text:span text:style-name="T5">data</text:span></text:p>
          </draw:text-box>
        </draw:frame>
        <draw:frame draw:style-name="gr166" draw:text-style-name="P13" xml:id="id188" draw:id="id188" draw:layer="layout" svg:width="1.888cm" svg:height="0.806cm" svg:x="12.612cm" svg:y="8.5cm">
          <draw:text-box>
            <text:p><text:span text:style-name="T5">data</text:span></text:p>
          </draw:text-box>
        </draw:frame>
        <draw:frame draw:style-name="gr175" draw:text-style-name="P13" xml:id="id176" draw:id="id176" draw:layer="layout" svg:width="1.984cm" svg:height="0.806cm" svg:x="3.8cm" svg:y="15.094cm">
          <draw:text-box>
            <text:p><text:span text:style-name="T5">r/w_en</text:span></text:p>
          </draw:text-box>
        </draw:frame>
        <draw:frame draw:style-name="gr176" draw:text-style-name="P13" draw:layer="layout" svg:width="6.899cm" svg:height="1.916cm" svg:x="1.4cm" svg:y="17.284cm">
          <draw:text-box>
            <text:p><text:span text:style-name="T5">mem_r_dbus <text:s text:c="2"/>mem_w_dbus</text:span></text:p>
            <text:p><text:span text:style-name="T5">mem_r_en <text:s text:c="6"/>mem_w_en</text:span></text:p>
            <text:p><text:span text:style-name="T5">mem_r_abus <text:s text:c="2"/>mem_w_abus</text:span></text:p>
          </draw:text-box>
        </draw:frame>
      </draw:page>
      <draw:page draw:name="page14" draw:style-name="dp1" draw:master-page-name="默认">
        <draw:custom-shape draw:style-name="gr177" draw:text-style-name="P54" xml:id="id197" draw:id="id197" draw:layer="layout" svg:width="9.1cm" svg:height="8cm" svg:x="6.5cm" svg:y="1.5cm">
          <text:p text:style-name="P10"><text:span text:style-name="T9">address_cac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4" draw:text-style-name="P17" xml:id="id195" draw:id="id195" draw:layer="layout" svg:width="2cm" svg:height="0.4cm" draw:transform="rotate (-1.5706217938697) translate (7.8cm 4.3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35" draw:text-style-name="P17" xml:id="id202" draw:id="id202" draw:layer="layout" svg:width="1.6cm" svg:height="0.6cm" svg:x="11.1cm" svg:y="7.7cm">
          <text:p text:style-name="P10"><text:span text:style-name="T22">i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4" draw:text-style-name="P17" xml:id="id200" draw:id="id200" draw:layer="layout" svg:width="1.2cm" svg:height="0.4cm" draw:transform="rotate (-1.5706217938697) translate (9.7cm 7.4cm)">
          <draw:glue-point draw:id="8" svg:x="-5cm" svg:y="-3.333cm"/>
          <draw:glue-point draw:id="9" svg:x="-5cm" svg:y="3.333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37" draw:text-style-name="P17" xml:id="id196" draw:id="id196" draw:layer="layout" svg:width="0.5cm" svg:height="0.6cm" svg:x="7.2cm" svg:y="7.5cm">
          <text:p text:style-name="P10"><text:span text:style-name="T22">+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7.4cm" svg:y1="5.3cm" svg:x2="7.2cm" svg:y2="7.8cm" draw:start-shape="id195" draw:start-glue-point="6" draw:end-shape="id196" draw:end-glue-point="5" svg:d="M7400 5300h-701v2500h501" svg:viewBox="0 0 702 2501">
          <text:p/>
        </draw:connector>
        <draw:frame draw:style-name="gr138" draw:text-style-name="P52" xml:id="id198" draw:id="id198" draw:layer="layout" svg:width="3.343cm" svg:height="0.662cm" svg:x="1.3cm" svg:y="3.538cm">
          <draw:text-box>
            <text:p><text:span text:style-name="T22">memory_address</text:span></text:p>
          </draw:text-box>
        </draw:frame>
        <draw:connector draw:style-name="gr21" draw:text-style-name="P16" draw:layer="layout" svg:x1="6.5cm" svg:y1="5.5cm" svg:x2="4.643cm" svg:y2="3.869cm" draw:start-shape="id197" draw:start-glue-point="5" draw:end-shape="id198" svg:d="M6500 5500h-929v-1631h-928" svg:viewBox="0 0 1858 1632">
          <text:p/>
        </draw:connector>
        <draw:connector draw:style-name="gr21" draw:text-style-name="P16" draw:layer="layout" svg:x1="14.9cm" svg:y1="8.2cm" svg:x2="9.3cm" svg:y2="8.399cm" draw:start-shape="id199" draw:start-glue-point="8" draw:end-shape="id200" draw:end-glue-point="9" svg:d="M14900 8200v902h-6101v-703h501" svg:viewBox="0 0 6102 903">
          <text:p/>
        </draw:connector>
        <draw:connector draw:style-name="gr21" draw:text-style-name="P16" draw:layer="layout" svg:x1="7.7cm" svg:y1="7.8cm" svg:x2="9.3cm" svg:y2="7.601cm" draw:start-shape="id196" draw:start-glue-point="7" draw:end-shape="id200" draw:end-glue-point="8" svg:d="M7700 7800h801v-199h799" svg:viewBox="0 0 1601 200">
          <text:p/>
        </draw:connector>
        <draw:custom-shape draw:style-name="gr118" draw:text-style-name="P27" xml:id="id199" draw:id="id199" draw:layer="layout" svg:width="0.4cm" svg:height="0.4cm" svg:x="14.7cm" svg:y="7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6" draw:layer="layout" svg:x1="14.9cm" svg:y1="7.8cm" svg:x2="12cm" svg:y2="6.445cm" draw:start-shape="id199" draw:start-glue-point="4" draw:end-shape="id201" draw:end-glue-point="11" svg:d="M14900 7800v-1355h-2900" svg:viewBox="0 0 2901 1356">
          <text:p/>
        </draw:connector>
        <draw:connector draw:style-name="gr140" draw:text-style-name="P17" draw:layer="layout" svg:x1="12.7cm" svg:y1="8cm" svg:x2="14.7cm" svg:y2="8cm" draw:start-shape="id202" draw:start-glue-point="1" draw:end-shape="id199" draw:end-glue-point="6" svg:d="M12700 8000h2000" svg:viewBox="0 0 2001 1">
          <text:p/>
        </draw:connector>
        <draw:connector draw:style-name="gr21" draw:text-style-name="P16" draw:layer="layout" svg:x1="9.7cm" svg:y1="8cm" svg:x2="11.1cm" svg:y2="8cm" draw:start-shape="id200" draw:start-glue-point="6" draw:end-shape="id202" draw:end-glue-point="3" svg:d="M9700 8000h1400" svg:viewBox="0 0 1401 1">
          <text:p/>
        </draw:connector>
        <draw:frame draw:style-name="gr178" draw:text-style-name="P52" xml:id="id203" draw:id="id203" draw:layer="layout" svg:width="2cm" svg:height="0.662cm" svg:x="15.9cm" svg:y="3.838cm">
          <draw:text-box>
            <text:p><text:span text:style-name="T22">reg_AR</text:span></text:p>
          </draw:text-box>
        </draw:frame>
        <draw:connector draw:style-name="gr21" draw:text-style-name="P16" draw:layer="layout" svg:x1="15.9cm" svg:y1="4.169cm" svg:x2="12.9cm" svg:y2="4.3cm" draw:start-shape="id203" draw:start-glue-point="3" draw:end-shape="id204" draw:end-glue-point="10" svg:d="M15900 4169h-1499v131h-1501" svg:viewBox="0 0 3001 132">
          <text:p/>
        </draw:connector>
        <draw:custom-shape draw:style-name="gr142" draw:text-style-name="P17" xml:id="id206" draw:id="id206" draw:layer="layout" svg:width="1.8cm" svg:height="0.8cm" svg:x="13.4cm" svg:y="4.7cm">
          <text:p text:style-name="P10"><text:span text:style-name="T22">mat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16.503cm" svg:y1="5.136cm" svg:x2="15.2cm" svg:y2="5.1cm" draw:start-shape="id205" draw:end-shape="id206" draw:end-glue-point="7" svg:d="M16503 5136h-650v-36h-653" svg:viewBox="0 0 1304 37">
          <text:p/>
        </draw:connector>
        <draw:connector draw:style-name="gr18" draw:text-style-name="P16" draw:layer="layout" svg:x1="13.4cm" svg:y1="5.1cm" svg:x2="11.8cm" svg:y2="5.6cm" draw:start-shape="id206" draw:start-glue-point="5" draw:end-shape="id201" draw:end-glue-point="3" svg:d="M13400 5100h-700v-1h-900v501" svg:viewBox="0 0 1601 502">
          <text:p/>
        </draw:connector>
        <draw:connector draw:style-name="gr21" draw:text-style-name="P16" draw:layer="layout" svg:x1="9.1cm" svg:y1="3.797cm" svg:x2="7.8cm" svg:y2="4.664cm" draw:start-shape="id207" draw:start-glue-point="3" draw:end-shape="id195" draw:end-glue-point="8" svg:d="M9100 3797h-649v867h-651" svg:viewBox="0 0 1301 868">
          <text:p/>
        </draw:connector>
        <draw:frame draw:style-name="gr143" draw:text-style-name="P52" xml:id="id205" draw:id="id205" draw:layer="layout" svg:width="3.597cm" svg:height="1.073cm" svg:x="16.503cm" svg:y="4.6cm">
          <draw:text-box>
            <text:p><text:span text:style-name="T22">object vs condition</text:span></text:p>
            <text:p><text:span text:style-name="T22">(operand_bus_0/1)</text:span></text:p>
          </draw:text-box>
        </draw:frame>
        <draw:frame draw:style-name="gr144" draw:text-style-name="P26" draw:layer="layout" svg:width="3.283cm" svg:height="2.471cm" svg:x="8.017cm" svg:y="4.029cm">
          <draw:text-box>
            <text:p><text:span text:style-name="T23">reset_</text:span></text:p>
            <text:p><text:span text:style-name="T23">direct_ip</text:span></text:p>
            <text:p><text:span text:style-name="T23">switch_ip</text:span></text:p>
            <text:p><text:span text:style-name="T23">ip </text:span></text:p>
          </draw:text-box>
        </draw:frame>
        <draw:frame draw:style-name="gr145" draw:text-style-name="P55" xml:id="id207" draw:id="id207" draw:layer="layout" svg:width="2.153cm" svg:height="0.806cm" svg:x="9.1cm" svg:y="3.394cm">
          <draw:text-box>
            <text:p><text:span text:style-name="T23">000000</text:span></text:p>
          </draw:text-box>
        </draw:frame>
        <draw:frame draw:style-name="gr146" draw:text-style-name="P26" draw:layer="layout" svg:width="3.283cm" svg:height="0.9cm" svg:x="7.4cm" svg:y="6.7cm">
          <draw:text-box>
            <text:p><text:span text:style-name="T23">next_ip</text:span></text:p>
          </draw:text-box>
        </draw:frame>
        <draw:custom-shape draw:style-name="gr147" draw:text-style-name="P17" xml:id="id201" draw:id="id201" draw:layer="layout" svg:width="1.3cm" svg:height="0.4cm" draw:transform="rotate (-1.5706217938697) translate (12cm 5.6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6" draw:layer="layout" draw:line-skew="-1.15cm" svg:x1="14.7cm" svg:y1="7cm" svg:x2="7.8cm" svg:y2="5.936cm" draw:start-shape="id208" draw:start-glue-point="6" draw:end-shape="id195" draw:end-glue-point="9" svg:d="M14700 7000h-4600v-1064h-2300" svg:viewBox="0 0 6901 1065">
          <text:p/>
        </draw:connector>
        <draw:connector draw:style-name="gr21" draw:text-style-name="P18" draw:layer="layout" draw:line-skew="1cm" svg:x1="11.6cm" svg:y1="6.25cm" svg:x2="7.8cm" svg:y2="5.6cm" draw:start-shape="id201" draw:start-glue-point="6" draw:end-shape="id195" draw:end-glue-point="11" svg:d="M11600 6250h-900v-650h-2900" svg:viewBox="0 0 3801 651">
          <text:p/>
        </draw:connector>
        <draw:custom-shape draw:style-name="gr118" draw:text-style-name="P27" xml:id="id208" draw:id="id208" draw:layer="layout" svg:width="0.4cm" svg:height="0.4cm" svg:x="14.7cm" svg:y="6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6" draw:layer="layout" svg:x1="12.5cm" svg:y1="4.3cm" svg:x2="7.8cm" svg:y2="5cm" draw:start-shape="id204" draw:start-glue-point="6" draw:end-shape="id195" draw:end-glue-point="10" svg:d="M12500 4300h-2350v700h-2350" svg:viewBox="0 0 4701 701">
          <text:p/>
        </draw:connector>
        <draw:custom-shape draw:style-name="gr118" draw:text-style-name="P27" xml:id="id204" draw:id="id204" draw:layer="layout" svg:width="0.4cm" svg:height="0.4cm" svg:x="12.5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2.7cm" svg:y1="4.5cm" svg:x2="12cm" svg:y2="5.837cm" draw:start-shape="id204" draw:start-glue-point="8" draw:end-shape="id201" draw:end-glue-point="8" svg:d="M12700 4500v1337h-700" svg:viewBox="0 0 701 1338">
          <text:p/>
        </draw:connector>
        <draw:connector draw:style-name="gr21" draw:text-style-name="P16" draw:layer="layout" svg:x1="14.4cm" svg:y1="14.75cm" svg:x2="9cm" svg:y2="13.445cm" draw:start-shape="id209" draw:start-glue-point="6" draw:end-shape="id210" draw:end-glue-point="11" svg:d="M14400 14750h-2700v-1305h-2700" svg:viewBox="0 0 5401 1306">
          <text:p/>
        </draw:connector>
        <draw:connector draw:style-name="gr18" draw:text-style-name="P16" draw:layer="layout" svg:x1="8.788cm" svg:y1="11.131cm" svg:x2="8.8cm" svg:y2="12.6cm" draw:end-shape="id210" draw:end-glue-point="3" svg:d="M8788 11131v484h12v985" svg:viewBox="0 0 13 1470">
          <text:p/>
        </draw:connector>
        <draw:custom-shape draw:style-name="gr147" draw:text-style-name="P17" xml:id="id210" draw:id="id210" draw:layer="layout" svg:width="1.3cm" svg:height="0.4cm" draw:transform="rotate (-1.5706217938697) translate (9cm 12.6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8.6cm" svg:y1="13.25cm" svg:x2="6.691cm" svg:y2="13.248cm" draw:start-shape="id210" draw:start-glue-point="6" svg:d="M8600 13250h-1205v-2h-704" svg:viewBox="0 0 1910 3">
          <text:p/>
        </draw:connector>
        <draw:connector draw:style-name="gr21" draw:text-style-name="P18" draw:layer="layout" svg:x1="11cm" svg:y1="12.359cm" svg:x2="9cm" svg:y2="12.837cm" draw:end-shape="id210" draw:end-glue-point="8" svg:d="M11000 12359h-749v478h-1251" svg:viewBox="0 0 2001 479">
          <text:p/>
        </draw:connector>
        <draw:frame draw:style-name="gr179" draw:text-style-name="P52" draw:layer="layout" svg:width="3.563cm" svg:height="0.662cm" svg:x="7.7cm" svg:y="10.338cm">
          <draw:text-box>
            <text:p><text:span text:style-name="T22">target == IR/others</text:span></text:p>
          </draw:text-box>
        </draw:frame>
        <draw:frame draw:style-name="gr178" draw:text-style-name="P52" xml:id="id211" draw:id="id211" draw:layer="layout" svg:width="2cm" svg:height="0.662cm" svg:x="17.9cm" svg:y="14.138cm">
          <draw:text-box>
            <text:p><text:span text:style-name="T22">reg_AR</text:span></text:p>
          </draw:text-box>
        </draw:frame>
        <draw:connector draw:style-name="gr21" draw:text-style-name="P16" draw:layer="layout" svg:x1="17.9cm" svg:y1="14.469cm" svg:x2="14.7cm" svg:y2="14.75cm" draw:start-shape="id211" draw:start-glue-point="3" draw:end-shape="id209" draw:end-glue-point="10" svg:d="M17900 14469h-1599v281h-1601" svg:viewBox="0 0 3201 282">
          <text:p/>
        </draw:connector>
        <draw:custom-shape draw:style-name="gr44" draw:text-style-name="P27" xml:id="id209" draw:id="id209" draw:layer="layout" svg:width="0.3cm" svg:height="0.3cm" svg:x="14.4cm" svg:y="14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8" draw:text-style-name="P16" draw:layer="layout" svg:x1="8.123cm" svg:y1="2.7cm" svg:x2="7.6cm" svg:y2="4.5cm" draw:start-shape="id212" draw:end-shape="id195" draw:end-glue-point="5" svg:d="M8123 2700v800h-523v1000" svg:viewBox="0 0 524 1801">
          <text:p/>
        </draw:connector>
        <draw:frame draw:style-name="gr141" draw:text-style-name="P52" xml:id="id212" draw:id="id212" draw:layer="layout" svg:width="3.046cm" svg:height="0.662cm" svg:x="6.6cm" svg:y="2.038cm">
          <draw:text-box>
            <text:p><text:span text:style-name="T22">address == **</text:span></text:p>
          </draw:text-box>
        </draw:frame>
      </draw:page>
      <draw:page draw:name="page15" draw:style-name="dp1" draw:master-page-name="默认">
        <draw:frame draw:style-name="gr180" draw:text-style-name="P13" draw:layer="layout" svg:width="1.9cm" svg:height="0.806cm" svg:x="1.7cm" svg:y="3.5cm">
          <draw:text-box>
            <text:p><text:span text:style-name="T5">i_data</text:span></text:p>
          </draw:text-box>
        </draw:frame>
        <draw:frame draw:style-name="gr14" draw:text-style-name="P13" draw:layer="layout" svg:width="2.043cm" svg:height="0.806cm" svg:x="0.9cm" svg:y="13.194cm">
          <draw:text-box>
            <text:p><text:span text:style-name="T5">o_addr</text:span></text:p>
          </draw:text-box>
        </draw:frame>
        <draw:frame draw:style-name="gr15" draw:text-style-name="P13" draw:layer="layout" svg:width="2.377cm" svg:height="0.806cm" svg:x="0.943cm" svg:y="12cm">
          <draw:text-box>
            <text:p><text:span text:style-name="T5">o_action</text:span></text:p>
          </draw:text-box>
        </draw:frame>
        <draw:frame draw:style-name="gr176" draw:text-style-name="P13" draw:layer="layout" svg:width="6.899cm" svg:height="1.916cm" svg:x="3.4cm" svg:y="16.984cm">
          <draw:text-box>
            <text:p><text:span text:style-name="T5">mem_r_data <text:s text:c="2"/>mem_w_data</text:span></text:p>
            <text:p><text:span text:style-name="T5">mem_r_en <text:s text:c="6"/>mem_w_en</text:span></text:p>
            <text:p><text:span text:style-name="T5">mem_r_addr <text:s text:c="2"/>mem_w_addr</text:span></text:p>
          </draw:text-box>
        </draw:frame>
        <draw:custom-shape draw:style-name="gr16" draw:text-style-name="P14" xml:id="id218" draw:id="id218" draw:layer="layout" svg:width="2.4cm" svg:height="0.8cm" svg:x="9cm" svg:y="3.6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xml:id="id217" draw:id="id217" draw:layer="layout" svg:width="2.4cm" svg:height="0.8cm" svg:x="9cm" svg:y="5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1" draw:text-style-name="P15" xml:id="id214" draw:id="id214" draw:layer="layout" svg:width="2.1cm" svg:height="1cm" svg:x="7cm" svg:y="10.5cm">
          <text:p text:style-name="P10"><text:span text:style-name="T7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1" draw:text-style-name="P13" draw:layer="layout" svg:width="3.889cm" svg:height="0.806cm" svg:x="16.8cm" svg:y="17.7cm">
          <draw:text-box>
            <text:p><text:span text:style-name="T5">memory_action</text:span></text:p>
          </draw:text-box>
        </draw:frame>
        <draw:frame draw:style-name="gr182" draw:text-style-name="P13" draw:layer="layout" svg:width="3.393cm" svg:height="0.806cm" svg:x="16.907cm" svg:y="16.8cm">
          <draw:text-box>
            <text:p><text:span text:style-name="T5">data_read_in</text:span></text:p>
          </draw:text-box>
        </draw:frame>
        <draw:frame draw:style-name="gr183" draw:text-style-name="P13" draw:layer="layout" svg:width="4.329cm" svg:height="0.806cm" svg:x="16.371cm" svg:y="18.594cm">
          <draw:text-box>
            <text:p><text:span text:style-name="T5">memory_address</text:span></text:p>
          </draw:text-box>
        </draw:frame>
        <draw:frame draw:style-name="gr184" draw:text-style-name="P13" draw:layer="layout" svg:width="3.488cm" svg:height="0.806cm" svg:x="17cm" svg:y="15.994cm">
          <draw:text-box>
            <text:p><text:span text:style-name="T5">data_to_write</text:span></text:p>
          </draw:text-box>
        </draw:frame>
        <draw:custom-shape draw:style-name="gr53" draw:text-style-name="P15" xml:id="id224" draw:id="id224" draw:layer="layout" svg:width="1.4cm" svg:height="0.8cm" svg:x="9cm" svg:y="6.2cm">
          <text:p text:style-name="P10"><text:span text:style-name="T7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7" xml:id="id215" draw:id="id215" draw:layer="layout" svg:width="0.4cm" svg:height="0.4cm" svg:x="7.6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8" draw:text-style-name="P27" xml:id="id216" draw:id="id216" draw:layer="layout" svg:width="0.4cm" svg:height="0.4cm" svg:x="7.6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56" draw:layer="layout" svg:x1="6cm" svg:y1="4.2cm" svg:x2="7cm" svg:y2="11cm" draw:start-shape="id213" draw:start-glue-point="8" draw:end-shape="id214" draw:end-glue-point="3" svg:d="M6000 4200v6800h1000" svg:viewBox="0 0 1001 6801">
          <text:p/>
        </draw:connector>
        <draw:connector draw:style-name="gr45" draw:text-style-name="P10" draw:layer="layout" svg:x1="7.8cm" svg:y1="4.2cm" svg:x2="7.8cm" svg:y2="5.2cm" draw:start-shape="id215" draw:start-glue-point="8" draw:end-shape="id216" draw:end-glue-point="4" svg:d="M7800 4200v1000" svg:viewBox="0 0 1 1001">
          <text:p/>
        </draw:connector>
        <draw:connector draw:style-name="gr21" draw:text-style-name="P18" draw:layer="layout" svg:x1="8cm" svg:y1="5.4cm" svg:x2="9cm" svg:y2="5.4cm" draw:start-shape="id216" draw:start-glue-point="10" draw:end-shape="id217" draw:end-glue-point="3" svg:d="M8000 5400h1000" svg:viewBox="0 0 1001 1">
          <text:p/>
        </draw:connector>
        <draw:connector draw:style-name="gr21" draw:text-style-name="P18" draw:layer="layout" svg:x1="8cm" svg:y1="4cm" svg:x2="9cm" svg:y2="4cm" draw:start-shape="id215" draw:start-glue-point="10" draw:end-shape="id218" draw:end-glue-point="3" svg:d="M8000 4000h1000" svg:viewBox="0 0 1001 1">
          <text:p/>
        </draw:connector>
        <draw:connector draw:style-name="gr18" draw:text-style-name="P16" draw:layer="layout" svg:x1="9.1cm" svg:y1="11cm" svg:x2="10.8cm" svg:y2="11cm" draw:start-shape="id214" draw:start-glue-point="1" draw:end-shape="id219" draw:end-glue-point="6" svg:d="M9100 11000h1700" svg:viewBox="0 0 1701 1">
          <text:p/>
        </draw:connector>
        <draw:custom-shape draw:style-name="gr118" draw:text-style-name="P27" xml:id="id221" draw:id="id221" draw:layer="layout" svg:width="0.4cm" svg:height="0.4cm" svg:x="17.7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1.4cm" svg:y1="5.4cm" svg:x2="13.7cm" svg:y2="5.4cm" draw:start-shape="id217" draw:start-glue-point="1" draw:end-shape="id220" draw:end-glue-point="6" svg:d="M11400 5400h2300" svg:viewBox="0 0 2301 1">
          <text:p/>
        </draw:connector>
        <draw:connector draw:style-name="gr21" draw:text-style-name="P18" draw:layer="layout" svg:x1="17.9cm" svg:y1="5.6cm" svg:x2="17.901cm" svg:y2="8.1cm" draw:start-shape="id221" draw:start-glue-point="8" draw:end-shape="id222" draw:end-glue-point="4" svg:d="M17900 5600v1251h1v1249" svg:viewBox="0 0 2 2501">
          <text:p/>
        </draw:connector>
        <draw:custom-shape draw:style-name="gr185" draw:text-style-name="P21" draw:layer="layout" svg:width="4.8cm" svg:height="2.4cm" svg:x="21.2cm" svg:y="4.9cm">
          <text:p text:style-name="P4"><text:span text:style-name="T9">jump</text:span></text:p>
          <text:p text:style-name="P4"><text:span text:style-name="T9">condition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18.1cm" svg:y1="5.4cm" svg:x2="21cm" svg:y2="5.397cm" draw:start-shape="id221" draw:start-glue-point="10" draw:end-shape="id223" draw:end-glue-point="3" svg:d="M18100 5400h1451v-3h1449" svg:viewBox="0 0 2901 4">
          <text:p/>
        </draw:connector>
        <draw:connector draw:style-name="gr21" draw:text-style-name="P18" draw:layer="layout" svg:x1="10.4cm" svg:y1="6.6cm" svg:x2="15.1cm" svg:y2="6.6cm" draw:start-shape="id224" draw:start-glue-point="1" draw:end-shape="id225" draw:end-glue-point="6" svg:d="M10400 6600h4700" svg:viewBox="0 0 4701 1">
          <text:p/>
        </draw:connector>
        <draw:custom-shape draw:style-name="gr118" draw:text-style-name="P27" xml:id="id225" draw:id="id225" draw:layer="layout" svg:width="0.4cm" svg:height="0.4cm" svg:x="15.1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8" draw:text-style-name="P27" xml:id="id226" draw:id="id226" draw:layer="layout" svg:width="0.4cm" svg:height="0.4cm" svg:x="18.5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1.4cm" svg:y1="4cm" svg:x2="18.5cm" svg:y2="4cm" draw:start-shape="id218" draw:start-glue-point="1" draw:end-shape="id226" draw:end-glue-point="6" svg:d="M11400 4000h7100" svg:viewBox="0 0 7101 1">
          <text:p/>
        </draw:connector>
        <draw:connector draw:style-name="gr21" draw:text-style-name="P18" draw:layer="layout" svg:x1="18.9cm" svg:y1="4cm" svg:x2="21.012cm" svg:y2="3.997cm" draw:start-shape="id226" draw:start-glue-point="10" draw:end-shape="id227" draw:end-glue-point="3" svg:d="M18900 4000h1057v-3h1055" svg:viewBox="0 0 2113 4">
          <text:p/>
        </draw:connector>
        <draw:custom-shape draw:style-name="gr186" draw:text-style-name="P15" xml:id="id230" draw:id="id230" draw:layer="layout" svg:width="6cm" svg:height="7cm" svg:x="21cm" svg:y="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7" xml:id="id228" draw:id="id228" draw:layer="layout" svg:width="1.2cm" svg:height="0.4cm" svg:x="14.1cm" svg:y="8.1cm">
          <draw:glue-point draw:id="8" svg:x="2.816cm" svg:y="-4.35cm"/>
          <draw:glue-point draw:id="9" svg:x="-2.85cm" svg:y="-4.0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18" draw:text-style-name="P27" xml:id="id220" draw:id="id220" draw:layer="layout" svg:width="0.4cm" svg:height="0.4cm" svg:x="13.7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5.3cm" svg:y1="6.8cm" svg:x2="15.037cm" svg:y2="8.126cm" draw:start-shape="id225" draw:start-glue-point="8" draw:end-shape="id228" draw:end-glue-point="8" svg:d="M15300 6800v651h-263v675" svg:viewBox="0 0 264 1327">
          <text:p/>
        </draw:connector>
        <draw:connector draw:style-name="gr21" draw:text-style-name="P18" draw:layer="layout" svg:x1="13.9cm" svg:y1="5.6cm" svg:x2="14.358cm" svg:y2="8.138cm" draw:start-shape="id220" draw:start-glue-point="8" draw:end-shape="id228" draw:end-glue-point="9" svg:d="M13900 5600v1251h458v1287" svg:viewBox="0 0 459 2539">
          <text:p/>
        </draw:connector>
        <draw:connector draw:style-name="gr21" draw:text-style-name="P18" draw:layer="layout" svg:x1="14.701cm" svg:y1="8.5cm" svg:x2="4cm" svg:y2="13.6cm" draw:start-shape="id228" draw:start-glue-point="6" draw:end-shape="id229" draw:end-glue-point="3" svg:d="M14701 8500v5100h-10701" svg:viewBox="0 0 10702 5101">
          <text:p/>
        </draw:connector>
        <draw:connector draw:style-name="gr21" draw:text-style-name="P18" draw:layer="layout" svg:x1="27cm" svg:y1="5.5cm" svg:x2="16.699cm" svg:y2="14.9cm" draw:start-shape="id230" draw:start-glue-point="1" draw:end-shape="id231" draw:end-glue-point="8" svg:d="M27000 5500h501v9400h-10802" svg:viewBox="0 0 10803 9401">
          <text:p/>
        </draw:connector>
        <draw:connector draw:style-name="gr21" draw:text-style-name="P18" draw:layer="layout" svg:x1="15.4cm" svg:y1="14.6cm" svg:x2="4cm" svg:y2="14.6cm" draw:start-shape="id231" draw:start-glue-point="5" draw:end-shape="id232" draw:end-glue-point="3" svg:d="M15400 14600h-11400" svg:viewBox="0 0 11401 1">
          <text:p/>
        </draw:connector>
        <draw:frame draw:style-name="gr22" draw:text-style-name="P13" draw:layer="layout" svg:width="2.018cm" svg:height="0.806cm" svg:x="1cm" svg:y="14.3cm">
          <draw:text-box>
            <text:p><text:span text:style-name="T5">o_data</text:span></text:p>
          </draw:text-box>
        </draw:frame>
        <draw:custom-shape draw:style-name="gr23" draw:text-style-name="P10" xml:id="id237" draw:id="id237" draw:layer="layout" svg:width="0.8cm" svg:height="0.6cm" svg:x="3.6cm" svg:y="3.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29" draw:id="id229" draw:layer="layout" svg:width="1cm" svg:height="0.8cm" draw:transform="rotate (-3.14159265358979) translate (4cm 1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32" draw:id="id232" draw:layer="layout" svg:width="1cm" svg:height="0.8cm" draw:transform="rotate (-3.14159265358979) translate (4cm 1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33" draw:id="id233" draw:layer="layout" svg:width="1cm" svg:height="0.8cm" draw:transform="rotate (-3.14159265358979) translate (4.2cm 12.8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8" draw:text-style-name="P27" xml:id="id219" draw:id="id219" draw:layer="layout" svg:width="0.4cm" svg:height="0.4cm" svg:x="10.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8" draw:text-style-name="P16" draw:layer="layout" svg:x1="11cm" svg:y1="11.2cm" svg:x2="4.2cm" svg:y2="12.4cm" draw:start-shape="id219" draw:start-glue-point="8" draw:end-shape="id233" draw:end-glue-point="3" svg:d="M11000 11200v1200h-6800" svg:viewBox="0 0 6801 1201">
          <text:p/>
        </draw:connector>
        <draw:custom-shape draw:style-name="gr118" draw:text-style-name="P27" xml:id="id234" draw:id="id234" draw:layer="layout" svg:width="0.4cm" svg:height="0.4cm" svg:x="7.6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5" draw:text-style-name="P10" draw:layer="layout" svg:x1="7.8cm" svg:y1="5.6cm" svg:x2="7.8cm" svg:y2="6.4cm" draw:start-shape="id216" draw:start-glue-point="8" draw:end-shape="id234" draw:end-glue-point="4" svg:d="M7800 5600v800" svg:viewBox="0 0 1 801">
          <text:p/>
        </draw:connector>
        <draw:connector draw:style-name="gr21" draw:text-style-name="P18" draw:layer="layout" svg:x1="8cm" svg:y1="6.6cm" svg:x2="9cm" svg:y2="6.6cm" draw:start-shape="id234" draw:start-glue-point="10" draw:end-shape="id224" draw:end-glue-point="3" svg:d="M8000 6600h1000" svg:viewBox="0 0 1001 1">
          <text:p/>
        </draw:connector>
        <draw:custom-shape draw:style-name="gr170" draw:text-style-name="P14" draw:layer="layout" svg:width="7.6cm" svg:height="2.7cm" svg:x="9.5cm" svg:y="16.5cm">
          <text:p text:style-name="P10"><text:span text:style-name="T6">mem_controll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87" draw:text-style-name="P13" xml:id="id227" draw:id="id227" draw:layer="layout" svg:width="1.488cm" svg:height="0.806cm" svg:x="21.012cm" svg:y="3.594cm">
          <draw:text-box>
            <text:p><text:span text:style-name="T5">data</text:span></text:p>
          </draw:text-box>
        </draw:frame>
        <draw:frame draw:style-name="gr188" draw:text-style-name="P13" xml:id="id223" draw:id="id223" draw:layer="layout" svg:width="2.983cm" svg:height="0.806cm" svg:x="21cm" svg:y="4.994cm">
          <draw:text-box>
            <text:p><text:span text:style-name="T5">direct_addr</text:span></text:p>
          </draw:text-box>
        </draw:frame>
        <draw:frame draw:style-name="gr189" draw:text-style-name="P26" xml:id="id236" draw:id="id236" draw:layer="layout" svg:width="4.718cm" svg:height="0.806cm" svg:x="20.957cm" svg:y="8.2cm">
          <draw:text-box>
            <text:p><text:span text:style-name="T10">unit_alu_output_en</text:span></text:p>
          </draw:text-box>
        </draw:frame>
        <draw:frame draw:style-name="gr190" draw:text-style-name="P13" xml:id="id239" draw:id="id239" draw:layer="layout" svg:width="2.098cm" svg:height="0.806cm" svg:x="21cm" svg:y="6.194cm">
          <draw:text-box>
            <text:p><text:span text:style-name="T5">P_addr</text:span></text:p>
          </draw:text-box>
        </draw:frame>
        <draw:custom-shape draw:style-name="gr191" draw:text-style-name="P15" draw:layer="layout" svg:width="12.1cm" svg:height="7cm" svg:x="7cm" svg:y="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7cm" svg:y="2cm">
          <draw:text-box>
            <text:p><text:span text:style-name="T7">data_register_controller</text:span></text:p>
          </draw:text-box>
        </draw:frame>
        <draw:frame draw:style-name="gr27" draw:text-style-name="P19" draw:layer="layout" svg:width="1.717cm" svg:height="0.806cm" svg:x="22.283cm" svg:y="2cm">
          <draw:text-box>
            <text:p><text:span text:style-name="T7">ALU</text:span></text:p>
          </draw:text-box>
        </draw:frame>
        <draw:frame draw:style-name="gr192" draw:text-style-name="P26" xml:id="id235" draw:id="id235" draw:layer="layout" svg:width="6.124cm" svg:height="2.471cm" svg:x="7.7cm" svg:y="7.1cm">
          <draw:text-box>
            <text:p><text:span text:style-name="T10">unit_reg_input_en</text:span></text:p>
            <text:p><text:span text:style-name="T10">unit_reg_output_en</text:span></text:p>
            <text:p><text:span text:style-name="T10">action_read_addr_source</text:span></text:p>
            <text:p><text:span text:style-name="T10">pc_count_en</text:span></text:p>
          </draw:text-box>
        </draw:frame>
        <draw:connector draw:style-name="gr18" draw:text-style-name="P16" draw:layer="layout" svg:x1="11cm" svg:y1="10.8cm" svg:x2="10.762cm" svg:y2="9.571cm" draw:start-shape="id219" draw:start-glue-point="4" draw:end-shape="id235" svg:d="M11000 10800v-615h-238v-614" svg:viewBox="0 0 239 1230">
          <text:p/>
        </draw:connector>
        <draw:connector draw:style-name="gr18" draw:text-style-name="P16" draw:layer="layout" svg:x1="11.2cm" svg:y1="11cm" svg:x2="23.316cm" svg:y2="9.006cm" draw:start-shape="id219" draw:start-glue-point="10" draw:end-shape="id236" draw:end-glue-point="2" svg:d="M11200 11000h12116v-1994" svg:viewBox="0 0 12117 1995">
          <text:p/>
        </draw:connector>
        <draw:custom-shape draw:style-name="gr118" draw:text-style-name="P27" xml:id="id213" draw:id="id213" draw:layer="layout" svg:width="0.4cm" svg:height="0.4cm" svg:x="5.8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4.4cm" svg:y1="4cm" svg:x2="5.8cm" svg:y2="4cm" draw:start-shape="id237" draw:start-glue-point="1" draw:end-shape="id213" draw:end-glue-point="6" svg:d="M4400 4000h1400" svg:viewBox="0 0 1401 1">
          <text:p/>
        </draw:connector>
        <draw:connector draw:style-name="gr21" draw:text-style-name="P18" draw:layer="layout" svg:x1="6.2cm" svg:y1="4cm" svg:x2="7.6cm" svg:y2="4cm" draw:start-shape="id213" draw:start-glue-point="10" draw:end-shape="id215" draw:end-glue-point="6" svg:d="M6200 4000h1400" svg:viewBox="0 0 1401 1">
          <text:p/>
        </draw:connector>
        <draw:connector draw:style-name="gr21" draw:text-style-name="P18" draw:layer="layout" svg:x1="15.5cm" svg:y1="6.6cm" svg:x2="16.7cm" svg:y2="6.6cm" draw:start-shape="id225" draw:start-glue-point="10" draw:end-shape="id238" draw:end-glue-point="6" svg:d="M15500 6600h1200" svg:viewBox="0 0 1201 1">
          <text:p/>
        </draw:connector>
        <draw:custom-shape draw:style-name="gr118" draw:text-style-name="P27" xml:id="id238" draw:id="id238" draw:layer="layout" svg:width="0.4cm" svg:height="0.4cm" svg:x="16.7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6.9cm" svg:y1="6.8cm" svg:x2="17.387cm" svg:y2="8.138cm" draw:start-shape="id238" draw:start-glue-point="8" draw:end-shape="id222" draw:end-glue-point="9" svg:d="M16900 6800v651h487v687" svg:viewBox="0 0 488 1339">
          <text:p/>
        </draw:connector>
        <draw:connector draw:style-name="gr21" draw:text-style-name="P18" draw:layer="layout" svg:x1="17.1cm" svg:y1="6.6cm" svg:x2="21cm" svg:y2="6.597cm" draw:start-shape="id238" draw:start-glue-point="10" draw:end-shape="id239" draw:end-glue-point="3" svg:d="M17100 6600h1951v-3h1949" svg:viewBox="0 0 3901 4">
          <text:p/>
        </draw:connector>
        <draw:custom-shape draw:style-name="gr193" draw:text-style-name="P17" xml:id="id222" draw:id="id222" draw:layer="layout" svg:width="1.8cm" svg:height="0.4cm" svg:x="17cm" svg:y="8.1cm">
          <draw:glue-point draw:id="8" svg:x="2.816cm" svg:y="-4.35cm"/>
          <draw:glue-point draw:id="9" svg:x="-2.85cm" svg:y="-4.0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18.7cm" svg:y1="4.2cm" svg:x2="18.406cm" svg:y2="8.126cm" draw:start-shape="id226" draw:start-glue-point="8" draw:end-shape="id222" draw:end-glue-point="8" svg:d="M18700 4200v1951h-294v1975" svg:viewBox="0 0 295 3927">
          <text:p/>
        </draw:connector>
        <draw:connector draw:style-name="gr21" draw:text-style-name="P18" draw:layer="layout" svg:x1="14.1cm" svg:y1="5.4cm" svg:x2="17.7cm" svg:y2="5.4cm" draw:start-shape="id220" draw:start-glue-point="10" draw:end-shape="id221" draw:end-glue-point="6" svg:d="M14100 5400h3600" svg:viewBox="0 0 3601 1">
          <text:p/>
        </draw:connector>
        <draw:custom-shape draw:style-name="gr29" draw:text-style-name="P10" xml:id="id231" draw:id="id231" draw:layer="layout" svg:width="1.4cm" svg:height="1cm" svg:x="15.4cm" svg:y="14.1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18" draw:layer="layout" svg:x1="17.901cm" svg:y1="8.5cm" svg:x2="16.699cm" svg:y2="14.3cm" draw:start-shape="id222" draw:start-glue-point="6" draw:end-shape="id231" draw:end-glue-point="9" svg:d="M17901 8500v5800h-1202" svg:viewBox="0 0 1203 5801">
          <text:p/>
        </draw:connector>
        <draw:frame draw:style-name="gr30" draw:text-style-name="P20" draw:layer="layout" svg:width="2.737cm" svg:height="1.119cm" svg:x="1cm" svg:y="1.022cm">
          <draw:text-box>
            <text:p><text:span text:style-name="T8">CO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  <style:text-properties fo:font-size="14pt" style:font-size-asian="14pt" style:font-size-complex="18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0" draw:fill="none" draw:fill-image-width="0cm" draw:fill-image-height="0cm"/>
      <style:text-properties fo:font-size="14pt" style:font-size-asian="14pt" style:font-size-complex="18pt"/>
    </style:style>
    <style:style style:name="textbody" style:family="graphic" style:parent-style-name="standard">
      <style:graphic-properties draw:stroke="none" draw:fill="none"/>
      <style:text-properties fo:font-size="14pt" style:font-size-asian="14pt" style:font-size-complex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1cm" fo:page-height="2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9-13T15:34:32.552000000</dc:date>
    <meta:editing-duration>P5DT23H45M4S</meta:editing-duration>
    <meta:editing-cycles>196</meta:editing-cycles>
    <meta:generator>LibreOffice/5.0.5.2$Windows_x86 LibreOffice_project/55b006a02d247b5f7215fc6ea0fde844b30035b3</meta:generator>
    <meta:document-statistic meta:object-count="709"/>
  </office:meta>
</office:document-meta>
</file>